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Helvetica Neue" svg:font-family="'Helvetica Neue'"/>
    <style:font-face style:name="HelveticaNeue-Bold" svg:font-family="HelveticaNeue-Bold"/>
    <style:font-face style:name="Calibri2" svg:font-family="Calibri" style:font-family-generic="swiss"/>
    <style:font-face style:name="Liberation Sans1" svg:font-family="'Liberation Sans'" style:font-family-generic="swiss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4cm"/>
    </style:style>
    <style:style style:name="co9" style:family="table-column">
      <style:table-column-properties fo:break-before="auto" style:column-width="4.5cm"/>
    </style:style>
    <style:style style:name="co10" style:family="table-column">
      <style:table-column-properties fo:break-before="auto" style:column-width="2.282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4.001cm"/>
    </style:style>
    <style:style style:name="co13" style:family="table-column">
      <style:table-column-properties fo:break-before="auto" style:column-width="5.8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.295cm" fo:break-before="auto" style:use-optimal-row-height="fals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1.402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libri" fo:font-weight="bold" style:font-weight-asian="bold" style:font-weight-complex="bold"/>
    </style:style>
    <style:style style:name="ce116" style:family="table-cell" style:parent-style-name="Default" style:data-style-name="N99">
      <style:text-properties style:font-name="Calibri" fo:font-weight="bold" style:font-weight-asian="bold" style:font-weight-complex="bold"/>
    </style:style>
    <style:style style:name="ce16" style:family="table-cell" style:parent-style-name="Default">
      <style:table-cell-properties fo:wrap-option="wrap" fo:padding="0.141cm" style:vertical-align="top"/>
      <style:text-properties fo:color="#000000" style:font-name="Calibri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4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2.01pt double-thin #000000" style:border-line-width-top="0.018cm 0.035cm 0.018cm" style:vertical-align="middle"/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4" style:family="table-cell" style:parent-style-name="Default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9" style:family="table-cell" style:parent-style-name="cat1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cat2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cat3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cat4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cat5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ecb3" style:cell-protect="protected" style:print-content="false" style:text-align-source="fix" style:repeat-content="false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bottom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2.35pt double #000000" style:border-line-width-bottom="0.026cm 0.004cm 0.053cm" fo:background-color="#ffecb3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none" style:vertical-align="middle"/>
      <style:paragraph-properties fo:text-align="center"/>
      <style:text-properties style:text-outline="false" style:text-line-through-style="none" style:text-line-through-type="none" style:font-name="Calibri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bold" style:font-name-complex="Arial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ecb3" fo:border-left="2.35pt double #000000" style:border-line-width-left="0.026cm 0.004cm 0.053cm" fo:border-right="none" fo:border-top="none"/>
      <style:text-properties style:font-name="Calibri" fo:font-weight="bold" style:font-weight-asian="bold" style:font-weight-complex="bold"/>
    </style:style>
    <style:style style:name="ce19" style:family="table-cell" style:parent-style-name="Default">
      <style:table-cell-properties fo:border-bottom="2.35pt double #000000" style:border-line-width-bottom="0.026cm 0.004cm 0.053cm" fo:background-color="#ffecb3" fo:border-left="2.35pt double #000000" style:border-line-width-left="0.026cm 0.004cm 0.053cm" fo:border-right="none" fo:border-top="none"/>
      <style:text-properties style:font-name="Calibri" fo:font-weight="bold" style:font-weight-asian="bold" style:font-weight-complex="bold"/>
    </style:style>
    <style:style style:name="ce92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cat1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cat2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cat3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cat4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cat5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ecb3" fo:border-left="none" fo:border-right="none" fo:border-top="2.35pt double #000000" style:border-line-width-top="0.026cm 0.004cm 0.053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fo:background-color="#ffecb3"/>
      <style:text-properties style:font-name="Calibri" fo:font-weight="bold" style:font-weight-asian="bold" style:font-weight-complex="bold"/>
    </style:style>
    <style:style style:name="ce32" style:family="table-cell" style:parent-style-name="Default">
      <style:table-cell-properties fo:background-color="#ffecb3"/>
    </style:style>
    <style:style style:name="ce33" style:family="table-cell" style:parent-style-name="Default">
      <style:table-cell-properties fo:border-bottom="2.35pt double #000000" style:border-line-width-bottom="0.026cm 0.004cm 0.053cm" fo:background-color="#ffecb3" fo:border-left="none" fo:border-right="none" fo:border-top="none"/>
    </style:style>
    <style:style style:name="ce60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weight-asian="bold" style:font-weight-complex="bold"/>
    </style:style>
    <style:style style:name="ce61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</style:style>
    <style:style style:name="ce6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108" style:family="table-cell" style:parent-style-name="Default">
      <style:table-cell-properties fo:border-bottom="2.01pt double-thin #000000" style:border-line-width-bottom="0.018cm 0.035cm 0.018cm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109" style:family="table-cell" style:parent-style-name="userInpu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userInpu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CONTEN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CONTENT">
      <style:table-cell-properties fo:border="0.99pt solid #000000"/>
      <style:text-properties fo:font-weight="bold" style:font-weight-asian="bold" style:font-weight-complex="bold"/>
    </style:style>
    <style:style style:name="ce44" style:family="table-cell" style:parent-style-name="CONTENT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CONTENT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style:font-name="Calibri" fo:font-weight="bold" style:font-weight-asian="bold" style:font-weight-complex="bold"/>
    </style:style>
    <style:style style:name="ce80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weight-asian="bold" style:font-weight-complex="bold"/>
    </style:style>
    <style:style style:name="ce81" style:family="table-cell" style:parent-style-name="HeaderzSub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weight-asian="bold" style:font-weight-complex="bold"/>
    </style:style>
    <style:style style:name="ce180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81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86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89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normal" style:font-size-asian="16pt" style:font-weight-asian="normal" style:font-size-complex="16pt" style:font-weight-complex="normal"/>
    </style:style>
    <style:style style:name="ce186" style:family="table-cell" style:parent-style-name="EcartTyp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-2" style:apply-style-name="ECmoins2" style:base-cell-address="'Fiche patient'.E5"/>
      <style:map style:condition="cell-content()=-1" style:apply-style-name="ECmoins1" style:base-cell-address="'Fiche patient'.E5"/>
      <style:map style:condition="cell-content()=0" style:apply-style-name="ECMoy" style:base-cell-address="'Fiche patient'.E5"/>
      <style:map style:condition="cell-content()=1" style:apply-style-name="ECplus1" style:base-cell-address="'Fiche patient'.E5"/>
      <style:map style:condition="cell-content()=2" style:apply-style-name="ECplus2" style:base-cell-address="'Fiche patient'.E5"/>
    </style:style>
    <style:style style:name="ce18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start" fo:margin-left="0cm"/>
      <style:text-properties style:font-name="Calibri" fo:font-weight="bold" style:font-weight-asian="bold" style:font-weight-complex="bold"/>
    </style:style>
    <style:style style:name="ce58" style:family="table-cell" style:parent-style-name="Default">
      <style:table-cell-properties fo:border-bottom="0.99pt solid #000000" fo:background-color="#e0e0e0" fo:border-left="0.99pt solid #000000" fo:border-right="2.01pt double-thin #000000" style:border-line-width-right="0.018cm 0.035cm 0.018cm" fo:border-top="0.99pt solid #000000"/>
      <style:text-properties fo:font-size="14pt" style:font-size-asian="14pt" style:font-size-complex="14pt"/>
    </style:style>
    <style:style style:name="ce190" style:family="table-cell" style:parent-style-name="cat2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Fiche patient'.F7"/>
      <style:map style:condition="cell-content()=1" style:apply-style-name="cat1" style:base-cell-address="'Fiche patient'.F7"/>
      <style:map style:condition="cell-content()=2" style:apply-style-name="cat2" style:base-cell-address="'Fiche patient'.F7"/>
      <style:map style:condition="cell-content()=3" style:apply-style-name="cat3" style:base-cell-address="'Fiche patient'.F7"/>
      <style:map style:condition="cell-content()=4" style:apply-style-name="cat4" style:base-cell-address="'Fiche patient'.F7"/>
      <style:map style:condition="cell-content()=5" style:apply-style-name="cat5" style:base-cell-address="'Fiche patient'.F7"/>
      <style:map style:condition="cell-content()=6" style:apply-style-name="BAD" style:base-cell-address="'Fiche patient'.F7"/>
    </style:style>
    <style:style style:name="ce191" style:family="table-cell" style:parent-style-name="CONTENT">
      <style:table-cell-properties fo:border-bottom="0.99pt solid #000000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192" style:family="table-cell" style:parent-style-name="CONTENT">
      <style:table-cell-properties fo:border-bottom="2.01pt double-thin #000000" style:border-line-width-bottom="0.018cm 0.035cm 0.018cm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2.35pt double #000000" style:border-line-width-top="0.026cm 0.004cm 0.053cm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none"/>
      <style:text-properties style:font-name="Calibri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none"/>
    </style:style>
    <style:style style:name="ce67" style:family="table-cell" style:parent-style-name="Default">
      <style:table-cell-properties fo:border-bottom="2.35pt double #000000" style:border-line-width-bottom="0.026cm 0.004cm 0.053cm" fo:background-color="#ffecb3" fo:border-left="none" fo:border-right="2.35pt double #000000" style:border-line-width-right="0.026cm 0.004cm 0.053cm" fo:border-top="none"/>
    </style:style>
    <style:style style:name="ce193" style:family="table-cell" style:parent-style-name="class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&quot;1 / 2&quot;" style:apply-style-name="classe1" style:base-cell-address="'Fiche patient'.F5"/>
      <style:map style:condition="cell-content()=&quot;1 / 3&quot;" style:apply-style-name="classe1" style:base-cell-address="'Fiche patient'.F5"/>
      <style:map style:condition="cell-content()=&quot;1 / 4&quot;" style:apply-style-name="classe1" style:base-cell-address="'Fiche patient'.F5"/>
      <style:map style:condition="cell-content()=&quot;1 / 5&quot;" style:apply-style-name="classe1" style:base-cell-address="'Fiche patient'.F5"/>
      <style:map style:condition="cell-content()=&quot;2 / 2&quot;" style:apply-style-name="classe5" style:base-cell-address="'Fiche patient'.F5"/>
      <style:map style:condition="cell-content()=&quot;2 / 3&quot;" style:apply-style-name="classe3" style:base-cell-address="'Fiche patient'.F5"/>
      <style:map style:condition="cell-content()=&quot;2 / 4&quot;" style:apply-style-name="classe3" style:base-cell-address="'Fiche patient'.F5"/>
      <style:map style:condition="cell-content()=&quot;2 / 5&quot;" style:apply-style-name="classe2" style:base-cell-address="'Fiche patient'.F5"/>
      <style:map style:condition="cell-content()=&quot;3 / 3&quot;" style:apply-style-name="classe5" style:base-cell-address="'Fiche patient'.F5"/>
      <style:map style:condition="cell-content()=&quot;3 / 4&quot;" style:apply-style-name="classe4" style:base-cell-address="'Fiche patient'.F5"/>
      <style:map style:condition="cell-content()=&quot;3 / 5&quot;" style:apply-style-name="classe3" style:base-cell-address="'Fiche patient'.F5"/>
      <style:map style:condition="cell-content()=&quot;4 / 4&quot;" style:apply-style-name="classe5" style:base-cell-address="'Fiche patient'.F5"/>
      <style:map style:condition="cell-content()=&quot;4 / 5&quot;" style:apply-style-name="classe4" style:base-cell-address="'Fiche patient'.F5"/>
      <style:map style:condition="cell-content()=&quot;5 / 5&quot;" style:apply-style-name="classe5" style:base-cell-address="'Fiche patient'.F5"/>
      <style:map style:condition="cell-content()=&quot; - &quot;" style:apply-style-name="classeBAD" style:base-cell-address="'Fiche patient'.F5"/>
    </style:style>
    <style:style style:name="ce195" style:family="table-cell" style:parent-style-name="Default">
      <style:table-cell-properties fo:border="none"/>
      <style:text-properties style:font-name="Calibri" fo:font-weight="bold" style:font-weight-asian="bold" style:font-weight-complex="bold"/>
    </style:style>
    <style:style style:name="ce196" style:family="table-cell" style:parent-style-name="classes">
      <style:text-properties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9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weight="bold" style:font-weight-asian="bold" style:font-weight-complex="bold"/>
    </style:style>
    <style:style style:name="ce200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fo:font-weight="bold" style:font-weight-asian="bold" style:font-weight-complex="bold"/>
    </style:style>
    <style:style style:name="ce202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size-asian="16pt" style:font-weight-asian="normal" style:font-size-complex="16pt" style:font-weight-complex="normal"/>
    </style:style>
    <style:style style:name="ce126" style:family="table-cell" style:parent-style-name="Default" style:data-style-name="N0">
      <style:table-cell-properties fo:border="none"/>
      <style:text-properties style:font-name="Calibri" fo:font-weight="bold" style:font-weight-asian="bold" style:font-weight-complex="bold"/>
    </style:style>
    <style:style style:name="ce17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206" style:family="table-cell" style:parent-style-name="CONTEN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CONTEN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77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Calibri" fo:font-weight="bold" style:font-weight-asian="bold" style:font-weight-complex="bold"/>
    </style:style>
    <style:style style:name="ce211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style:font-weight-asian="bold" style:font-weight-complex="bold"/>
    </style:style>
    <style:style style:name="ce212" style:family="table-cell" style:parent-style-name="userInpu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style:font-name="Calibri" fo:font-weight="bold" style:font-weight-asian="bold" style:font-weight-complex="bold"/>
    </style:style>
    <style:style style:name="ce199" style:family="table-cell" style:parent-style-name="Default">
      <style:table-cell-properties fo:background-color="transparent"/>
      <style:text-properties fo:color="#ffffff" style:font-name="Calibri" fo:font-weight="bold" style:font-weight-asian="bold" style:font-weight-complex="bold"/>
    </style:style>
    <style:style style:name="ce214" style:family="table-cell" style:parent-style-name="Default">
      <style:text-properties fo:color="#f5f5f5" style:font-name="Calibri" fo:font-weight="bold" style:font-weight-asian="bold" style:font-weight-complex="bold"/>
    </style:style>
    <style:style style:name="ce204" style:family="table-cell" style:parent-style-name="HeaderzSub">
      <style:table-cell-properties style:text-align-source="fix" style:repeat-content="false" fo:border="0.99pt double #000000" style:border-line-width="0.026cm 0.026cm 0.002cm" style:vertical-align="middle"/>
      <style:paragraph-properties fo:text-align="center"/>
    </style:style>
    <style:style style:name="ce205" style:family="table-cell" style:parent-style-name="HeaderzSub">
      <style:table-cell-properties style:text-align-source="fix" style:repeat-content="false" fo:border="0.99pt solid #000000" style:vertical-align="middle"/>
      <style:paragraph-properties fo:text-align="center"/>
      <style:text-properties fo:color="#333333" style:font-size-asian="14pt" style:font-size-complex="14pt"/>
    </style:style>
    <style:style style:name="ce210" style:family="table-cell" style:parent-style-name="HeaderzSub">
      <style:table-cell-properties fo:border="0.99pt solid #000000"/>
      <style:text-properties fo:color="#333333" style:font-size-asian="14pt" style:font-size-complex="14pt"/>
    </style:style>
    <style:style style:name="ce237" style:family="table-cell" style:parent-style-name="Default">
      <style:text-properties style:font-name="Calibri" fo:font-size="10pt" style:font-size-asian="10pt" style:font-size-complex="10pt"/>
    </style:style>
    <style:style style:name="ce238" style:family="table-cell" style:parent-style-name="Headerz">
      <style:table-cell-properties fo:border-bottom="0.2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font-size-asian="14pt" style:font-weight-asian="bold" style:font-size-complex="14pt" style:font-weight-complex="bold"/>
    </style:style>
    <style:style style:name="ce239" style:family="table-cell" style:parent-style-name="Default">
      <style:table-cell-properties fo:border-bottom="0.26pt solid #000000" fo:border-left="0.99pt solid #000000" fo:border-right="0.26pt solid #000000" fo:border-top="0.26pt solid #000000"/>
      <style:text-properties style:font-name="Calibri" fo:font-size="10pt" style:font-size-asian="10pt" style:font-size-complex="10pt"/>
    </style:style>
    <style:style style:name="ce240" style:family="table-cell" style:parent-style-name="HeaderzSub">
      <style:table-cell-properties fo:border-bottom="0.26pt solid #000000" fo:border-left="0.99pt solid #000000" fo:border-right="0.26pt solid #000000" fo:border-top="0.26pt solid #000000"/>
      <style:text-properties style:font-size-asian="12pt" style:font-size-complex="12pt"/>
    </style:style>
    <style:style style:name="ce241" style:family="table-cell" style:parent-style-name="HeaderzSub">
      <style:table-cell-properties fo:border-bottom="0.26pt solid #000000" fo:border-left="0.99pt solid #000000" fo:border-right="0.26pt solid #000000" style:rotation-align="none" fo:border-top="0.26pt solid #000000"/>
      <style:text-properties fo:color="#000000" style:text-outline="false" style:text-line-through-style="none" style:text-line-through-type="none" fo:font-style="normal" fo:text-shadow="none" style:text-underline-style="none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42" style:family="table-cell" style:parent-style-name="Default">
      <style:table-cell-properties fo:border-bottom="0.26pt solid #000000" fo:border-left="0.99pt solid #000000" fo:border-right="0.26pt solid #000000" fo:border-top="0.26pt solid #000000"/>
      <style:text-properties style:font-name="Calibri" fo:font-size="12pt" style:font-size-asian="12pt" style:font-size-complex="12pt"/>
    </style:style>
    <style:style style:name="ce243" style:family="table-cell" style:parent-style-name="Default">
      <style:table-cell-properties fo:border-bottom="0.26pt solid #000000" fo:background-color="transparent" fo:border-left="0.99pt solid #000000" fo:border-right="0.26pt solid #000000" style:rotation-align="none" fo:border-top="0.2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44" style:family="table-cell" style:parent-style-name="Default">
      <style:table-cell-properties fo:border-bottom="0.99pt solid #000000" fo:border-left="0.99pt solid #000000" fo:border-right="0.26pt solid #000000" fo:border-top="0.26pt solid #000000"/>
      <style:text-properties style:font-name="Calibri" fo:font-size="12pt" style:font-size-asian="12pt" style:font-size-complex="12pt"/>
    </style:style>
    <style:style style:name="ce245" style:family="table-cell" style:parent-style-name="Default">
      <style:table-cell-properties fo:border-bottom="0.26pt solid #000000" fo:border-left="0.26pt solid #000000" fo:border-right="0.26pt solid #000000" fo:border-top="0.99pt solid #000000"/>
      <style:text-properties style:font-name="Calibri" fo:font-size="10pt" style:font-size-asian="10pt" style:font-size-complex="10pt"/>
    </style:style>
    <style:style style:name="ce246" style:family="table-cell" style:parent-style-name="Default">
      <style:table-cell-properties fo:border="0.26pt solid #000000"/>
      <style:text-properties style:font-name="Calibri" fo:font-size="10pt" style:font-size-asian="10pt" style:font-size-complex="10pt"/>
    </style:style>
    <style:style style:name="ce247" style:family="table-cell" style:parent-style-name="HeaderzSub">
      <style:table-cell-properties style:text-align-source="fix" style:repeat-content="false" fo:border="0.26pt solid #000000"/>
      <style:paragraph-properties fo:text-align="center" fo:margin-left="0cm"/>
      <style:text-properties style:font-size-asian="12pt" style:font-size-complex="12pt"/>
    </style:style>
    <style:style style:name="ce248" style:family="table-cell" style:parent-style-name="userInput">
      <style:table-cell-properties fo:border="0.26pt solid #000000"/>
      <style:paragraph-properties fo:margin-left="0cm"/>
      <style:text-properties fo:font-size="12pt" style:font-size-asian="12pt" style:font-size-complex="12pt"/>
    </style:style>
    <style:style style:name="ce249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50" style:family="table-cell" style:parent-style-name="userInput">
      <style:table-cell-properties fo:border-bottom="0.99pt solid #000000" fo:border-left="0.26pt solid #000000" fo:border-right="0.26pt solid #000000" fo:border-top="0.26pt solid #000000"/>
      <style:paragraph-properties fo:margin-left="0cm"/>
      <style:text-properties fo:font-size="12pt" style:font-size-asian="12pt" style:font-size-complex="12pt"/>
    </style:style>
    <style:style style:name="ce251" style:family="table-cell" style:parent-style-name="Default">
      <style:table-cell-properties style:text-align-source="fix" style:repeat-content="false" fo:background-color="transparent" fo:border="0.2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52" style:family="table-cell" style:parent-style-name="Default">
      <style:table-cell-properties fo:border-bottom="0.26pt solid #000000" fo:border-left="0.26pt solid #000000" fo:border-right="0.99pt solid #000000" fo:border-top="0.99pt solid #000000"/>
      <style:text-properties style:font-name="Calibri" fo:font-size="10pt" style:font-size-asian="10pt" style:font-size-complex="10pt"/>
    </style:style>
    <style:style style:name="ce253" style:family="table-cell" style:parent-style-name="Default">
      <style:table-cell-properties fo:border-bottom="0.26pt solid #000000" fo:border-left="0.26pt solid #000000" fo:border-right="0.99pt solid #000000" fo:border-top="0.26pt solid #000000"/>
      <style:text-properties style:font-name="Calibri" fo:font-size="10pt" style:font-size-asian="10pt" style:font-size-complex="10pt"/>
    </style:style>
    <style:style style:name="ce254" style:family="table-cell" style:parent-style-name="HeaderzSub">
      <style:table-cell-properties fo:border-bottom="0.26pt solid #000000" style:text-align-source="fix" style:repeat-content="false" fo:border-left="0.26pt solid #000000" fo:border-right="0.99pt solid #000000" fo:border-top="0.26pt solid #000000"/>
      <style:paragraph-properties fo:text-align="center" fo:margin-left="0cm"/>
      <style:text-properties style:font-size-asian="12pt" style:font-size-complex="12pt"/>
    </style:style>
    <style:style style:name="ce255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56" style:family="table-cell" style:parent-style-name="Default">
      <style:text-properties style:font-size-asian="10pt" style:font-size-complex="10pt"/>
    </style:style>
    <style:style style:name="ce257" style:family="table-cell" style:parent-style-name="Default">
      <style:text-properties style:font-name="Calibri" fo:font-size="12pt" style:font-size-asian="12pt" style:font-size-complex="12pt"/>
    </style:style>
    <style:style style:name="ce258" style:family="table-cell" style:parent-style-name="Headerz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fo:font-style="normal" fo:text-shadow="none" style:text-underline-style="none" style:font-size-asian="14pt" style:font-style-asian="normal" style:font-weight-asian="bold" style:font-name-complex="Calibri2" style:font-size-complex="14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0" style:family="table-cell" style:parent-style-name="Default">
      <style:table-cell-properties fo:border="0.06pt solid #000000"/>
      <style:text-properties style:font-name="Calibri" fo:font-size="12pt" style:font-size-asian="12pt" style:font-size-complex="12pt"/>
    </style:style>
    <style:style style:name="ce261" style:family="table-cell" style:parent-style-name="HeaderzSub">
      <style:table-cell-properties style:text-align-source="fix" style:repeat-content="false" fo:border="0.06pt solid #000000"/>
      <style:paragraph-properties fo:text-align="center" fo:margin-left="0cm"/>
      <style:text-properties fo:color="#000000" style:font-size-asian="12pt" style:font-weight-asian="bold" style:font-name-complex="Calibri2" style:font-size-complex="12pt" style:font-weight-complex="bold"/>
    </style:style>
    <style:style style:name="ce262" style:family="table-cell" style:parent-style-name="HeaderzSub">
      <style:table-cell-properties fo:border="0.06pt solid #000000" style:rotation-align="none"/>
      <style:text-properties fo:color="#000000" style:text-outline="false" style:text-line-through-style="none" style:text-line-through-type="none" fo:font-style="normal" fo:text-shadow="none" style:text-underline-style="none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3" style:family="table-cell" style:parent-style-name="HeaderzSub">
      <style:table-cell-properties fo:border="0.06pt solid #000000"/>
      <style:text-properties style:font-size-asian="12pt" style:font-size-complex="12pt"/>
    </style:style>
    <style:style style:name="ce264" style:family="table-cell" style:parent-style-name="Default">
      <style:table-cell-properties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5" style:family="table-cell" style:parent-style-name="HeaderzSub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fo:font-style="normal" fo:text-shadow="none" style:text-underline-style="none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267" style:family="table-cell" style:parent-style-name="Default">
      <style:table-cell-properties fo:background-color="transparent" fo:border="0.06pt solid #000000"/>
      <style:text-properties style:font-name="Calibri" fo:font-size="12pt" style:font-size-asian="12pt" style:font-size-complex="12pt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69" style:family="table-cell" style:parent-style-name="HeaderzSub">
      <style:table-cell-properties style:text-align-source="fix" style:repeat-content="false" fo:border="0.06pt solid #000000"/>
      <style:paragraph-properties fo:text-align="center" fo:margin-left="0cm"/>
      <style:text-properties style:font-size-asian="12pt" style:font-size-complex="12pt"/>
    </style:style>
    <style:style style:name="ce270" style:family="table-cell" style:parent-style-name="userInput">
      <style:table-cell-properties fo:border="0.06pt solid #000000"/>
      <style:paragraph-properties fo:margin-left="0cm"/>
      <style:text-properties fo:font-size="12pt" style:font-size-asian="12pt" style:font-size-complex="12pt"/>
    </style:style>
    <style:style style:name="ce2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72" style:family="table-cell" style:parent-style-name="Headerz">
      <style:table-cell-properties style:text-align-source="fix" style:repeat-content="false" fo:border="0.06pt solid #000000" style:vertical-align="middle"/>
      <style:paragraph-properties fo:text-align="center"/>
      <style:text-properties style:font-size-asian="14pt" style:font-weight-asian="bold" style:font-size-complex="14pt" style:font-weight-complex="bold"/>
    </style:style>
    <style:style style:name="ce27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74" style:family="table-cell" style:parent-style-name="Headerz">
      <style:table-cell-properties style:text-align-source="fix" style:repeat-content="false" fo:border="0.06pt solid #000000" style:vertical-align="middle"/>
      <style:paragraph-properties fo:text-align="center"/>
      <style:text-properties style:font-size-asian="12pt" style:font-weight-asian="bold" style:font-size-complex="12pt" style:font-weight-complex="bold"/>
    </style:style>
    <style:style style:name="ce275" style:family="table-cell" style:parent-style-name="HeaderzSub">
      <style:text-properties style:font-size-asian="12pt" style:font-size-complex="12pt"/>
    </style:style>
    <style:style style:name="ce276" style:family="table-cell" style:parent-style-name="Default">
      <style:text-properties style:font-name="Calibri"/>
    </style:style>
    <style:style style:name="ce277" style:family="table-cell" style:parent-style-name="Default">
      <style:table-cell-properties fo:background-color="transparent"/>
      <style:text-properties style:font-name="Calibri"/>
    </style:style>
    <style:style style:name="ce278" style:family="table-cell" style:parent-style-name="Default">
      <style:text-properties fo:font-size="12pt" style:font-size-asian="12pt" style:font-size-complex="12pt"/>
    </style:style>
    <style:style style:name="ce27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81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282" style:family="table-cell" style:parent-style-name="HeaderzSub">
      <style:table-cell-properties fo:border="0.06pt solid #000000" style:rotation-align="none"/>
      <style:text-properties fo:color="#000000"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font-size-asian="10pt" style:font-size-complex="10pt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215" style:family="table-cell" style:parent-style-name="DATA">
      <style:table-cell-properties fo:border="0.06pt solid #000000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ce216" style:family="table-cell" style:parent-style-name="DATA" style:data-style-name="N10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ATA" style:data-style-name="N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8" style:family="table-cell" style:parent-style-name="DATA" style:data-style-name="N10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0" style:family="table-cell" style:parent-style-name="DATA" style:data-style-name="N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2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4" style:family="table-cell" style:parent-style-name="DATA" style:data-style-name="N144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6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7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ATA" style:data-style-name="N144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ATA" style:data-style-name="N10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ATA" style:data-style-name="N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5" style:family="table-cell" style:parent-style-name="DATA" style:data-style-name="N145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6" style:family="table-cell" style:parent-style-name="DATA">
      <style:table-cell-properties fo:border="0.06pt solid #000000"/>
    </style:style>
    <style:style style:name="ce123" style:family="table-cell" style:parent-style-name="DATA">
      <style:table-cell-properties fo:background-color="transparent" fo:padding="0.141cm"/>
      <style:text-properties fo:color="#000000" fo:font-size="11pt" style:font-name-asian="HelveticaNeue-Bold" style:font-size-asian="10pt" style:font-name-complex="HelveticaNeue-Bold" style:font-size-complex="10pt"/>
    </style:style>
    <style:style style:name="ce316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7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8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2" style:family="table-cell" style:parent-style-name="DATA">
      <style:text-properties fo:font-size="11pt"/>
    </style:style>
    <style:style style:name="ce13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9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1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2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3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6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7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8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ATA" style:data-style-name="N144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6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ATA" style:data-style-name="N144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7" style:family="table-cell" style:parent-style-name="DATA"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9" style:family="table-cell" style:parent-style-name="DATA" style:data-style-name="N145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0" style:family="table-cell" style:parent-style-name="DATA" style:data-style-name="N0">
      <style:table-cell-properties style:cell-protect="protected" style:print-content="tru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1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2" style:family="table-cell" style:parent-style-name="DATA" style:data-style-name="N145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4" style:family="table-cell" style:parent-style-name="DATA">
      <style:table-cell-properties fo:border="none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HelveticaNeue-Bold" fo:font-size="10pt" style:text-position="0% 100%" style:font-name-asian="HelveticaNeue-Bold" style:font-name-complex="HelveticaNeue-Bold" style:font-size-asian="10pt" style:font-size-complex="10pt"/>
    </style:style>
  </office:automatic-styles>
  <office:body>
    <office:spreadsheet table:structure-protected="true" table:protection-key="/CdJMiLPjtVaszWvkVoZDxvPDHI=" table:protection-key-digest-algorithm="http://www.w3.org/2000/09/xmldsig#sha1">
      <table:calculation-settings table:automatic-find-labels="false" table:use-regular-expressions="false" table:use-wildcards="true"/>
      <table:table table:name="Fiche patient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7" table:number-columns-repeated="13" table:default-cell-style-name="ce1"/>
        <table:table-row table:style-name="ro1">
          <table:table-cell table:number-columns-repeated="7"/>
          <table:table-cell table:style-name="ce197" table:number-columns-repeated="2"/>
          <table:table-cell table:style-name="ce195" table:number-columns-repeated="2"/>
          <table:table-cell table:number-columns-repeated="53"/>
        </table:table-row>
        <table:table-row table:style-name="ro1">
          <table:table-cell table:style-name="ce116" table:number-columns-repeated="2"/>
          <table:table-cell table:style-name="Default" table:number-columns-repeated="4"/>
          <table:table-cell table:style-name="ce195"/>
          <table:table-cell table:style-name="ce197" table:number-columns-repeated="2"/>
          <table:table-cell table:style-name="ce195" table:number-columns-repeated="3"/>
          <table:table-cell table:number-columns-repeated="5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Patient :</text:p>
          </table:table-cell>
          <table:covered-table-cell table:style-name="ce92"/>
          <table:table-cell table:style-name="ce109" table:number-columns-spanned="3" table:number-rows-spanned="1"/>
          <table:covered-table-cell table:style-name="ce182"/>
          <table:covered-table-cell table:style-name="ce188"/>
          <table:table-cell/>
          <table:table-cell table:style-name="ce60" office:value-type="string" calcext:value-type="string" table:number-columns-spanned="4" table:number-rows-spanned="1">
            <text:p><text:a xlink:href="#TONUS" xlink:type="simple">TON</text:a></text:p>
          </table:table-cell>
          <table:covered-table-cell table:style-name="ce200"/>
          <table:covered-table-cell table:number-columns-repeated="2" table:style-name="ce201"/>
          <table:table-cell/>
          <table:table-cell table:style-name="ce60" office:value-type="string" calcext:value-type="string" table:number-columns-spanned="4" table:number-rows-spanned="1">
            <text:p><text:a xlink:href="#MOTRICITE GLOBALE" xlink:type="simple">MOT</text:a></text:p>
          </table:table-cell>
          <table:covered-table-cell table:style-name="ce200"/>
          <table:covered-table-cell table:number-columns-repeated="2" table:style-name="ce201"/>
          <table:table-cell/>
          <table:table-cell table:style-name="ce60" office:value-type="string" calcext:value-type="string" table:number-columns-spanned="4" table:number-rows-spanned="1">
            <text:p><text:a xlink:href="#PRAXIES MANUELLES" xlink:type="simple">PRA</text:a></text:p>
          </table:table-cell>
          <table:covered-table-cell table:style-name="ce200"/>
          <table:covered-table-cell table:number-columns-repeated="2" table:style-name="ce20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2" table:number-rows-spanned="3">
            <text:p>Age : </text:p>
          </table:table-cell>
          <table:covered-table-cell table:style-name="ce93"/>
          <table:table-cell table:style-name="ce72"/>
          <table:table-cell table:style-name="ce86" office:value-type="string" calcext:value-type="string" table:number-columns-spanned="2" table:number-rows-spanned="1">
            <text:p><text:s/>Ans</text:p>
          </table:table-cell>
          <table:covered-table-cell table:style-name="ce86"/>
          <table:table-cell/>
          <table:table-cell table:style-name="ce198" office:value-type="string" calcext:value-type="string">
            <text:p>Item</text:p>
          </table:table-cell>
          <table:table-cell table:style-name="ce198" office:value-type="string" calcext:value-type="string">
            <text:p>note</text:p>
          </table:table-cell>
          <table:table-cell table:style-name="ce202" office:value-type="string" calcext:value-type="string">
            <text:p>σ</text:p>
          </table:table-cell>
          <table:table-cell table:style-name="ce198" office:value-type="string" calcext:value-type="string">
            <text:p>Classe</text:p>
          </table:table-cell>
          <table:table-cell/>
          <table:table-cell table:style-name="ce68" office:value-type="string" calcext:value-type="string">
            <text:p>Item</text:p>
          </table:table-cell>
          <table:table-cell table:style-name="ce68" office:value-type="string" calcext:value-type="string">
            <text:p>note</text:p>
          </table:table-cell>
          <table:table-cell table:style-name="ce89" office:value-type="string" calcext:value-type="string">
            <text:p>σ</text:p>
          </table:table-cell>
          <table:table-cell table:style-name="ce68" office:value-type="string" calcext:value-type="string">
            <text:p>Classe</text:p>
          </table:table-cell>
          <table:table-cell/>
          <table:table-cell table:style-name="ce68" office:value-type="string" calcext:value-type="string">
            <text:p>Item</text:p>
          </table:table-cell>
          <table:table-cell table:style-name="ce68" office:value-type="string" calcext:value-type="string">
            <text:p>note</text:p>
          </table:table-cell>
          <table:table-cell table:style-name="ce89" office:value-type="string" calcext:value-type="string">
            <text:p>σ</text:p>
          </table:table-cell>
          <table:table-cell table:style-name="ce68" office:value-type="string" calcext:value-type="string">
            <text:p>Classe</text:p>
          </table:table-cell>
          <table:table-cell/>
          <table:table-cell table:style-name="Default"/>
          <table:table-cell table:style-name="ce204" office:value-type="string" calcext:value-type="string" table:number-columns-spanned="3" table:number-rows-spanned="19">
            <text:p>UTILISATION :</text:p>
            <text:p/>
            <text:p>1. Renseigner le nom et l’age </text:p>
            <text:p>du patient sur cette feuille.</text:p>
            <text:p/>
            <text:p>2. Remplir les feuilles suivantes avec</text:p>
            <text:p>les notes brutes.</text:p>
            <text:p> </text:p>
            <text:p>3. Retourner sur cette page pour avoir </text:p>
            <text:p>une vue d’ensemble.</text:p>
            <text:p/>
            <text:p>Note : Vous pouvez utiliser l’index ci-dessous</text:p>
            <text:p> pour naviguer dans les pages.</text:p>
            <text:p>( Ctrl + clic pour suivre le lien )</text:p>
          </table:table-cell>
          <table:covered-table-cell table:number-columns-repeated="2"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covered-table-cell table:style-name="ce73"/>
          <table:covered-table-cell table:style-name="ce46"/>
          <table:table-cell table:style-name="ce72" table:number-columns-spanned="1" table:number-rows-spanned="2"/>
          <table:table-cell table:style-name="ce86" office:value-type="string" calcext:value-type="string" table:number-columns-spanned="2" table:number-rows-spanned="2">
            <text:p><text:s/>Mois</text:p>
          </table:table-cell>
          <table:covered-table-cell table:style-name="ce86"/>
          <table:table-cell/>
          <table:table-cell table:style-name="ce107" office:value-type="float" office:value="1" calcext:value-type="float">
            <text:p>1</text:p>
          </table:table-cell>
          <table:table-cell table:style-name="ce80" table:formula="of:=[$TONUS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" calcext:value-type="float">
            <text:p>1</text:p>
          </table:table-cell>
          <table:table-cell table:style-name="ce80" table:formula="of:=[$'MOTRICITE GLOBALE'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 table:style-name="ce116"/>
          <table:table-cell table:style-name="ce107" office:value-type="float" office:value="1" calcext:value-type="float">
            <text:p>1</text:p>
          </table:table-cell>
          <table:table-cell table:style-name="ce80" table:formula="of:=[$'PRAXIES MANUELLES'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covered-table-cell table:style-name="ce74"/>
          <table:covered-table-cell table:style-name="ce23"/>
          <table:covered-table-cell table:style-name="ce111"/>
          <table:covered-table-cell table:style-name="ce53"/>
          <table:covered-table-cell table:style-name="ce58"/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TONUS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2" calcext:value-type="float">
            <text:p>2</text:p>
          </table:table-cell>
          <table:table-cell table:style-name="ce80" table:formula="of:=[$'MOTRICITE GLOBALE'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'PRAXIES MANUELLES'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Catégories</text:p>
          </table:table-cell>
          <table:covered-table-cell table:style-name="ce46"/>
          <table:covered-table-cell table:number-columns-repeated="2" table:style-name="ce112"/>
          <table:table-cell table:style-name="ce190" table:formula="of:= IF(      [.D4]*12+[.D5] &lt;  48 ; 0 ;  IF(     [.D4]*12+[.D5] &lt;  58 ; 1 ;    IF(    [.D4]*12+[.D5] &lt;  69 ; 2 ;    IF(   [.D4]*12+[.D5] &lt;  79 ; 3 ;     IF(  [.D4]*12+[.D5] &lt;  90 ; 4 ;       IF( [.D4]*12+[.D5] &lt; 101 ; 5 ; 6       )     )    )   )  ) )" office:value-type="float" office:value="0" calcext:value-type="float" table:number-columns-spanned="1" table:number-rows-spanned="6">
            <text:p>0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80" table:formula="of:=[$TONUS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3" calcext:value-type="float">
            <text:p>3</text:p>
          </table:table-cell>
          <table:table-cell table:style-name="ce80" table:formula="of:=[$'MOTRICITE GLOBALE'.C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80" table:formula="of:=[$'PRAXIES MANUELLES'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1 : <text:s text:c="9"/>4 ans <text:s text:c="29"/>– <text:s text:c="4"/>4 ans et 9 mois</text:p>
          </table:table-cell>
          <table:covered-table-cell table:style-name="ce24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4" calcext:value-type="float">
            <text:p>4</text:p>
          </table:table-cell>
          <table:table-cell table:style-name="ce80" table:formula="of:=[$TONUS.C1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4" calcext:value-type="float">
            <text:p>4</text:p>
          </table:table-cell>
          <table:table-cell table:style-name="ce80" table:formula="of:=[$'MOTRICITE GLOBALE'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" calcext:value-type="float">
            <text:p>4</text:p>
          </table:table-cell>
          <table:table-cell table:style-name="ce80" table:formula="of:=[$'PRAXIES MANUELLES'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2 : <text:s text:c="9"/>4 ans et 10 mois <text:s text:c="4"/>– <text:s text:c="4"/>5 ans et 8 mois</text:p>
          </table:table-cell>
          <table:covered-table-cell table:style-name="ce25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5" calcext:value-type="float">
            <text:p>5</text:p>
          </table:table-cell>
          <table:table-cell table:style-name="ce80" table:formula="of:=[$TONUS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5" calcext:value-type="float">
            <text:p>5</text:p>
          </table:table-cell>
          <table:table-cell table:style-name="ce80" table:formula="of:=[$'MOTRICITE GLOBALE'.C1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" calcext:value-type="float">
            <text:p>5</text:p>
          </table:table-cell>
          <table:table-cell table:style-name="ce80" table:formula="of:=[$'PRAXIES MANUELLES'.C1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3 : <text:s text:c="9"/>5 ans et <text:s/>9 mois <text:s text:c="5"/>– <text:s text:c="4"/>6 ans et 6 mois</text:p>
          </table:table-cell>
          <table:covered-table-cell table:style-name="ce26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6" calcext:value-type="float">
            <text:p>6</text:p>
          </table:table-cell>
          <table:table-cell table:style-name="ce80" table:formula="of:=[$TONUS.C1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6" calcext:value-type="float">
            <text:p>6</text:p>
          </table:table-cell>
          <table:table-cell table:style-name="ce80" table:formula="of:=[$'MOTRICITE GLOBALE'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6" calcext:value-type="float">
            <text:p>6</text:p>
          </table:table-cell>
          <table:table-cell table:style-name="ce80" table:formula="of:=[$'PRAXIES MANUELLES'.C1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4 : <text:s text:c="9"/>6 ans et <text:s/>7 mois <text:s text:c="5"/>– <text:s text:c="4"/>7 ans et 5 mois</text:p>
          </table:table-cell>
          <table:covered-table-cell table:style-name="ce27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7" calcext:value-type="float">
            <text:p>7</text:p>
          </table:table-cell>
          <table:table-cell table:style-name="ce80" table:formula="of:=[$TONUS.C1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7" calcext:value-type="float">
            <text:p>7</text:p>
          </table:table-cell>
          <table:table-cell table:style-name="ce80" table:formula="of:=[$'MOTRICITE GLOBALE'.C1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7" calcext:value-type="float">
            <text:p>7</text:p>
          </table:table-cell>
          <table:table-cell table:style-name="ce80" table:formula="of:=[$'PRAXIES MANUELLES'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5 : <text:s text:c="9"/>7 ans et <text:s/>6 mois <text:s text:c="5"/>– <text:s text:c="4"/>8 ans et 5 mois</text:p>
          </table:table-cell>
          <table:covered-table-cell table:style-name="ce28"/>
          <table:covered-table-cell table:number-columns-repeated="2" table:style-name="ce45"/>
          <table:covered-table-cell table:style-name="ce192"/>
          <table:table-cell/>
          <table:table-cell table:style-name="ce107" office:value-type="float" office:value="8" calcext:value-type="float">
            <text:p>8</text:p>
          </table:table-cell>
          <table:table-cell table:style-name="ce80" table:formula="of:=[$TONUS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8" calcext:value-type="float">
            <text:p>8</text:p>
          </table:table-cell>
          <table:table-cell table:style-name="ce80" table:formula="of:=[$'MOTRICITE GLOBALE'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8" calcext:value-type="float">
            <text:p>8</text:p>
          </table:table-cell>
          <table:table-cell table:style-name="ce80" table:formula="of:=[$'PRAXIES MANUELLES'.C1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64" table:number-columns-repeated="4"/>
          <table:table-cell/>
          <table:table-cell table:style-name="ce107" office:value-type="float" office:value="9" calcext:value-type="float">
            <text:p>9</text:p>
          </table:table-cell>
          <table:table-cell table:style-name="ce80" table:formula="of:=[$TONUS.C1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9" calcext:value-type="float">
            <text:p>9</text:p>
          </table:table-cell>
          <table:table-cell table:style-name="ce80" table:formula="of:=[$'MOTRICITE GLOBALE'.C2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9" calcext:value-type="float">
            <text:p>9</text:p>
          </table:table-cell>
          <table:table-cell table:style-name="ce80" table:formula="of:=[$'PRAXIES MANUELLES'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V 1.1</text:p>
          </table:table-cell>
          <table:covered-table-cell table:number-columns-repeated="3" table:style-name="ce30"/>
          <table:covered-table-cell table:style-name="ce62"/>
          <table:table-cell/>
          <table:table-cell table:style-name="ce107" office:value-type="float" office:value="10" calcext:value-type="float">
            <text:p>10</text:p>
          </table:table-cell>
          <table:table-cell table:style-name="ce80" table:formula="of:=[$TONUS.C1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0" calcext:value-type="float">
            <text:p>10</text:p>
          </table:table-cell>
          <table:table-cell table:style-name="ce80" table:formula="of:=[$'MOTRICITE GLOBALE'.C2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80" table:formula="of:=[$'PRAXIES MANUELLES'.C2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table-cell table:style-name="ce17" table:formula="of:=HYPERLINK( &quot;https://github.com/buckTarle/Cotation_test_NP_MOT&quot; ; &quot;Obtenir code de déverouillage ou mise à jour&quot; )" office:value-type="string" office:string-value="Obtenir code de déverouillage ou mise à jour" calcext:value-type="string" table:number-columns-spanned="5" table:number-rows-spanned="4">
            <text:p>Obtenir code de déverouillage ou mise à jour</text:p>
          </table:table-cell>
          <table:covered-table-cell table:number-columns-repeated="3" table:style-name="ce31"/>
          <table:covered-table-cell table:style-name="ce63"/>
          <table:table-cell table:style-name="ce196"/>
          <table:table-cell table:style-name="ce107" office:value-type="float" office:value="11" calcext:value-type="float">
            <text:p>11</text:p>
          </table:table-cell>
          <table:table-cell table:style-name="ce80" table:formula="of:=[$TONUS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1" calcext:value-type="float">
            <text:p>11</text:p>
          </table:table-cell>
          <table:table-cell table:style-name="ce80" table:formula="of:=[$'MOTRICITE GLOBALE'.C2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1" calcext:value-type="float">
            <text:p>11</text:p>
          </table:table-cell>
          <table:table-cell table:style-name="ce80" table:formula="of:=[$'PRAXIES MANUELLES'.C2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2" calcext:value-type="float">
            <text:p>12</text:p>
          </table:table-cell>
          <table:table-cell table:style-name="ce80" table:formula="of:=[$TONUS.C2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2" calcext:value-type="float">
            <text:p>12</text:p>
          </table:table-cell>
          <table:table-cell table:style-name="ce80" table:formula="of:=[$'MOTRICITE GLOBALE'.C2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80" table:formula="of:=[$'PRAXIES MANUELLES'.C2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3" calcext:value-type="float">
            <text:p>13</text:p>
          </table:table-cell>
          <table:table-cell table:style-name="ce80" table:formula="of:=[$TONUS.C2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3" calcext:value-type="float">
            <text:p>13</text:p>
          </table:table-cell>
          <table:table-cell table:style-name="ce80" table:formula="of:=[$'MOTRICITE GLOBALE'.C2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3" calcext:value-type="float">
            <text:p>13</text:p>
          </table:table-cell>
          <table:table-cell table:style-name="ce80" table:formula="of:=[$'PRAXIES MANUELLES'.C2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/>
          <table:covered-table-cell table:style-name="ce19"/>
          <table:covered-table-cell table:number-columns-repeated="3" table:style-name="ce33"/>
          <table:covered-table-cell table:style-name="ce67"/>
          <table:table-cell/>
          <table:table-cell table:style-name="ce107" office:value-type="float" office:value="14" calcext:value-type="float">
            <text:p>14</text:p>
          </table:table-cell>
          <table:table-cell table:style-name="ce80" table:formula="of:=[$TONUS.C2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4" calcext:value-type="float">
            <text:p>14</text:p>
          </table:table-cell>
          <table:table-cell table:style-name="ce80" table:formula="of:=[$'MOTRICITE GLOBALE'.C2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4" calcext:value-type="float">
            <text:p>14</text:p>
          </table:table-cell>
          <table:table-cell table:style-name="ce80" table:formula="of:=[$'PRAXIES MANUELLES'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15" calcext:value-type="float">
            <text:p>15</text:p>
          </table:table-cell>
          <table:table-cell table:style-name="ce80" table:formula="of:=[$TONUS.C2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5" calcext:value-type="float">
            <text:p>15</text:p>
          </table:table-cell>
          <table:table-cell table:style-name="ce80" table:formula="of:=[$'MOTRICITE GLOBALE'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5" calcext:value-type="float">
            <text:p>15</text:p>
          </table:table-cell>
          <table:table-cell table:style-name="ce80" table:formula="of:=[$'PRAXIES MANUELLES'.C2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style-name="ce16" table:number-columns-repeated="2"/>
          <table:table-cell table:style-name="ce60" office:value-type="string" calcext:value-type="string" table:number-columns-spanned="4" table:number-rows-spanned="2">
            <text:p><text:a xlink:href="#ORIENTATION SPATIALE" xlink:type="simple">SPA</text:a></text:p>
          </table:table-cell>
          <table:covered-table-cell table:number-columns-repeated="3" table:style-name="ce115"/>
          <table:table-cell table:style-name="ce16"/>
          <table:table-cell table:style-name="ce107" office:value-type="float" office:value="16" calcext:value-type="float">
            <text:p>16</text:p>
          </table:table-cell>
          <table:table-cell table:style-name="ce80" table:formula="of:=[$TONUS.C2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6" calcext:value-type="float">
            <text:p>16</text:p>
          </table:table-cell>
          <table:table-cell table:style-name="ce80" table:formula="of:=[$'MOTRICITE GLOBALE'.C3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6" calcext:value-type="float">
            <text:p>16</text:p>
          </table:table-cell>
          <table:table-cell table:style-name="ce80" table:formula="of:=[$'PRAXIES MANUELLES'.C3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covered-table-cell table:number-columns-repeated="2" table:style-name="ce61"/>
          <table:covered-table-cell table:number-columns-repeated="2" table:style-name="ce184"/>
          <table:table-cell/>
          <table:table-cell table:style-name="ce107" office:value-type="float" office:value="17" calcext:value-type="float">
            <text:p>17</text:p>
          </table:table-cell>
          <table:table-cell table:style-name="ce80" table:formula="of:=[$TONUS.C3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7" calcext:value-type="float">
            <text:p>17</text:p>
          </table:table-cell>
          <table:table-cell table:style-name="ce80" table:formula="of:=[$'MOTRICITE GLOBALE'.C3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7" calcext:value-type="float">
            <text:p>17</text:p>
          </table:table-cell>
          <table:table-cell table:style-name="ce80" table:formula="of:=[$'PRAXIES MANUELLES'.C3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80" table:formula="of:=[$TONUS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8" calcext:value-type="float">
            <text:p>18</text:p>
          </table:table-cell>
          <table:table-cell table:style-name="ce80" table:formula="of:=[$'MOTRICITE GLOBALE'.C3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80" table:formula="of:=[$'PRAXIES MANUELLES'.C3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Default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ce107" office:value-type="float" office:value="19" calcext:value-type="float">
            <text:p>19</text:p>
          </table:table-cell>
          <table:table-cell table:style-name="ce80" table:formula="of:=[$TONUS.C3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9" calcext:value-type="float">
            <text:p>19</text:p>
          </table:table-cell>
          <table:table-cell table:style-name="ce80" table:formula="of:=[$'MOTRICITE GLOBALE'.C3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9" calcext:value-type="float">
            <text:p>19</text:p>
          </table:table-cell>
          <table:table-cell table:style-name="ce80" table:formula="of:=[$'PRAXIES MANUELLES'.C3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80" table:formula="of:=[$'ORIENTATION SPATIALE'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80" table:formula="of:=[$TONUS.C3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0" calcext:value-type="float">
            <text:p>20</text:p>
          </table:table-cell>
          <table:table-cell table:style-name="ce80" table:formula="of:=[$'MOTRICITE GLOBALE'.C3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80" table:formula="of:=[$'PRAXIES MANUELLES'.C3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05" office:value-type="string" calcext:value-type="string" table:number-columns-spanned="1" table:number-rows-spanned="2">
            <text:p><text:a xlink:href="#ATTENTION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TONUS" xlink:type="simple">&gt;</text:a>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80" table:formula="of:=[$'ORIENTATION SPATIALE'.C1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80" table:formula="of:=[$TONUS.C3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1" calcext:value-type="float">
            <text:p>21</text:p>
          </table:table-cell>
          <table:table-cell table:style-name="ce80" table:formula="of:=[$'MOTRICITE GLOBALE'.C3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80" table:formula="of:=[$'PRAXIES MANUELLES'.C3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80" table:formula="of:=[$'ORIENTATION SPATIALE'.C1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80" table:formula="of:=[$TONUS.C6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2" calcext:value-type="float">
            <text:p>22</text:p>
          </table:table-cell>
          <table:table-cell table:style-name="ce80" table:formula="of:=[$'MOTRICITE GLOBALE'.C4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80" table:formula="of:=[$'PRAXIES MANUELLES'.C3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80" table:formula="of:=[$'ORIENTATION SPATIALE'.C1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80" table:formula="of:=[$TONUS.C6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3" calcext:value-type="float">
            <text:p>23</text:p>
          </table:table-cell>
          <table:table-cell table:style-name="ce80" table:formula="of:=[$'MOTRICITE GLOBALE'.C4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80" table:formula="of:=[$'PRAXIES MANUELLES'.C3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80" table:formula="of:=[$'ORIENTATION SPATIALE'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80" table:formula="of:=[$TONUS.C3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4" calcext:value-type="float">
            <text:p>24</text:p>
          </table:table-cell>
          <table:table-cell table:style-name="ce80" table:formula="of:=[$'MOTRICITE GLOBALE'.C4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80" table:formula="of:=[$'PRAXIES MANUELLES'.C4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80" table:formula="of:=[$'ORIENTATION SPATIALE'.C2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80" table:formula="of:=[$TONUS.C4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5" calcext:value-type="float">
            <text:p>25</text:p>
          </table:table-cell>
          <table:table-cell table:style-name="ce80" table:formula="of:=[$'MOTRICITE GLOBALE'.C4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80" table:formula="of:=[$'PRAXIES MANUELLES'.C4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80" table:formula="of:=[$'ORIENTATION SPATIALE'.C2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80" table:formula="of:=[$TONUS.C4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6" calcext:value-type="float">
            <text:p>26</text:p>
          </table:table-cell>
          <table:table-cell table:style-name="ce80" table:formula="of:=[$'MOTRICITE GLOBALE'.C4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80" table:formula="of:=[$'PRAXIES MANUELLES'.C4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80" table:formula="of:=[$'ORIENTATION SPATIALE'.C2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7" calcext:value-type="float">
            <text:p>27</text:p>
          </table:table-cell>
          <table:table-cell table:style-name="ce80" table:formula="of:=[$TONUS.C4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7" calcext:value-type="float">
            <text:p>27</text:p>
          </table:table-cell>
          <table:table-cell table:style-name="ce80" table:formula="of:=[$'MOTRICITE GLOBALE'.C5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27" calcext:value-type="float">
            <text:p>27</text:p>
          </table:table-cell>
          <table:table-cell table:style-name="ce81" table:formula="of:=[$'PRAXIES MANUELLES'.C4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 AND 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 AND 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 AND 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80" table:formula="of:=[$'ORIENTATION SPATIALE'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8" calcext:value-type="float">
            <text:p>28</text:p>
          </table:table-cell>
          <table:table-cell table:style-name="ce80" table:formula="of:=[$TONUS.C4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8" calcext:value-type="float">
            <text:p>28</text:p>
          </table:table-cell>
          <table:table-cell table:style-name="ce80" table:formula="of:=[$'MOTRICITE GLOBALE'.C5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80" table:formula="of:=[$'ORIENTATION SPATIALE'.C3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9" calcext:value-type="float">
            <text:p>29</text:p>
          </table:table-cell>
          <table:table-cell table:style-name="ce80" table:formula="of:=[$TONUS.C4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9" calcext:value-type="float">
            <text:p>29</text:p>
          </table:table-cell>
          <table:table-cell table:style-name="ce80" table:formula="of:=[$'MOTRICITE GLOBALE'.C5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211" office:value-type="string" calcext:value-type="string" table:number-columns-spanned="4" table:number-rows-spanned="2">
            <text:p><text:a xlink:href="#GNOSIES TACTILES" xlink:type="simple">GNO</text:a></text:p>
          </table:table-cell>
          <table:covered-table-cell table:style-name="ce212"/>
          <table:covered-table-cell table:number-columns-repeated="2" table:style-name="ce213"/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80" table:formula="of:=[$'ORIENTATION SPATIALE'.C3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0" calcext:value-type="float">
            <text:p>30</text:p>
          </table:table-cell>
          <table:table-cell table:style-name="ce80" table:formula="of:=[$TONUS.C4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0" calcext:value-type="float">
            <text:p>30</text:p>
          </table:table-cell>
          <table:table-cell table:style-name="ce80" table:formula="of:=[$'MOTRICITE GLOBALE'.C5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8" office:value-type="float" office:value="12" calcext:value-type="float">
            <text:p>12</text:p>
          </table:table-cell>
          <table:table-cell table:style-name="ce81" table:formula="of:=[$'ORIENTATION SPATIALE'.C3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 AND 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 AND 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 AND 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1" calcext:value-type="float">
            <text:p>31</text:p>
          </table:table-cell>
          <table:table-cell table:style-name="ce80" table:formula="of:=[$TONUS.C4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1" calcext:value-type="float">
            <text:p>31</text:p>
          </table:table-cell>
          <table:table-cell table:style-name="ce80" table:formula="of:=[$'MOTRICITE GLOBALE'.C5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2" calcext:value-type="float">
            <text:p>32</text:p>
          </table:table-cell>
          <table:table-cell table:style-name="ce80" table:formula="of:=[$TONUS.C5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2" calcext:value-type="float">
            <text:p>32</text:p>
          </table:table-cell>
          <table:table-cell table:style-name="ce80" table:formula="of:=[$'MOTRICITE GLOBALE'.C6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3" calcext:value-type="float">
            <text:p>33</text:p>
          </table:table-cell>
          <table:table-cell table:style-name="ce80" table:formula="of:=[$TONUS.C5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3" calcext:value-type="float">
            <text:p>33</text:p>
          </table:table-cell>
          <table:table-cell table:style-name="ce80" table:formula="of:=[$'MOTRICITE GLOBALE'.C6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80" table:formula="of:=[$'GNOSIES TACTILES'.C5]" office:value-type="float" office:value="0" calcext:value-type="float">
            <text:p>0</text:p>
          </table:table-cell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  AND  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  AND  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  AND  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4" table:number-rows-spanned="2">
            <text:p><text:a xlink:href="#RYT" xlink:type="simple">RYT</text:a></text:p>
          </table:table-cell>
          <table:covered-table-cell table:number-columns-repeated="3" table:style-name="ce180"/>
          <table:table-cell/>
          <table:table-cell table:style-name="ce107" office:value-type="float" office:value="34" calcext:value-type="float">
            <text:p>34</text:p>
          </table:table-cell>
          <table:table-cell table:style-name="ce80" table:formula="of:=[$TONUS.C5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4" calcext:value-type="float">
            <text:p>34</text:p>
          </table:table-cell>
          <table:table-cell table:style-name="ce80" table:formula="of:=[$'MOTRICITE GLOBALE'.C6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'GNOSIES TACTILES'.C6]" office:value-type="float" office:value="0" calcext:value-type="float">
            <text:p>0</text:p>
          </table:table-cell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  AND  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  AND  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  AND  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covered-table-cell table:number-columns-repeated="2" table:style-name="ce61"/>
          <table:covered-table-cell table:number-columns-repeated="2" table:style-name="ce184"/>
          <table:table-cell/>
          <table:table-cell table:style-name="ce107" office:value-type="float" office:value="35" calcext:value-type="float">
            <text:p>35</text:p>
          </table:table-cell>
          <table:table-cell table:style-name="ce80" table:formula="of:=[$TONUS.C5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5" calcext:value-type="float">
            <text:p>35</text:p>
          </table:table-cell>
          <table:table-cell table:style-name="ce80" table:formula="of:=[$'MOTRICITE GLOBALE'.C6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81" table:formula="of:=[$'GNOSIES TACTILES'.C7]" office:value-type="float" office:value="0" calcext:value-type="float">
            <text:p>0</text:p>
          </table:table-cell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  AND  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  AND  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  AND  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81" office:value-type="string" calcext:value-type="string" table:number-columns-spanned="1" table:number-rows-spanned="2">
            <text:p>note</text:p>
          </table:table-cell>
          <table:table-cell table:style-name="ce181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36" calcext:value-type="float">
            <text:p>36</text:p>
          </table:table-cell>
          <table:table-cell table:style-name="ce80" table:formula="of:=[$TONUS.C5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6" calcext:value-type="float">
            <text:p>36</text:p>
          </table:table-cell>
          <table:table-cell table:style-name="ce80" table:formula="of:=[$'MOTRICITE GLOBALE'.C6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ce107" office:value-type="float" office:value="37" calcext:value-type="float">
            <text:p>37</text:p>
          </table:table-cell>
          <table:table-cell table:style-name="ce80" table:formula="of:=[$TONUS.C6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7" office:value-type="float" office:value="37" calcext:value-type="float">
            <text:p>37</text:p>
          </table:table-cell>
          <table:table-cell table:style-name="ce81" table:formula="of:=[$'MOTRICITE GLOBALE'.C6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 AND 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 AND 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 AND 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60" office:value-type="string" calcext:value-type="string" table:number-columns-spanned="4" table:number-rows-spanned="2">
            <text:p><text:a xlink:href="#HABILITE OCULO-MANUELLE" xlink:type="simple">HAB</text:a></text:p>
          </table:table-cell>
          <table:covered-table-cell table:number-columns-repeated="3" table:style-name="ce180"/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80" table:formula="of:=[$RYTHME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8" calcext:value-type="float">
            <text:p>38</text:p>
          </table:table-cell>
          <table:table-cell table:style-name="ce80" table:formula="of:=[$TONUS.C6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85"/>
          <table:table-cell table:style-name="ce208"/>
          <table:table-cell table:style-name="ce177" table:number-columns-repeated="2"/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80" table:formula="of:=[$RYTHME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9" calcext:value-type="float">
            <text:p>39</text:p>
          </table:table-cell>
          <table:table-cell table:style-name="ce80" table:formula="of:=[$TONUS.C6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/>
          <table:covered-table-cell table:number-columns-repeated="3" table:style-name="ce21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80" table:formula="of:=[$RYTHME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0" calcext:value-type="float">
            <text:p>40</text:p>
          </table:table-cell>
          <table:table-cell table:style-name="ce80" table:formula="of:=[$TONUS.C7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80" table:formula="of:=[$RYTHME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1" calcext:value-type="float">
            <text:p>41</text:p>
          </table:table-cell>
          <table:table-cell table:style-name="ce80" table:formula="of:=[$TONUS.C7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1" calcext:value-type="float">
            <text:p>1</text:p>
          </table:table-cell>
          <table:table-cell table:style-name="ce80" table:formula="of:=[$'HABILITE OCULO-MANUELLE'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 AND 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 AND 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 AND 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80" table:formula="of:=[$RYTHME.C1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2" calcext:value-type="float">
            <text:p>42</text:p>
          </table:table-cell>
          <table:table-cell table:style-name="ce80" table:formula="of:=[$TONUS.C7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'HABILITE OCULO-MANUELLE'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 AND 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 AND 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 AND 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80" table:formula="of:=[$RYTHME.C1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3" calcext:value-type="float">
            <text:p>43</text:p>
          </table:table-cell>
          <table:table-cell table:style-name="ce80" table:formula="of:=[$TONUS.C7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60" office:value-type="string" calcext:value-type="string" table:number-columns-spanned="4" table:number-rows-spanned="2">
            <text:p><text:a xlink:href="#LATERALITE" xlink:type="simple">LAT</text:a></text:p>
          </table:table-cell>
          <table:covered-table-cell table:number-columns-repeated="3" table:style-name="ce209"/>
          <table:table-cell/>
          <table:table-cell table:style-name="ce107" office:value-type="float" office:value="3" calcext:value-type="float">
            <text:p>3</text:p>
          </table:table-cell>
          <table:table-cell table:style-name="ce80" table:formula="of:=[$'HABILITE OCULO-MANUELLE'.C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 AND 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 AND 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 AND 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80" table:formula="of:=[$RYTHME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4" calcext:value-type="float">
            <text:p>44</text:p>
          </table:table-cell>
          <table:table-cell table:style-name="ce80" table:formula="of:=[$TONUS.C7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61"/>
          <table:covered-table-cell table:number-columns-repeated="2" table:style-name="ce184"/>
          <table:table-cell/>
          <table:table-cell table:style-name="ce108" office:value-type="float" office:value="4" calcext:value-type="float">
            <text:p>4</text:p>
          </table:table-cell>
          <table:table-cell table:style-name="ce81" table:formula="of:=[$'HABILITE OCULO-MANUELLE'.C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 AND 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 AND 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 AND 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 AND 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 AND 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 AND 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 AND 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 AND 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 - " calcext:value-type="string">
            <text:p><text:s/>- <text:s/>/ <text:s/>- 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80" table:formula="of:=[$RYTHME.C1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5" calcext:value-type="float">
            <text:p>45</text:p>
          </table:table-cell>
          <table:table-cell table:style-name="ce80" table:formula="of:=[$TONUS.C7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80" table:formula="of:=[$RYTHME.C2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6" calcext:value-type="float">
            <text:p>46</text:p>
          </table:table-cell>
          <table:table-cell table:style-name="ce80" table:formula="of:=[$TONUS.C8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80" table:formula="of:=[$RYTHME.C2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7" calcext:value-type="float">
            <text:p>47</text:p>
          </table:table-cell>
          <table:table-cell table:style-name="ce80" table:formula="of:=[$TONUS.C8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1" calcext:value-type="float">
            <text:p>1</text:p>
          </table:table-cell>
          <table:table-cell table:style-name="ce80" table:formula="of:=[$LATERALITE.C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AND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AND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AND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60" office:value-type="string" calcext:value-type="string" table:number-columns-spanned="4" table:number-rows-spanned="2">
            <text:p><text:a xlink:href="#ATTENTION" xlink:type="simple">ATT</text:a></text:p>
          </table:table-cell>
          <table:covered-table-cell table:number-columns-repeated="3" table:style-name="ce180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80" table:formula="of:=[$RYTHME.C23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8" calcext:value-type="float">
            <text:p>48</text:p>
          </table:table-cell>
          <table:table-cell table:style-name="ce80" table:formula="of:=[$TONUS.C8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2" calcext:value-type="float">
            <text:p>2</text:p>
          </table:table-cell>
          <table:table-cell table:style-name="ce80" table:formula="of:=[$LATERALITE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AND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AND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AND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2" calcext:value-type="float">
            <text:p>12</text:p>
          </table:table-cell>
          <table:table-cell table:style-name="ce80" table:formula="of:=[$RYTHME.C2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9" calcext:value-type="float">
            <text:p>49</text:p>
          </table:table-cell>
          <table:table-cell table:style-name="ce80" table:formula="of:=[$TONUS.C8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3" calcext:value-type="float">
            <text:p>3</text:p>
          </table:table-cell>
          <table:table-cell table:style-name="ce80" table:formula="of:=[$LATERALITE.C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AND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AND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AND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3" calcext:value-type="float">
            <text:p>13</text:p>
          </table:table-cell>
          <table:table-cell table:style-name="ce80" table:formula="of:=[$RYTHME.C2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0" calcext:value-type="float">
            <text:p>50</text:p>
          </table:table-cell>
          <table:table-cell table:style-name="ce80" table:formula="of:=[$TONUS.C8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4" calcext:value-type="float">
            <text:p>4</text:p>
          </table:table-cell>
          <table:table-cell table:style-name="ce80" table:formula="of:=[$LATERALITE.C1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AND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AND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AND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4" calcext:value-type="float">
            <text:p>14</text:p>
          </table:table-cell>
          <table:table-cell table:style-name="ce80" table:formula="of:=[$RYTHME.C28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1" calcext:value-type="float">
            <text:p>51</text:p>
          </table:table-cell>
          <table:table-cell table:style-name="ce80" table:formula="of:=[$TONUS.C8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5" calcext:value-type="float">
            <text:p>5</text:p>
          </table:table-cell>
          <table:table-cell table:style-name="ce80" table:formula="of:=[$LATERALITE.C14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AND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AND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AND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80" table:formula="of:=[$ATTENTION.C6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  AND  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  AND  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  AND  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7" office:value-type="float" office:value="15" calcext:value-type="float">
            <text:p>15</text:p>
          </table:table-cell>
          <table:table-cell table:style-name="ce80" table:formula="of:=[$RYTHME.C3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2" calcext:value-type="float">
            <text:p>52</text:p>
          </table:table-cell>
          <table:table-cell table:style-name="ce80" table:formula="of:=[$TONUS.C90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6" calcext:value-type="float">
            <text:p>6</text:p>
          </table:table-cell>
          <table:table-cell table:style-name="ce80" table:formula="of:=[$LATERALITE.C15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AND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AND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AND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80" table:formula="of:=[$ATTENTION.C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  AND  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  AND  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  AND  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108" office:value-type="float" office:value="16" calcext:value-type="float">
            <text:p>16</text:p>
          </table:table-cell>
          <table:table-cell table:style-name="ce81" table:formula="of:=[$RYTHME.C32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 AND 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 AND 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 AND 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53" calcext:value-type="float">
            <text:p>53</text:p>
          </table:table-cell>
          <table:table-cell table:style-name="ce80" table:formula="of:=[$TONUS.C91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 AND 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 AND 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 AND 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 AND 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 AND 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 AND 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 AND 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 AND 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8" office:value-type="float" office:value="7" calcext:value-type="float">
            <text:p>7</text:p>
          </table:table-cell>
          <table:table-cell table:style-name="ce81" table:formula="of:=[$LATERALITE.C17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 AND 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 AND 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 AND 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81" table:formula="of:=[$ATTENTION.C9]" office:value-type="float" office:value="0" calcext:value-type="float">
            <text:p>0</text:p>
          </table:table-cell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  AND  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  AND  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  AND  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85"/>
          <table:table-cell table:style-name="ce195"/>
          <table:table-cell table:style-name="ce126"/>
          <table:table-cell table:style-name="ce19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3"/>
        </table:table-row>
        <table:table-row table:style-name="ro2">
          <table:table-cell table:number-columns-repeated="12"/>
          <table:table-cell table:style-name="Default" table:number-columns-repeated="4"/>
          <table:table-cell/>
          <table:table-cell table:style-name="Default" table:number-columns-repeated="4"/>
          <table:table-cell table:style-name="ce199" office:value-type="string" calcext:value-type="string">
            <text:p>BLT</text:p>
          </table:table-cell>
          <table:table-cell table:number-columns-repeated="42"/>
        </table:table-row>
        <table:table-row table:style-name="ro2">
          <table:table-cell table:number-columns-repeated="12"/>
          <table:table-cell table:style-name="Default" table:number-columns-repeated="4"/>
          <table:table-cell/>
          <table:table-cell table:style-name="Default" table:number-columns-repeated="4"/>
          <table:table-cell table:number-columns-repeated="43"/>
        </table:table-row>
        <table:table-row table:style-name="ro2">
          <table:table-cell table:number-columns-repeated="17"/>
          <table:table-cell table:style-name="Default" table:number-columns-repeated="4"/>
          <table:table-cell table:number-columns-repeated="43"/>
        </table:table-row>
        <table:table-row table:style-name="ro2">
          <table:table-cell table:number-columns-repeated="17"/>
          <table:table-cell table:style-name="Default" table:number-columns-repeated="4"/>
          <table:table-cell table:style-name="ce214"/>
          <table:table-cell table:number-columns-repeated="42"/>
        </table:table-row>
        <table:table-row table:style-name="ro2" table:number-rows-repeated="8">
          <table:table-cell table:number-columns-repeated="17"/>
          <table:table-cell table:style-name="Default" table:number-columns-repeated="4"/>
          <table:table-cell table:number-columns-repeated="43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Fiche patient'.J5:'Fiche patient'.J57 'Fiche patient'.O5:'Fiche patient'.O41 'Fiche patient'.E24:'Fiche patient'.E35 'Fiche patient'.E42:'Fiche patient'.E57 'Fiche patient'.O51:'Fiche patient'.O57 'Fiche patient'.T5:'Fiche patient'.T31 'Fiche patient'.T37:'Fiche patient'.T39 'Fiche patient'.T45:'Fiche patient'.T48 'Fiche patient'.T55:'Fiche patient'.T57">
            <calcext:condition calcext:apply-style-name="ECbad" calcext:value="is-error" calcext:base-cell-address="'Fiche patient'.E5"/>
            <calcext:condition calcext:apply-style-name="ECmoins2" calcext:value="=-2" calcext:base-cell-address="'Fiche patient'.E5"/>
            <calcext:condition calcext:apply-style-name="ECmoins1" calcext:value="=-1" calcext:base-cell-address="'Fiche patient'.E5"/>
            <calcext:condition calcext:apply-style-name="ECMoy" calcext:value="=0" calcext:base-cell-address="'Fiche patient'.E5"/>
            <calcext:condition calcext:apply-style-name="ECplus1" calcext:value="=1" calcext:base-cell-address="'Fiche patient'.E5"/>
            <calcext:condition calcext:apply-style-name="ECplus2" calcext:value="=2" calcext:base-cell-address="'Fiche patient'.E5"/>
          </calcext:conditional-format>
          <calcext:conditional-format calcext:target-range-address="'Fiche patient'.F7:'Fiche patient'.F7">
            <calcext:condition calcext:apply-style-name="BAD" calcext:value="=0" calcext:base-cell-address="'Fiche patient'.F7"/>
            <calcext:condition calcext:apply-style-name="cat1" calcext:value="=1" calcext:base-cell-address="'Fiche patient'.F7"/>
            <calcext:condition calcext:apply-style-name="cat2" calcext:value="=2" calcext:base-cell-address="'Fiche patient'.F7"/>
            <calcext:condition calcext:apply-style-name="cat3" calcext:value="=3" calcext:base-cell-address="'Fiche patient'.F7"/>
            <calcext:condition calcext:apply-style-name="cat4" calcext:value="=4" calcext:base-cell-address="'Fiche patient'.F7"/>
            <calcext:condition calcext:apply-style-name="cat5" calcext:value="=5" calcext:base-cell-address="'Fiche patient'.F7"/>
            <calcext:condition calcext:apply-style-name="BAD" calcext:value="=6" calcext:base-cell-address="'Fiche patient'.F7"/>
          </calcext:conditional-format>
          <calcext:conditional-format calcext:target-range-address="'Fiche patient'.K5:'Fiche patient'.K57 'Fiche patient'.P5:'Fiche patient'.P41 'Fiche patient'.F24:'Fiche patient'.F35 'Fiche patient'.F42:'Fiche patient'.F57 'Fiche patient'.P51:'Fiche patient'.P57 'Fiche patient'.U5:'Fiche patient'.U31 'Fiche patient'.U37:'Fiche patient'.U39 'Fiche patient'.U45:'Fiche patient'.U48 'Fiche patient'.U55:'Fiche patient'.U57">
            <calcext:condition calcext:apply-style-name="classe1" calcext:value="=&quot;1 / 2&quot;" calcext:base-cell-address="'Fiche patient'.F5"/>
            <calcext:condition calcext:apply-style-name="classe1" calcext:value="=&quot;1 / 3&quot;" calcext:base-cell-address="'Fiche patient'.F5"/>
            <calcext:condition calcext:apply-style-name="classe1" calcext:value="=&quot;1 / 4&quot;" calcext:base-cell-address="'Fiche patient'.F5"/>
            <calcext:condition calcext:apply-style-name="classe1" calcext:value="=&quot;1 / 5&quot;" calcext:base-cell-address="'Fiche patient'.F5"/>
            <calcext:condition calcext:apply-style-name="classe5" calcext:value="=&quot;2 / 2&quot;" calcext:base-cell-address="'Fiche patient'.F5"/>
            <calcext:condition calcext:apply-style-name="classe3" calcext:value="=&quot;2 / 3&quot;" calcext:base-cell-address="'Fiche patient'.F5"/>
            <calcext:condition calcext:apply-style-name="classe3" calcext:value="=&quot;2 / 4&quot;" calcext:base-cell-address="'Fiche patient'.F5"/>
            <calcext:condition calcext:apply-style-name="classe2" calcext:value="=&quot;2 / 5&quot;" calcext:base-cell-address="'Fiche patient'.F5"/>
            <calcext:condition calcext:apply-style-name="classe5" calcext:value="=&quot;3 / 3&quot;" calcext:base-cell-address="'Fiche patient'.F5"/>
            <calcext:condition calcext:apply-style-name="classe4" calcext:value="=&quot;3 / 4&quot;" calcext:base-cell-address="'Fiche patient'.F5"/>
            <calcext:condition calcext:apply-style-name="classe3" calcext:value="=&quot;3 / 5&quot;" calcext:base-cell-address="'Fiche patient'.F5"/>
            <calcext:condition calcext:apply-style-name="classe5" calcext:value="=&quot;4 / 4&quot;" calcext:base-cell-address="'Fiche patient'.F5"/>
            <calcext:condition calcext:apply-style-name="classe4" calcext:value="=&quot;4 / 5&quot;" calcext:base-cell-address="'Fiche patient'.F5"/>
            <calcext:condition calcext:apply-style-name="classe5" calcext:value="=&quot;5 / 5&quot;" calcext:base-cell-address="'Fiche patient'.F5"/>
            <calcext:condition calcext:apply-style-name="classeBAD" calcext:value="=&quot; - &quot;" calcext:base-cell-address="'Fiche patient'.F5"/>
          </calcext:conditional-format>
        </calcext:conditional-formats>
      </table:table>
      <table:table table:name="TONUS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37"/>
        <table:table-column table:style-name="co8" table:default-cell-style-name="ce237"/>
        <table:table-column table:style-name="co9" table:number-columns-repeated="3" table:default-cell-style-name="ce237"/>
        <table:table-column table:style-name="co6" table:number-columns-repeated="10" table:default-cell-style-name="ce237"/>
        <table:table-column table:style-name="co10" table:number-columns-repeated="1006" table:default-cell-style-name="ce237"/>
        <table:table-column table:style-name="co10" table:number-columns-repeated="3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238" office:value-type="string" calcext:value-type="string" table:number-columns-spanned="4" table:number-rows-spanned="2">
            <text:p>TONUS</text:p>
          </table:table-cell>
          <table:covered-table-cell table:number-columns-repeated="2" table:style-name="ce245"/>
          <table:covered-table-cell table:style-name="ce252"/>
          <table:table-cell/>
          <table:table-cell table:style-name="ce205" office:value-type="string" calcext:value-type="string" table:number-columns-spanned="1" table:number-rows-spanned="2">
            <text:p><text:a xlink:href="#Fiche patient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MOTRICITE GLOBALE" xlink:type="simple">&gt;</text:a></text:p>
          </table:table-cell>
          <table:table-cell table:style-name="Default"/>
          <table:table-cell table:number-columns-repeated="1014"/>
        </table:table-row>
        <table:table-row table:style-name="ro3">
          <table:table-cell/>
          <table:covered-table-cell table:style-name="ce239"/>
          <table:covered-table-cell table:number-columns-repeated="2" table:style-name="ce246"/>
          <table:covered-table-cell table:style-name="ce253"/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0"/>
          <table:table-cell table:style-name="ce247" office:value-type="string" calcext:value-type="string">
            <text:p>Note brute</text:p>
          </table:table-cell>
          <table:table-cell table:style-name="ce247" office:value-type="string" calcext:value-type="string">
            <text:p>σ</text:p>
          </table:table-cell>
          <table:table-cell table:style-name="ce254" office:value-type="string" calcext:value-type="string">
            <text:p>Note standard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1" office:value-type="string" calcext:value-type="string">
            <text:p>Ballant du poignet</text:p>
          </table:table-cell>
          <table:table-cell table:style-name="ce247" table:number-columns-repeated="2"/>
          <table:table-cell table:style-name="ce254"/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Valeur angulaire du poignet gauche <text:span text:style-name="T1">TON 1</text:span></text:p>
          </table:table-cell>
          <table:table-cell table:style-name="ce248"/>
          <table:table-cell table:style-name="ce249" table:formula="of:=[$'Fiche patient'.J5]" office:value-type="string" office:string-value="" calcext:value-type="error">
            <text:p>#VALEUR !</text:p>
          </table:table-cell>
          <table:table-cell table:style-name="ce255" table:formula="of:=[$'Fiche patient'.K5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Valeur angulaire du poignet droit <text:span text:style-name="T1">TON 2</text:span></text:p>
          </table:table-cell>
          <table:table-cell table:style-name="ce248"/>
          <table:table-cell table:style-name="ce249" table:formula="of:=[$'Fiche patient'.J6]" office:value-type="string" office:string-value="" calcext:value-type="error">
            <text:p>#VALEUR !</text:p>
          </table:table-cell>
          <table:table-cell table:style-name="ce255" table:formula="of:=[$'Fiche patient'.K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Résistance du poignet D/G <text:span text:style-name="T1">TON 3 </text:span></text:p>
          </table:table-cell>
          <table:table-cell table:style-name="ce248"/>
          <table:table-cell table:style-name="ce249" table:formula="of:=[$'Fiche patient'.J7]" office:value-type="string" office:string-value="" calcext:value-type="error">
            <text:p>#VALEUR !</text:p>
          </table:table-cell>
          <table:table-cell table:style-name="ce255" table:formula="of:=[$'Fiche patient'.K7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1" office:value-type="string" calcext:value-type="string">
            <text:p>Ballant du pied</text:p>
          </table:table-cell>
          <table:table-cell table:style-name="ce247" table:number-columns-repeated="2"/>
          <table:table-cell table:style-name="ce254"/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Valeur angulaire pied gauche TON 4</text:p>
          </table:table-cell>
          <table:table-cell table:style-name="ce248"/>
          <table:table-cell table:style-name="ce249" table:formula="of:=[$'Fiche patient'.J8]" office:value-type="string" office:string-value="" calcext:value-type="error">
            <text:p>#VALEUR !</text:p>
          </table:table-cell>
          <table:table-cell table:style-name="ce249" table:formula="of:=[$'Fiche patient'.K8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Valeur angulaire pied droit TON 5</text:p>
          </table:table-cell>
          <table:table-cell table:style-name="ce248"/>
          <table:table-cell table:style-name="ce249" table:formula="of:=[$'Fiche patient'.J9]" office:value-type="string" office:string-value="" calcext:value-type="error">
            <text:p>#VALEUR !</text:p>
          </table:table-cell>
          <table:table-cell table:style-name="ce249" table:formula="of:=[$'Fiche patient'.K9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Résistance du pied D/G TON 6 </text:p>
          </table:table-cell>
          <table:table-cell table:style-name="ce248"/>
          <table:table-cell table:style-name="ce249" table:formula="of:=[$'Fiche patient'.J10]" office:value-type="string" office:string-value="" calcext:value-type="error">
            <text:p>#VALEUR !</text:p>
          </table:table-cell>
          <table:table-cell table:style-name="ce249" table:formula="of:=[$'Fiche patient'.K10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1" office:value-type="string" calcext:value-type="string">
            <text:p>Extensibilité de l'épaule</text:p>
          </table:table-cell>
          <table:table-cell table:style-name="ce247" table:number-columns-repeated="2"/>
          <table:table-cell table:style-name="ce254"/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Valeur angulaire de l'épaule droite TON 7</text:p>
          </table:table-cell>
          <table:table-cell table:style-name="ce248"/>
          <table:table-cell table:style-name="ce249" table:formula="of:=[$'Fiche patient'.J11]" office:value-type="string" office:string-value="" calcext:value-type="error">
            <text:p>#VALEUR !</text:p>
          </table:table-cell>
          <table:table-cell table:style-name="ce249" table:formula="of:=[$'Fiche patient'.K11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Valeur angulaire de l'épaule gauche TON 8</text:p>
          </table:table-cell>
          <table:table-cell table:style-name="ce248"/>
          <table:table-cell table:style-name="ce249" table:formula="of:=[$'Fiche patient'.J12]" office:value-type="string" office:string-value="" calcext:value-type="error">
            <text:p>#VALEUR !</text:p>
          </table:table-cell>
          <table:table-cell table:style-name="ce249" table:formula="of:=[$'Fiche patient'.K12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Résistance de l'épaule D/G TON 9</text:p>
          </table:table-cell>
          <table:table-cell table:style-name="ce248"/>
          <table:table-cell table:style-name="ce249" table:formula="of:=[$'Fiche patient'.J13]" office:value-type="string" office:string-value="" calcext:value-type="error">
            <text:p>#VALEUR !</text:p>
          </table:table-cell>
          <table:table-cell table:style-name="ce249" table:formula="of:=[$'Fiche patient'.K13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1" office:value-type="string" calcext:value-type="string">
            <text:p>Extensibilité du poignet</text:p>
          </table:table-cell>
          <table:table-cell table:style-name="ce247" table:number-columns-repeated="3"/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Valeur angulaire du poignet droit TON 10</text:p>
          </table:table-cell>
          <table:table-cell table:style-name="ce248"/>
          <table:table-cell table:style-name="ce249" table:formula="of:=[$'Fiche patient'.J14]" office:value-type="string" office:string-value="" calcext:value-type="error">
            <text:p>#VALEUR !</text:p>
          </table:table-cell>
          <table:table-cell table:style-name="ce249" table:formula="of:=[$'Fiche patient'.K14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Valeur angulaire du poignet gauche TON 11</text:p>
          </table:table-cell>
          <table:table-cell table:style-name="ce248"/>
          <table:table-cell table:style-name="ce249" table:formula="of:=[$'Fiche patient'.J15]" office:value-type="string" office:string-value="" calcext:value-type="error">
            <text:p>#VALEUR !</text:p>
          </table:table-cell>
          <table:table-cell table:style-name="ce249" table:formula="of:=[$'Fiche patient'.K15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Résistance du poignet D/G TON 12</text:p>
          </table:table-cell>
          <table:table-cell table:style-name="ce248"/>
          <table:table-cell table:style-name="ce249" table:formula="of:=[$'Fiche patient'.J16]" office:value-type="string" office:string-value="" calcext:value-type="error">
            <text:p>#VALEUR !</text:p>
          </table:table-cell>
          <table:table-cell table:style-name="ce249" table:formula="of:=[$'Fiche patient'.K16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/>
          <table:covered-table-cell table:number-columns-repeated="3" table:style-name="ce210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243" office:value-type="string" calcext:value-type="string">
            <text:p>Extensibilité des angles poplités TON 13</text:p>
          </table:table-cell>
          <table:table-cell table:style-name="ce248"/>
          <table:table-cell table:style-name="ce251" table:formula="of:=[$'Fiche patient'.J17]" office:value-type="string" office:string-value="" calcext:value-type="error">
            <text:p>#VALEUR !</text:p>
          </table:table-cell>
          <table:table-cell table:style-name="ce251" table:formula="of:=[$'Fiche patient'.K17]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3">
          <table:table-cell/>
          <table:table-cell table:style-name="ce243" office:value-type="string" calcext:value-type="string">
            <text:p>Extensibilité de l'angle des adducteurs TON 14</text:p>
          </table:table-cell>
          <table:table-cell table:style-name="ce248"/>
          <table:table-cell table:style-name="ce251" table:formula="of:=[$'Fiche patient'.J18]" office:value-type="string" office:string-value="" calcext:value-type="error">
            <text:p>#VALEUR !</text:p>
          </table:table-cell>
          <table:table-cell table:style-name="ce251" table:formula="of:=[$'Fiche patient'.K18]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3">
          <table:table-cell/>
          <table:table-cell table:style-name="ce243" office:value-type="string" calcext:value-type="string">
            <text:p>Extensibilité de l'angle talon-oreille TON 15</text:p>
          </table:table-cell>
          <table:table-cell table:style-name="ce248"/>
          <table:table-cell table:style-name="ce251" table:formula="of:=[$'Fiche patient'.J19]" office:value-type="string" office:string-value="" calcext:value-type="error">
            <text:p>#VALEUR !</text:p>
          </table:table-cell>
          <table:table-cell table:style-name="ce251" table:formula="of:=[$'Fiche patient'.K19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Extensibilité du pied, jambe fléchie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Valeur angulaire du pied droit TON 16</text:p>
          </table:table-cell>
          <table:table-cell table:style-name="ce248"/>
          <table:table-cell table:style-name="ce249" table:formula="of:=[$'Fiche patient'.J20]" office:value-type="string" office:string-value="" calcext:value-type="error">
            <text:p>#VALEUR !</text:p>
          </table:table-cell>
          <table:table-cell table:style-name="ce249" table:formula="of:=[$'Fiche patient'.K2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Valeur angulaire du pied gauche TON 18</text:p>
          </table:table-cell>
          <table:table-cell table:style-name="ce248"/>
          <table:table-cell table:style-name="ce249" table:formula="of:=[$'Fiche patient'.J22]" office:value-type="string" office:string-value="" calcext:value-type="error">
            <text:p>#VALEUR !</text:p>
          </table:table-cell>
          <table:table-cell table:style-name="ce249" table:formula="of:=[$'Fiche patient'.K22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Résistance du pied D/G TON 20</text:p>
          </table:table-cell>
          <table:table-cell table:style-name="ce248"/>
          <table:table-cell table:style-name="ce249" table:formula="of:=[$'Fiche patient'.J24]" office:value-type="string" office:string-value="" calcext:value-type="error">
            <text:p>#VALEUR !</text:p>
          </table:table-cell>
          <table:table-cell table:style-name="ce249" table:formula="of:=[$'Fiche patient'.K24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Extensibilité du pied, jambe fléchie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Valeur angulaire du pied droit TON 17</text:p>
          </table:table-cell>
          <table:table-cell table:style-name="ce248"/>
          <table:table-cell table:style-name="ce249" table:formula="of:=[$'Fiche patient'.J21]" office:value-type="string" office:string-value="" calcext:value-type="error">
            <text:p>#VALEUR !</text:p>
          </table:table-cell>
          <table:table-cell table:style-name="ce249" table:formula="of:=[$'Fiche patient'.K2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Valeur angulaire du pied gauche TON 19</text:p>
          </table:table-cell>
          <table:table-cell table:style-name="ce248"/>
          <table:table-cell table:style-name="ce249" table:formula="of:=[$'Fiche patient'.J23]" office:value-type="string" office:string-value="" calcext:value-type="error">
            <text:p>#VALEUR !</text:p>
          </table:table-cell>
          <table:table-cell table:style-name="ce249" table:formula="of:=[$'Fiche patient'.K23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Résistance du pied D/G TON 21</text:p>
          </table:table-cell>
          <table:table-cell table:style-name="ce248"/>
          <table:table-cell table:style-name="ce249" table:formula="of:=[$'Fiche patient'.J25]" office:value-type="string" office:string-value="" calcext:value-type="error">
            <text:p>#VALEUR !</text:p>
          </table:table-cell>
          <table:table-cell table:style-name="ce249" table:formula="of:=[$'Fiche patient'.K2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3" office:value-type="string" calcext:value-type="string">
            <text:p>Extensibilité du tronc TON 24</text:p>
          </table:table-cell>
          <table:table-cell table:style-name="ce248"/>
          <table:table-cell table:style-name="ce251" table:formula="of:=[$'Fiche patient'.J28]" office:value-type="string" office:string-value="" calcext:value-type="error">
            <text:p>#VALEUR !</text:p>
          </table:table-cell>
          <table:table-cell table:style-name="ce251" table:formula="of:=[$'Fiche patient'.K28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Mobilisation passive des membres</text:p>
          </table:table-cell>
          <table:table-cell table:style-name="ce247" table:number-columns-repeated="3"/>
          <table:table-cell table:number-columns-repeated="3"/>
          <table:table-cell table:style-name="ce256"/>
          <table:table-cell table:number-columns-repeated="1015"/>
        </table:table-row>
        <table:table-row table:style-name="ro3">
          <table:table-cell/>
          <table:table-cell table:style-name="ce242" office:value-type="string" calcext:value-type="string">
            <text:p>Détente musculaire des bras TON 25</text:p>
          </table:table-cell>
          <table:table-cell table:style-name="ce248"/>
          <table:table-cell table:style-name="ce249" table:formula="of:=[$'Fiche patient'.J29]" office:value-type="string" office:string-value="" calcext:value-type="error">
            <text:p>#VALEUR !</text:p>
          </table:table-cell>
          <table:table-cell table:style-name="ce249" table:formula="of:=[$'Fiche patient'.K29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Détente musculaire des jambes TON 26</text:p>
          </table:table-cell>
          <table:table-cell table:style-name="ce248"/>
          <table:table-cell table:style-name="ce249" table:formula="of:=[$'Fiche patient'.J30]" office:value-type="string" office:string-value="" calcext:value-type="error">
            <text:p>#VALEUR !</text:p>
          </table:table-cell>
          <table:table-cell table:style-name="ce249" table:formula="of:=[$'Fiche patient'.K3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Note globale de mobilisation passive TON 27</text:p>
          </table:table-cell>
          <table:table-cell table:style-name="ce248"/>
          <table:table-cell table:style-name="ce249" table:formula="of:=[$'Fiche patient'.J31]" office:value-type="string" office:string-value="" calcext:value-type="error">
            <text:p>#VALEUR !</text:p>
          </table:table-cell>
          <table:table-cell table:style-name="ce249" table:formula="of:=[$'Fiche patient'.K3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Tonus de soutien (assis)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Poussée en avant TON 28</text:p>
          </table:table-cell>
          <table:table-cell table:style-name="ce248"/>
          <table:table-cell table:style-name="ce249" table:formula="of:=[$'Fiche patient'.J32]" office:value-type="string" office:string-value="" calcext:value-type="error">
            <text:p>#VALEUR !</text:p>
          </table:table-cell>
          <table:table-cell table:style-name="ce249" table:formula="of:=[$'Fiche patient'.K32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Poussée côté droit TON 29</text:p>
          </table:table-cell>
          <table:table-cell table:style-name="ce248"/>
          <table:table-cell table:style-name="ce249" table:formula="of:=[$'Fiche patient'.J33]" office:value-type="string" office:string-value="" calcext:value-type="error">
            <text:p>#VALEUR !</text:p>
          </table:table-cell>
          <table:table-cell table:style-name="ce249" table:formula="of:=[$'Fiche patient'.K33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Poussée côté gauche TON 30</text:p>
          </table:table-cell>
          <table:table-cell table:style-name="ce248"/>
          <table:table-cell table:style-name="ce249" table:formula="of:=[$'Fiche patient'.J34]" office:value-type="string" office:string-value="" calcext:value-type="error">
            <text:p>#VALEUR !</text:p>
          </table:table-cell>
          <table:table-cell table:style-name="ce249" table:formula="of:=[$'Fiche patient'.K34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Poussée arrière TON 31</text:p>
          </table:table-cell>
          <table:table-cell table:style-name="ce248"/>
          <table:table-cell table:style-name="ce249" table:formula="of:=[$'Fiche patient'.J35]" office:value-type="string" office:string-value="" calcext:value-type="error">
            <text:p>#VALEUR !</text:p>
          </table:table-cell>
          <table:table-cell table:style-name="ce249" table:formula="of:=[$'Fiche patient'.K3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Note globale de tonus de soutien TON 32</text:p>
          </table:table-cell>
          <table:table-cell table:style-name="ce248"/>
          <table:table-cell table:style-name="ce249" table:formula="of:=[$'Fiche patient'.J36]" office:value-type="string" office:string-value="" calcext:value-type="error">
            <text:p>#VALEUR !</text:p>
          </table:table-cell>
          <table:table-cell table:style-name="ce249" table:formula="of:=[$'Fiche patient'.K3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Tonus d'attitude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Épreuve de la poussé faible D/G TON 33 </text:p>
          </table:table-cell>
          <table:table-cell table:style-name="ce248"/>
          <table:table-cell table:style-name="ce249" table:formula="of:=[$'Fiche patient'.J37]" office:value-type="string" office:string-value="" calcext:value-type="error">
            <text:p>#VALEUR !</text:p>
          </table:table-cell>
          <table:table-cell table:style-name="ce249" table:formula="of:=[$'Fiche patient'.K3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Réflexes rotuliens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Réflexe rotulien droit TON 34</text:p>
          </table:table-cell>
          <table:table-cell table:style-name="ce248"/>
          <table:table-cell table:style-name="ce249" table:formula="of:=[$'Fiche patient'.J38]" office:value-type="string" office:string-value="" calcext:value-type="error">
            <text:p>#VALEUR !</text:p>
          </table:table-cell>
          <table:table-cell table:style-name="ce249" table:formula="of:=[$'Fiche patient'.K38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Réflexe rotulien gauche TON 35</text:p>
          </table:table-cell>
          <table:table-cell table:style-name="ce248"/>
          <table:table-cell table:style-name="ce249" table:formula="of:=[$'Fiche patient'.J39]" office:value-type="string" office:string-value="" calcext:value-type="error">
            <text:p>#VALEUR !</text:p>
          </table:table-cell>
          <table:table-cell table:style-name="ce249" table:formula="of:=[$'Fiche patient'.K39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Note globale réflexe rotulien TON 36</text:p>
          </table:table-cell>
          <table:table-cell table:style-name="ce248"/>
          <table:table-cell table:style-name="ce249" table:formula="of:=[$'Fiche patient'.J40]" office:value-type="string" office:string-value="" calcext:value-type="error">
            <text:p>#VALEUR !</text:p>
          </table:table-cell>
          <table:table-cell table:style-name="ce249" table:formula="of:=[$'Fiche patient'.K4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Détermination de la latéralité tonique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Latéralité tonique manuelle D/G/D=G TON 22</text:p>
          </table:table-cell>
          <table:table-cell table:style-name="ce248"/>
          <table:table-cell table:style-name="ce249" table:formula="of:=[$'Fiche patient'.J26]" office:value-type="string" office:string-value="" calcext:value-type="error">
            <text:p>#VALEUR !</text:p>
          </table:table-cell>
          <table:table-cell table:style-name="ce249" table:formula="of:=[$'Fiche patient'.K2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Latéralité tonique pédestre D/G/D=G TON 23</text:p>
          </table:table-cell>
          <table:table-cell table:style-name="ce248"/>
          <table:table-cell table:style-name="ce249" table:formula="of:=[$'Fiche patient'.J27]" office:value-type="string" office:string-value="" calcext:value-type="error">
            <text:p>#VALEUR !</text:p>
          </table:table-cell>
          <table:table-cell table:style-name="ce249" table:formula="of:=[$'Fiche patient'.K2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Latéralité tonique harmonieuse/discordante</text:p>
          </table:table-cell>
          <table:table-cell table:style-name="ce249" table:number-columns-repeated="3"/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TONUS D'ACTION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Pronosupination unilatérale de la main (diadococinésie)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Qualité du mouvement de la main droite TON 37</text:p>
          </table:table-cell>
          <table:table-cell table:style-name="ce248"/>
          <table:table-cell table:style-name="ce249" table:formula="of:=[$'Fiche patient'.J41]" office:value-type="string" office:string-value="" calcext:value-type="error">
            <text:p>#VALEUR !</text:p>
          </table:table-cell>
          <table:table-cell table:style-name="ce249" table:formula="of:=[$'Fiche patient'.K4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Qualité du mouvement de la main gauche TON 38</text:p>
          </table:table-cell>
          <table:table-cell table:style-name="ce248"/>
          <table:table-cell table:style-name="ce249" table:formula="of:=[$'Fiche patient'.J42]" office:value-type="string" office:string-value="" calcext:value-type="error">
            <text:p>#VALEUR !</text:p>
          </table:table-cell>
          <table:table-cell table:style-name="ce249" table:formula="of:=[$'Fiche patient'.K42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Note globale qualité du mouvement TON 39</text:p>
          </table:table-cell>
          <table:table-cell table:style-name="ce248"/>
          <table:table-cell table:style-name="ce249" table:formula="of:=[$'Fiche patient'.J43]" office:value-type="string" office:string-value="" calcext:value-type="error">
            <text:p>#VALEUR !</text:p>
          </table:table-cell>
          <table:table-cell table:style-name="ce249" table:formula="of:=[$'Fiche patient'.K43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de la main droite qui exécute TON 40</text:p>
          </table:table-cell>
          <table:table-cell table:style-name="ce248"/>
          <table:table-cell table:style-name="ce249" table:formula="of:=[$'Fiche patient'.J44]" office:value-type="string" office:string-value="" calcext:value-type="error">
            <text:p>#VALEUR !</text:p>
          </table:table-cell>
          <table:table-cell table:style-name="ce249" table:formula="of:=[$'Fiche patient'.K44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de la main gauche qui exécute TON 41</text:p>
          </table:table-cell>
          <table:table-cell table:style-name="ce248"/>
          <table:table-cell table:style-name="ce249" table:formula="of:=[$'Fiche patient'.J45]" office:value-type="string" office:string-value="" calcext:value-type="error">
            <text:p>#VALEUR !</text:p>
          </table:table-cell>
          <table:table-cell table:style-name="ce249" table:formula="of:=[$'Fiche patient'.K4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des deux mains réunies TON 42</text:p>
          </table:table-cell>
          <table:table-cell table:style-name="ce248"/>
          <table:table-cell table:style-name="ce249" table:formula="of:=[$'Fiche patient'.J46]" office:value-type="string" office:string-value="" calcext:value-type="error">
            <text:p>#VALEUR !</text:p>
          </table:table-cell>
          <table:table-cell table:style-name="ce249" table:formula="of:=[$'Fiche patient'.K4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homolatérales deux mains réunies TON 43</text:p>
          </table:table-cell>
          <table:table-cell table:style-name="ce248"/>
          <table:table-cell table:style-name="ce249" table:formula="of:=[$'Fiche patient'.J47]" office:value-type="string" office:string-value="" calcext:value-type="error">
            <text:p>#VALEUR !</text:p>
          </table:table-cell>
          <table:table-cell table:style-name="ce249" table:formula="of:=[$'Fiche patient'.K4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controlatérales deux mains réunies TON 44</text:p>
          </table:table-cell>
          <table:table-cell table:style-name="ce248"/>
          <table:table-cell table:style-name="ce249" table:formula="of:=[$'Fiche patient'.J48]" office:value-type="string" office:string-value="" calcext:value-type="error">
            <text:p>#VALEUR !</text:p>
          </table:table-cell>
          <table:table-cell table:style-name="ce249" table:formula="of:=[$'Fiche patient'.K48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bucco-faciales deux mains réunies TON 45</text:p>
          </table:table-cell>
          <table:table-cell table:style-name="ce248"/>
          <table:table-cell table:style-name="ce249" table:formula="of:=[$'Fiche patient'.J49]" office:value-type="string" office:string-value="" calcext:value-type="error">
            <text:p>#VALEUR !</text:p>
          </table:table-cell>
          <table:table-cell table:style-name="ce249" table:formula="of:=[$'Fiche patient'.K49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Ouverture-fermeture des deux mains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Qualité du mouvement des deux mains réunies TON 46</text:p>
          </table:table-cell>
          <table:table-cell table:style-name="ce248"/>
          <table:table-cell table:style-name="ce249" table:formula="of:=[$'Fiche patient'.J50]" office:value-type="string" office:string-value="" calcext:value-type="error">
            <text:p>#VALEUR !</text:p>
          </table:table-cell>
          <table:table-cell table:style-name="ce249" table:formula="of:=[$'Fiche patient'.K5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bucco-faciales des mains réunies TON 47</text:p>
          </table:table-cell>
          <table:table-cell table:style-name="ce248"/>
          <table:table-cell table:style-name="ce249" table:formula="of:=[$'Fiche patient'.J51]" office:value-type="string" office:string-value="" calcext:value-type="error">
            <text:p>#VALEUR !</text:p>
          </table:table-cell>
          <table:table-cell table:style-name="ce249" table:formula="of:=[$'Fiche patient'.K5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Ouverture-fermeture de la bouche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Qualité du mouvement TON 48</text:p>
          </table:table-cell>
          <table:table-cell table:style-name="ce248"/>
          <table:table-cell table:style-name="ce249" table:formula="of:=[$'Fiche patient'.J52]" office:value-type="string" office:string-value="" calcext:value-type="error">
            <text:p>#VALEUR !</text:p>
          </table:table-cell>
          <table:table-cell table:style-name="ce249" table:formula="of:=[$'Fiche patient'.K52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hémicorps D+G TON 49</text:p>
          </table:table-cell>
          <table:table-cell table:style-name="ce248"/>
          <table:table-cell table:style-name="ce249" table:formula="of:=[$'Fiche patient'.J53]" office:value-type="string" office:string-value="" calcext:value-type="error">
            <text:p>#VALEUR !</text:p>
          </table:table-cell>
          <table:table-cell table:style-name="ce249" table:formula="of:=[$'Fiche patient'.K53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0"/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1" office:value-type="string" calcext:value-type="string">
            <text:p>Notes globales des syncinésies aux trois épreuves</text:p>
          </table:table-cell>
          <table:table-cell table:style-name="ce247" table:number-columns-repeated="3"/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sur les trois épreuves TON 50</text:p>
          </table:table-cell>
          <table:table-cell table:style-name="ce248"/>
          <table:table-cell table:style-name="ce249" table:formula="of:=[$'Fiche patient'.J54]" office:value-type="string" office:string-value="" calcext:value-type="error">
            <text:p>#VALEUR !</text:p>
          </table:table-cell>
          <table:table-cell table:style-name="ce249" table:formula="of:=[$'Fiche patient'.K54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bucco-faciales TON 51</text:p>
          </table:table-cell>
          <table:table-cell table:style-name="ce248"/>
          <table:table-cell table:style-name="ce249" table:formula="of:=[$'Fiche patient'.J55]" office:value-type="string" office:string-value="" calcext:value-type="error">
            <text:p>#VALEUR !</text:p>
          </table:table-cell>
          <table:table-cell table:style-name="ce249" table:formula="of:=[$'Fiche patient'.K5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2" office:value-type="string" calcext:value-type="string">
            <text:p>Syncinésies sur l'hémicorps droit TON 52</text:p>
          </table:table-cell>
          <table:table-cell table:style-name="ce248"/>
          <table:table-cell table:style-name="ce249" table:formula="of:=[$'Fiche patient'.J56]" office:value-type="string" office:string-value="" calcext:value-type="error">
            <text:p>#VALEUR !</text:p>
          </table:table-cell>
          <table:table-cell table:style-name="ce249" table:formula="of:=[$'Fiche patient'.K5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44" office:value-type="string" calcext:value-type="string">
            <text:p>Syncinésies sur l'hémicorps gauche TON 53</text:p>
          </table:table-cell>
          <table:table-cell table:style-name="ce250"/>
          <table:table-cell table:style-name="ce249" table:formula="of:=[$'Fiche patient'.J57]" office:value-type="string" office:string-value="" calcext:value-type="error">
            <text:p>#VALEUR !</text:p>
          </table:table-cell>
          <table:table-cell table:style-name="ce249" table:formula="of:=[$'Fiche patient'.K5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TRICITE GLOBALE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5" table:default-cell-style-name="ce257"/>
        <table:table-column table:style-name="co10" table:number-columns-repeated="1014" table:default-cell-style-name="ce257"/>
        <table:table-row table:style-name="ro3">
          <table:table-cell table:number-columns-repeated="1024"/>
        </table:table-row>
        <table:table-row table:style-name="ro3">
          <table:table-cell/>
          <table:table-cell table:style-name="ce258" office:value-type="string" calcext:value-type="string" table:number-columns-spanned="4" table:number-rows-spanned="2">
            <text:p>MOTRICITÉ GLOBALE</text:p>
          </table:table-cell>
          <table:covered-table-cell table:number-columns-repeated="3" table:style-name="ce260"/>
          <table:table-cell/>
          <table:table-cell table:style-name="ce205" office:value-type="string" calcext:value-type="string" table:number-columns-spanned="1" table:number-rows-spanned="2">
            <text:p><text:a xlink:href="#TONUS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LATERALITE" xlink:type="simple">&gt;</text:a></text:p>
          </table:table-cell>
          <table:table-cell table:number-columns-repeated="1015"/>
        </table:table-row>
        <table:table-row table:style-name="ro3">
          <table:table-cell/>
          <table:covered-table-cell table:style-name="ce259"/>
          <table:covered-table-cell table:number-columns-repeated="3" table:style-name="ce260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/>
          <table:table-cell table:style-name="ce268" office:value-type="string" calcext:value-type="string">
            <text:p>Note brute</text:p>
          </table:table-cell>
          <table:table-cell table:style-name="ce268" office:value-type="string" calcext:value-type="string">
            <text:p>σ</text:p>
          </table:table-cell>
          <table:table-cell table:style-name="ce268" office:value-type="string" calcext:value-type="string">
            <text:p>Note standard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1" office:value-type="string" calcext:value-type="string">
            <text:p>Équilibre dynamique</text:p>
          </table:table-cell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Marche spontanée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Posture des bras MOT 1</text:p>
          </table:table-cell>
          <table:table-cell table:style-name="ce270"/>
          <table:table-cell table:style-name="ce268" table:formula="of:=[$'Fiche patient'.O5]" office:value-type="string" office:string-value="" calcext:value-type="error">
            <text:p>#VALEUR !</text:p>
          </table:table-cell>
          <table:table-cell table:style-name="ce268" table:formula="of:=[$'Fiche patient'.P5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Position des pieds MOT 2 </text:p>
          </table:table-cell>
          <table:table-cell table:style-name="ce270"/>
          <table:table-cell table:style-name="ce268" table:formula="of:=[$'Fiche patient'.O6]" office:value-type="string" office:string-value="" calcext:value-type="error">
            <text:p>#VALEUR !</text:p>
          </table:table-cell>
          <table:table-cell table:style-name="ce268" table:formula="of:=[$'Fiche patient'.P6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Posture des pieds MOT 3 </text:p>
          </table:table-cell>
          <table:table-cell table:style-name="ce270"/>
          <table:table-cell table:style-name="ce268" table:formula="of:=[$'Fiche patient'.O7]" office:value-type="string" office:string-value="" calcext:value-type="error">
            <text:p>#VALEUR !</text:p>
          </table:table-cell>
          <table:table-cell table:style-name="ce268" table:formula="of:=[$'Fiche patient'.P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 office:value-type="string" calcext:value-type="string">
            <text:p>Pieds directeur : Droit/Gauche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de marche spontanée MOT 4 </text:p>
          </table:table-cell>
          <table:table-cell table:style-name="ce270"/>
          <table:table-cell table:style-name="ce268" table:formula="of:=[$'Fiche patient'.O8]" office:value-type="string" office:string-value="" calcext:value-type="error">
            <text:p>#VALEUR !</text:p>
          </table:table-cell>
          <table:table-cell table:style-name="ce268" table:formula="of:=[$'Fiche patient'.P8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Marche en avant sur ligne droite</text:p>
          </table:table-cell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Durée MOT 5</text:p>
          </table:table-cell>
          <table:table-cell table:style-name="ce270"/>
          <table:table-cell table:style-name="ce268" table:formula="of:=[$'Fiche patient'.O9]" office:value-type="string" office:string-value="" calcext:value-type="error">
            <text:p>#VALEUR !</text:p>
          </table:table-cell>
          <table:table-cell table:style-name="ce268" table:formula="of:=[$'Fiche patient'.P9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Posture des bras et des pieds MOT 6</text:p>
          </table:table-cell>
          <table:table-cell table:style-name="ce270"/>
          <table:table-cell table:style-name="ce268" table:formula="of:=[$'Fiche patient'.O10]" office:value-type="string" office:string-value="" calcext:value-type="error">
            <text:p>#VALEUR !</text:p>
          </table:table-cell>
          <table:table-cell table:style-name="ce268" table:formula="of:=[$'Fiche patient'.P10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de Marche en avant MOT 7</text:p>
          </table:table-cell>
          <table:table-cell table:style-name="ce270"/>
          <table:table-cell table:style-name="ce268" table:formula="of:=[$'Fiche patient'.O11]" office:value-type="string" office:string-value="" calcext:value-type="error">
            <text:p>#VALEUR !</text:p>
          </table:table-cell>
          <table:table-cell table:style-name="ce268" table:formula="of:=[$'Fiche patient'.P11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Marche en arrière sur ligne droite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Durée MOT 8</text:p>
          </table:table-cell>
          <table:table-cell table:style-name="ce270"/>
          <table:table-cell table:style-name="ce268" table:formula="of:=[$'Fiche patient'.O12]" office:value-type="string" office:string-value="" calcext:value-type="error">
            <text:p>#VALEUR !</text:p>
          </table:table-cell>
          <table:table-cell table:style-name="ce268" table:formula="of:=[$'Fiche patient'.P12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Posture des bras et des pieds MOT 9</text:p>
          </table:table-cell>
          <table:table-cell table:style-name="ce270"/>
          <table:table-cell table:style-name="ce268" table:formula="of:=[$'Fiche patient'.O13]" office:value-type="string" office:string-value="" calcext:value-type="error">
            <text:p>#VALEUR !</text:p>
          </table:table-cell>
          <table:table-cell table:style-name="ce268" table:formula="of:=[$'Fiche patient'.P13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de marche en arrière MOT 10</text:p>
          </table:table-cell>
          <table:table-cell table:style-name="ce270"/>
          <table:table-cell table:style-name="ce268" table:formula="of:=[$'Fiche patient'.O14]" office:value-type="string" office:string-value="" calcext:value-type="error">
            <text:p>#VALEUR !</text:p>
          </table:table-cell>
          <table:table-cell table:style-name="ce268" table:formula="of:=[$'Fiche patient'.P14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Marche sur la pointe des pieds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Posture des pieds MOT 11</text:p>
          </table:table-cell>
          <table:table-cell table:style-name="ce270"/>
          <table:table-cell table:style-name="ce268" table:formula="of:=[$'Fiche patient'.O15]" office:value-type="string" office:string-value="" calcext:value-type="error">
            <text:p>#VALEUR !</text:p>
          </table:table-cell>
          <table:table-cell table:style-name="ce268" table:formula="of:=[$'Fiche patient'.P1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Posture des bras 12 </text:p>
          </table:table-cell>
          <table:table-cell table:style-name="ce270"/>
          <table:table-cell table:style-name="ce268" table:formula="of:=[$'Fiche patient'.O16]" office:value-type="string" office:string-value="" calcext:value-type="error">
            <text:p>#VALEUR !</text:p>
          </table:table-cell>
          <table:table-cell table:style-name="ce268" table:formula="of:=[$'Fiche patient'.P1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de marche sur la pointe des pieds MOT 13</text:p>
          </table:table-cell>
          <table:table-cell table:style-name="ce270"/>
          <table:table-cell table:style-name="ce268" table:formula="of:=[$'Fiche patient'.O17]" office:value-type="string" office:string-value="" calcext:value-type="error">
            <text:p>#VALEUR !</text:p>
          </table:table-cell>
          <table:table-cell table:style-name="ce268" table:formula="of:=[$'Fiche patient'.P1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Marche sur les talons 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Posture des pieds MOT 14</text:p>
          </table:table-cell>
          <table:table-cell table:style-name="ce270"/>
          <table:table-cell table:style-name="ce268" table:formula="of:=[$'Fiche patient'.O18]" office:value-type="string" office:string-value="" calcext:value-type="error">
            <text:p>#VALEUR !</text:p>
          </table:table-cell>
          <table:table-cell table:style-name="ce268" table:formula="of:=[$'Fiche patient'.P18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Posture des bras 15</text:p>
          </table:table-cell>
          <table:table-cell table:style-name="ce270"/>
          <table:table-cell table:style-name="ce268" table:formula="of:=[$'Fiche patient'.O19]" office:value-type="string" office:string-value="" calcext:value-type="error">
            <text:p>#VALEUR !</text:p>
          </table:table-cell>
          <table:table-cell table:style-name="ce268" table:formula="of:=[$'Fiche patient'.P19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de marche sur la pointe des pieds MOT 16</text:p>
          </table:table-cell>
          <table:table-cell table:style-name="ce270"/>
          <table:table-cell table:style-name="ce268" table:formula="of:=[$'Fiche patient'.O20]" office:value-type="string" office:string-value="" calcext:value-type="error">
            <text:p>#VALEUR !</text:p>
          </table:table-cell>
          <table:table-cell table:style-name="ce268" table:formula="of:=[$'Fiche patient'.P2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4" office:value-type="string" calcext:value-type="string">
            <text:p>Note globale des épreuves de marche MOT 17</text:p>
          </table:table-cell>
          <table:table-cell table:style-name="ce270"/>
          <table:table-cell table:style-name="ce271" table:formula="of:=[$'Fiche patient'.O21]" office:value-type="string" office:string-value="" calcext:value-type="error">
            <text:p>#VALEUR !</text:p>
          </table:table-cell>
          <table:table-cell table:style-name="ce271" table:formula="of:=[$'Fiche patient'.P2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Saut d'une hauteur de 20 cm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Envol MOT 18</text:p>
          </table:table-cell>
          <table:table-cell table:style-name="ce270"/>
          <table:table-cell table:style-name="ce268" table:formula="of:=[$'Fiche patient'.O22]" office:value-type="string" office:string-value="" calcext:value-type="error">
            <text:p>#VALEUR !</text:p>
          </table:table-cell>
          <table:table-cell table:style-name="ce268" table:formula="of:=[$'Fiche patient'.P22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Coordinations des bras MOT 19</text:p>
          </table:table-cell>
          <table:table-cell table:style-name="ce270"/>
          <table:table-cell table:style-name="ce268" table:formula="of:=[$'Fiche patient'.O23]" office:value-type="string" office:string-value="" calcext:value-type="error">
            <text:p>#VALEUR !</text:p>
          </table:table-cell>
          <table:table-cell table:style-name="ce268" table:formula="of:=[$'Fiche patient'.P23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Atterrissage MOT 20</text:p>
          </table:table-cell>
          <table:table-cell table:style-name="ce270"/>
          <table:table-cell table:style-name="ce268" table:formula="of:=[$'Fiche patient'.O24]" office:value-type="string" office:string-value="" calcext:value-type="error">
            <text:p>#VALEUR !</text:p>
          </table:table-cell>
          <table:table-cell table:style-name="ce268" table:formula="of:=[$'Fiche patient'.P24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de saut d'une hauteur MOT 21</text:p>
          </table:table-cell>
          <table:table-cell table:style-name="ce270"/>
          <table:table-cell table:style-name="ce268" table:formula="of:=[$'Fiche patient'.O25]" office:value-type="string" office:string-value="" calcext:value-type="error">
            <text:p>#VALEUR !</text:p>
          </table:table-cell>
          <table:table-cell table:style-name="ce268" table:formula="of:=[$'Fiche patient'.P2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4" office:value-type="string" calcext:value-type="string">
            <text:p>Note globale de coordination entre membre supérieur et inférieur MOT 22</text:p>
          </table:table-cell>
          <table:table-cell table:style-name="ce270"/>
          <table:table-cell table:style-name="ce271" table:formula="of:=[$'Fiche patient'.O26]" office:value-type="string" office:string-value="" calcext:value-type="error">
            <text:p>#VALEUR !</text:p>
          </table:table-cell>
          <table:table-cell table:style-name="ce271" table:formula="of:=[$'Fiche patient'.P2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4" office:value-type="string" calcext:value-type="string">
            <text:p>Note globale des équilibres dynamiques de marche MOT 23</text:p>
          </table:table-cell>
          <table:table-cell table:style-name="ce270"/>
          <table:table-cell table:style-name="ce271" table:formula="of:=[$'Fiche patient'.O27]" office:value-type="string" office:string-value="" calcext:value-type="error">
            <text:p>#VALEUR !</text:p>
          </table:table-cell>
          <table:table-cell table:style-name="ce271" table:formula="of:=[$'Fiche patient'.P2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5" office:value-type="string" calcext:value-type="string">
            <text:p>Équilibre statique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Tenir debout pieds joints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6" office:value-type="string" calcext:value-type="string">
            <text:p>Posture des bras MOT 24</text:p>
          </table:table-cell>
          <table:table-cell table:style-name="ce270"/>
          <table:table-cell table:style-name="ce268" table:formula="of:=[$'Fiche patient'.O28]" office:value-type="string" office:string-value="" calcext:value-type="error">
            <text:p>#VALEUR !</text:p>
          </table:table-cell>
          <table:table-cell table:style-name="ce268" table:formula="of:=[$'Fiche patient'.P28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6" office:value-type="string" calcext:value-type="string">
            <text:p>Durée MOT 25</text:p>
          </table:table-cell>
          <table:table-cell table:style-name="ce270"/>
          <table:table-cell table:style-name="ce268" table:formula="of:=[$'Fiche patient'.O29]" office:value-type="string" office:string-value="" calcext:value-type="error">
            <text:p>#VALEUR !</text:p>
          </table:table-cell>
          <table:table-cell table:style-name="ce268" table:formula="of:=[$'Fiche patient'.P29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6" office:value-type="string" calcext:value-type="string">
            <text:p>Note globale équilibres pieds joints MOT 26</text:p>
          </table:table-cell>
          <table:table-cell table:style-name="ce270"/>
          <table:table-cell table:style-name="ce268" table:formula="of:=[$'Fiche patient'.O30]" office:value-type="string" office:string-value="" calcext:value-type="error">
            <text:p>#VALEUR !</text:p>
          </table:table-cell>
          <table:table-cell table:style-name="ce268" table:formula="of:=[$'Fiche patient'.P3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Tenir sur un pied, yeux ouverts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Pied gauche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Posture des bras MOT 27</text:p>
          </table:table-cell>
          <table:table-cell table:style-name="ce270"/>
          <table:table-cell table:style-name="ce268" table:formula="of:=[$'Fiche patient'.O31]" office:value-type="string" office:string-value="" calcext:value-type="error">
            <text:p>#VALEUR !</text:p>
          </table:table-cell>
          <table:table-cell table:style-name="ce268" table:formula="of:=[$'Fiche patient'.P3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Durée MOT 29</text:p>
          </table:table-cell>
          <table:table-cell table:style-name="ce270"/>
          <table:table-cell table:style-name="ce268" table:formula="of:=[$'Fiche patient'.O33]" office:value-type="string" office:string-value="" calcext:value-type="error">
            <text:p>#VALEUR !</text:p>
          </table:table-cell>
          <table:table-cell table:style-name="ce268" table:formula="of:=[$'Fiche patient'.P33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équilibre sur pied gauche MOT 31</text:p>
          </table:table-cell>
          <table:table-cell table:style-name="ce270"/>
          <table:table-cell table:style-name="ce268" table:formula="of:=[$'Fiche patient'.O35]" office:value-type="string" office:string-value="" calcext:value-type="error">
            <text:p>#VALEUR !</text:p>
          </table:table-cell>
          <table:table-cell table:style-name="ce268" table:formula="of:=[$'Fiche patient'.P3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Pied droit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Posture des bras MOT 28</text:p>
          </table:table-cell>
          <table:table-cell table:style-name="ce270"/>
          <table:table-cell table:style-name="ce268" table:formula="of:=[$'Fiche patient'.O32]" office:value-type="string" office:string-value="" calcext:value-type="error">
            <text:p>#VALEUR !</text:p>
          </table:table-cell>
          <table:table-cell table:style-name="ce268" table:formula="of:=[$'Fiche patient'.P32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Durée MOT 30</text:p>
          </table:table-cell>
          <table:table-cell table:style-name="ce270"/>
          <table:table-cell table:style-name="ce268" table:formula="of:=[$'Fiche patient'.O34]" office:value-type="string" office:string-value="" calcext:value-type="error">
            <text:p>#VALEUR !</text:p>
          </table:table-cell>
          <table:table-cell table:style-name="ce268" table:formula="of:=[$'Fiche patient'.P34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7" office:value-type="string" calcext:value-type="string">
            <text:p>Note globale équilibres sur pied droit MOT 32</text:p>
          </table:table-cell>
          <table:table-cell table:style-name="ce270"/>
          <table:table-cell table:style-name="ce271" table:formula="of:=[$'Fiche patient'.O36]" office:value-type="string" office:string-value="" calcext:value-type="error">
            <text:p>#VALEUR !</text:p>
          </table:table-cell>
          <table:table-cell table:style-name="ce271" table:formula="of:=[$'Fiche patient'.P3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4" office:value-type="string" calcext:value-type="string">
            <text:p>Note globale Équilibre sur un pied D + G MOT 33</text:p>
          </table:table-cell>
          <table:table-cell table:style-name="ce270"/>
          <table:table-cell table:style-name="ce271" table:formula="of:=[$'Fiche patient'.O37]" office:value-type="string" office:string-value="" calcext:value-type="error">
            <text:p>#VALEUR !</text:p>
          </table:table-cell>
          <table:table-cell table:style-name="ce271" table:formula="of:=[$'Fiche patient'.P3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Tenir sur la pointe des pieds, yeux ouverts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Posture des bras MOT 34</text:p>
          </table:table-cell>
          <table:table-cell table:style-name="ce270"/>
          <table:table-cell table:style-name="ce268" table:formula="of:=[$'Fiche patient'.O38]" office:value-type="string" office:string-value="" calcext:value-type="error">
            <text:p>#VALEUR !</text:p>
          </table:table-cell>
          <table:table-cell table:style-name="ce268" table:formula="of:=[$'Fiche patient'.P38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Durée MOT 35</text:p>
          </table:table-cell>
          <table:table-cell table:style-name="ce270"/>
          <table:table-cell table:style-name="ce268" table:formula="of:=[$'Fiche patient'.O39]" office:value-type="string" office:string-value="" calcext:value-type="error">
            <text:p>#VALEUR !</text:p>
          </table:table-cell>
          <table:table-cell table:style-name="ce268" table:formula="of:=[$'Fiche patient'.P39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équilibre sur pointe des pieds MOT 36</text:p>
          </table:table-cell>
          <table:table-cell table:style-name="ce270"/>
          <table:table-cell table:style-name="ce268" table:formula="of:=[$'Fiche patient'.O40]" office:value-type="string" office:string-value="" calcext:value-type="error">
            <text:p>#VALEUR !</text:p>
          </table:table-cell>
          <table:table-cell table:style-name="ce268" table:formula="of:=[$'Fiche patient'.P4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4" office:value-type="string" calcext:value-type="string">
            <text:p>Note globale équilibres statiques MOT 37</text:p>
          </table:table-cell>
          <table:table-cell table:style-name="ce270"/>
          <table:table-cell table:style-name="ce271" table:formula="of:=[$'Fiche patient'.O41]" office:value-type="string" office:string-value="" calcext:value-type="error">
            <text:p>#VALEUR !</text:p>
          </table:table-cell>
          <table:table-cell table:style-name="ce271" table:formula="of:=[$'Fiche patient'.P4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TERALITE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4" table:default-cell-style-name="ce257"/>
        <table:table-column table:style-name="co10" table:number-columns-repeated="1015" table:default-cell-style-name="ce257"/>
        <table:table-row table:style-name="ro3">
          <table:table-cell table:number-columns-repeated="102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LATÉRALITÉ</text:p>
          </table:table-cell>
          <table:covered-table-cell table:number-columns-repeated="3" table:style-name="ce260"/>
          <table:table-cell/>
          <table:table-cell table:style-name="ce205" office:value-type="string" calcext:value-type="string" table:number-columns-spanned="1" table:number-rows-spanned="2">
            <text:p><text:a xlink:href="#MOTRICITE GLOBALE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PRAXIES MANUELLES" xlink:type="simple">&gt;</text:a>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4" table:style-name="ce260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73" office:value-type="string" calcext:value-type="string">
            <text:p>Latéralité gestuelle spontanée D/G/D=G LAT 1</text:p>
          </table:table-cell>
          <table:table-cell table:style-name="ce270"/>
          <table:table-cell table:style-name="ce268" table:formula="of:=[$'Fiche patient'.O51]" office:value-type="string" office:string-value="" calcext:value-type="error">
            <text:p>#VALEUR !</text:p>
          </table:table-cell>
          <table:table-cell table:style-name="ce268" table:formula="of:=[$'Fiche patient'.P51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73" office:value-type="string" calcext:value-type="string">
            <text:p>Latéralité usuelle manuelle D/G/D=G LAT 2</text:p>
          </table:table-cell>
          <table:table-cell table:style-name="ce270"/>
          <table:table-cell table:style-name="ce268" table:formula="of:=[$'Fiche patient'.O52]" office:value-type="string" office:string-value="" calcext:value-type="error">
            <text:p>#VALEUR !</text:p>
          </table:table-cell>
          <table:table-cell table:style-name="ce268" table:formula="of:=[$'Fiche patient'.P52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73" office:value-type="string" calcext:value-type="string">
            <text:p>Latéralité usuelle pédestre D/G/D=G LAT 3</text:p>
          </table:table-cell>
          <table:table-cell table:style-name="ce270"/>
          <table:table-cell table:style-name="ce268" table:formula="of:=[$'Fiche patient'.O53]" office:value-type="string" office:string-value="" calcext:value-type="error">
            <text:p>#VALEUR !</text:p>
          </table:table-cell>
          <table:table-cell table:style-name="ce268" table:formula="of:=[$'Fiche patient'.P53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73" office:value-type="string" calcext:value-type="string">
            <text:p>Latéralité oculaire D/G/D=G LAT 4</text:p>
          </table:table-cell>
          <table:table-cell table:style-name="ce270"/>
          <table:table-cell table:style-name="ce268" table:formula="of:=[$'Fiche patient'.O54]" office:value-type="string" office:string-value="" calcext:value-type="error">
            <text:p>#VALEUR !</text:p>
          </table:table-cell>
          <table:table-cell table:style-name="ce268" table:formula="of:=[$'Fiche patient'.P54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Latéralité psycho-sociale D/G/D=G</text:p>
          </table:table-cell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Qualité du geste LAT 5 </text:p>
          </table:table-cell>
          <table:table-cell table:style-name="ce270"/>
          <table:table-cell table:style-name="ce268" table:formula="of:=[$'Fiche patient'.O55]" office:value-type="string" office:string-value="" calcext:value-type="error">
            <text:p>#VALEUR !</text:p>
          </table:table-cell>
          <table:table-cell table:style-name="ce268" table:formula="of:=[$'Fiche patient'.P55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Latéralité psychosociale LAT 6</text:p>
          </table:table-cell>
          <table:table-cell table:style-name="ce270"/>
          <table:table-cell table:style-name="ce268" table:formula="of:=[$'Fiche patient'.O56]" office:value-type="string" office:string-value="" calcext:value-type="error">
            <text:p>#VALEUR !</text:p>
          </table:table-cell>
          <table:table-cell table:style-name="ce268" table:formula="of:=[$'Fiche patient'.P5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73" office:value-type="string" calcext:value-type="string">
            <text:p>Latéralité manuelle sur les trois latéralités LAT 7 </text:p>
          </table:table-cell>
          <table:table-cell table:style-name="ce270"/>
          <table:table-cell table:style-name="ce268" table:formula="of:=[$'Fiche patient'.O57]" office:value-type="string" office:string-value="" calcext:value-type="error">
            <text:p>#VALEUR !</text:p>
          </table:table-cell>
          <table:table-cell table:style-name="ce268" table:formula="of:=[$'Fiche patient'.P5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 office:value-type="string" calcext:value-type="string">
            <text:p>Préciser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Homogénéité membre supérieur et inférieur 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 office:value-type="string" calcext:value-type="string">
            <text:p>Harmonieuse/discordante</text:p>
          </table:table-cell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AXIES MANUELLES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6" table:default-cell-style-name="ce257"/>
        <table:table-column table:style-name="co10" table:number-columns-repeated="1013" table:default-cell-style-name="ce257"/>
        <table:table-row table:style-name="ro3">
          <table:table-cell table:number-columns-repeated="1024"/>
        </table:table-row>
        <table:table-row table:style-name="ro3">
          <table:table-cell/>
          <table:table-cell table:style-name="ce274" office:value-type="string" calcext:value-type="string" table:number-columns-spanned="4" table:number-rows-spanned="2">
            <text:p>PRAXIES MANUELLES</text:p>
          </table:table-cell>
          <table:covered-table-cell table:number-columns-repeated="3"/>
          <table:table-cell/>
          <table:table-cell table:style-name="ce205" office:value-type="string" calcext:value-type="string" table:number-columns-spanned="1" table:number-rows-spanned="2">
            <text:p><text:a xlink:href="#LATERALITE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GNOSIES TACTILES" xlink:type="simple">&gt;</text:a>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4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75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Pronosupination bi-manuelle symétrique</text:p>
          </table:table-cell>
          <table:table-cell table:style-name="ce263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Qualité du mouvement PRA 1</text:p>
          </table:table-cell>
          <table:table-cell table:style-name="ce270"/>
          <table:table-cell table:style-name="ce268" table:formula="of:=[$'Fiche patient'.T5]" office:value-type="string" office:string-value="" calcext:value-type="error">
            <text:p>#VALEUR !</text:p>
          </table:table-cell>
          <table:table-cell table:style-name="ce268" table:formula="of:=[$'Fiche patient'.U5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Durée PRA 2</text:p>
          </table:table-cell>
          <table:table-cell table:style-name="ce270"/>
          <table:table-cell table:style-name="ce268" table:formula="of:=[$'Fiche patient'.T6]" office:value-type="string" office:string-value="" calcext:value-type="error">
            <text:p>#VALEUR !</text:p>
          </table:table-cell>
          <table:table-cell table:style-name="ce268" table:formula="of:=[$'Fiche patient'.U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PRA 3</text:p>
          </table:table-cell>
          <table:table-cell table:style-name="ce270"/>
          <table:table-cell table:style-name="ce268" table:formula="of:=[$'Fiche patient'.T7]" office:value-type="string" office:string-value="" calcext:value-type="error">
            <text:p>#VALEUR !</text:p>
          </table:table-cell>
          <table:table-cell table:style-name="ce268" table:formula="of:=[$'Fiche patient'.U7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Pronosupination bi-manuelle asymétrique simultanée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Qualité du mouvement PRA 4</text:p>
          </table:table-cell>
          <table:table-cell table:style-name="ce270"/>
          <table:table-cell table:style-name="ce268" table:formula="of:=[$'Fiche patient'.T8]" office:value-type="string" office:string-value="" calcext:value-type="error">
            <text:p>#VALEUR !</text:p>
          </table:table-cell>
          <table:table-cell table:style-name="ce268" table:formula="of:=[$'Fiche patient'.U8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Durée PRA 5</text:p>
          </table:table-cell>
          <table:table-cell table:style-name="ce270"/>
          <table:table-cell table:style-name="ce268" table:formula="of:=[$'Fiche patient'.T9]" office:value-type="string" office:string-value="" calcext:value-type="error">
            <text:p>#VALEUR !</text:p>
          </table:table-cell>
          <table:table-cell table:style-name="ce268" table:formula="of:=[$'Fiche patient'.U9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PRA 6</text:p>
          </table:table-cell>
          <table:table-cell table:style-name="ce270"/>
          <table:table-cell table:style-name="ce268" table:formula="of:=[$'Fiche patient'.T10]" office:value-type="string" office:string-value="" calcext:value-type="error">
            <text:p>#VALEUR !</text:p>
          </table:table-cell>
          <table:table-cell table:style-name="ce268" table:formula="of:=[$'Fiche patient'.U10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73" office:value-type="string" calcext:value-type="string">
            <text:p>Note globale pronosupination bi-manuelles PRA 7</text:p>
          </table:table-cell>
          <table:table-cell table:style-name="ce270"/>
          <table:table-cell table:style-name="ce268" table:formula="of:=[$'Fiche patient'.T11]" office:value-type="string" office:string-value="" calcext:value-type="error">
            <text:p>#VALEUR !</text:p>
          </table:table-cell>
          <table:table-cell table:style-name="ce268" table:formula="of:=[$'Fiche patient'.U11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Touche Pouce-Index</text:p>
          </table:table-cell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Durée main droite PRA 8</text:p>
          </table:table-cell>
          <table:table-cell table:style-name="ce270"/>
          <table:table-cell table:style-name="ce268" table:formula="of:=[$'Fiche patient'.T12]" office:value-type="string" office:string-value="" calcext:value-type="error">
            <text:p>#VALEUR !</text:p>
          </table:table-cell>
          <table:table-cell table:style-name="ce268" table:formula="of:=[$'Fiche patient'.U12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Durée main gauche PRA 9</text:p>
          </table:table-cell>
          <table:table-cell table:style-name="ce270"/>
          <table:table-cell table:style-name="ce268" table:formula="of:=[$'Fiche patient'.T13]" office:value-type="string" office:string-value="" calcext:value-type="error">
            <text:p>#VALEUR !</text:p>
          </table:table-cell>
          <table:table-cell table:style-name="ce268" table:formula="of:=[$'Fiche patient'.U13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Durée les deux mains réunies PRA 10</text:p>
          </table:table-cell>
          <table:table-cell table:style-name="ce270"/>
          <table:table-cell table:style-name="ce268" table:formula="of:=[$'Fiche patient'.T14]" office:value-type="string" office:string-value="" calcext:value-type="error">
            <text:p>#VALEUR !</text:p>
          </table:table-cell>
          <table:table-cell table:style-name="ce268" table:formula="of:=[$'Fiche patient'.U14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Opposition du pouce aux autres doigts 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Main droite :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Qualité du mouvement PRA 11</text:p>
          </table:table-cell>
          <table:table-cell table:style-name="ce270"/>
          <table:table-cell table:style-name="ce268" table:formula="of:=[$'Fiche patient'.T15]" office:value-type="string" office:string-value="" calcext:value-type="error">
            <text:p>#VALEUR !</text:p>
          </table:table-cell>
          <table:table-cell table:style-name="ce268" table:formula="of:=[$'Fiche patient'.U1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Durée PRA 13</text:p>
          </table:table-cell>
          <table:table-cell table:style-name="ce270"/>
          <table:table-cell table:style-name="ce268" table:formula="of:=[$'Fiche patient'.T17]" office:value-type="string" office:string-value="" calcext:value-type="error">
            <text:p>#VALEUR !</text:p>
          </table:table-cell>
          <table:table-cell table:style-name="ce268" table:formula="of:=[$'Fiche patient'.U1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PRA 15 </text:p>
          </table:table-cell>
          <table:table-cell table:style-name="ce270"/>
          <table:table-cell table:style-name="ce268" table:formula="of:=[$'Fiche patient'.T19]" office:value-type="string" office:string-value="" calcext:value-type="error">
            <text:p>#VALEUR !</text:p>
          </table:table-cell>
          <table:table-cell table:style-name="ce268" table:formula="of:=[$'Fiche patient'.U19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Main gauche : 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Qualité du mouvement PRA 12</text:p>
          </table:table-cell>
          <table:table-cell table:style-name="ce270"/>
          <table:table-cell table:style-name="ce268" table:formula="of:=[$'Fiche patient'.T16]" office:value-type="string" office:string-value="" calcext:value-type="error">
            <text:p>#VALEUR !</text:p>
          </table:table-cell>
          <table:table-cell table:style-name="ce268" table:formula="of:=[$'Fiche patient'.U1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Durée PRA 14</text:p>
          </table:table-cell>
          <table:table-cell table:style-name="ce270"/>
          <table:table-cell table:style-name="ce268" table:formula="of:=[$'Fiche patient'.T18]" office:value-type="string" office:string-value="" calcext:value-type="error">
            <text:p>#VALEUR !</text:p>
          </table:table-cell>
          <table:table-cell table:style-name="ce268" table:formula="of:=[$'Fiche patient'.U18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PRA 16</text:p>
          </table:table-cell>
          <table:table-cell table:style-name="ce270"/>
          <table:table-cell table:style-name="ce268" table:formula="of:=[$'Fiche patient'.T20]" office:value-type="string" office:string-value="" calcext:value-type="error">
            <text:p>#VALEUR !</text:p>
          </table:table-cell>
          <table:table-cell table:style-name="ce268" table:formula="of:=[$'Fiche patient'.U2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73" office:value-type="string" calcext:value-type="string">
            <text:p>Note globale Opposition du pouce aux autres doigts MD + MG PRA 17</text:p>
          </table:table-cell>
          <table:table-cell table:style-name="ce270"/>
          <table:table-cell table:style-name="ce268" table:formula="of:=[$'Fiche patient'.T21]" office:value-type="string" office:string-value="" calcext:value-type="error">
            <text:p>#VALEUR !</text:p>
          </table:table-cell>
          <table:table-cell table:style-name="ce268" table:formula="of:=[$'Fiche patient'.U2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Syncinésies controlatérales pour la main droite qui exécute PRA 18</text:p>
          </table:table-cell>
          <table:table-cell table:style-name="ce270"/>
          <table:table-cell table:style-name="ce268" table:formula="of:=[$'Fiche patient'.T22]" office:value-type="string" office:string-value="" calcext:value-type="error">
            <text:p>#VALEUR !</text:p>
          </table:table-cell>
          <table:table-cell table:style-name="ce268" table:formula="of:=[$'Fiche patient'.U22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Syncinésies controlatérales pour la main gauche qui exécute PRA 19 </text:p>
          </table:table-cell>
          <table:table-cell table:style-name="ce270"/>
          <table:table-cell table:style-name="ce268" table:formula="of:=[$'Fiche patient'.T23]" office:value-type="string" office:string-value="" calcext:value-type="error">
            <text:p>#VALEUR !</text:p>
          </table:table-cell>
          <table:table-cell table:style-name="ce268" table:formula="of:=[$'Fiche patient'.U23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Syncinésies controlatérales pour les deux mains PRA 20</text:p>
          </table:table-cell>
          <table:table-cell table:style-name="ce270"/>
          <table:table-cell table:style-name="ce268" table:formula="of:=[$'Fiche patient'.T24]" office:value-type="string" office:string-value="" calcext:value-type="error">
            <text:p>#VALEUR !</text:p>
          </table:table-cell>
          <table:table-cell table:style-name="ce268" table:formula="of:=[$'Fiche patient'.U24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Syncinésies bucco-faciales pour la main droite PRA 21</text:p>
          </table:table-cell>
          <table:table-cell table:style-name="ce270"/>
          <table:table-cell table:style-name="ce268" table:formula="of:=[$'Fiche patient'.T25]" office:value-type="string" office:string-value="" calcext:value-type="error">
            <text:p>#VALEUR !</text:p>
          </table:table-cell>
          <table:table-cell table:style-name="ce268" table:formula="of:=[$'Fiche patient'.U2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Syncinésies bucco-faciales pour la main gauche PRA 22</text:p>
          </table:table-cell>
          <table:table-cell table:style-name="ce270"/>
          <table:table-cell table:style-name="ce268" table:formula="of:=[$'Fiche patient'.T26]" office:value-type="string" office:string-value="" calcext:value-type="error">
            <text:p>#VALEUR !</text:p>
          </table:table-cell>
          <table:table-cell table:style-name="ce268" table:formula="of:=[$'Fiche patient'.U2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Syncinésies bucco-faciales pour les deux mains PRA 23</text:p>
          </table:table-cell>
          <table:table-cell table:style-name="ce270"/>
          <table:table-cell table:style-name="ce268" table:formula="of:=[$'Fiche patient'.T27]" office:value-type="string" office:string-value="" calcext:value-type="error">
            <text:p>#VALEUR !</text:p>
          </table:table-cell>
          <table:table-cell table:style-name="ce268" table:formula="of:=[$'Fiche patient'.U2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73" office:value-type="string" calcext:value-type="string">
            <text:p>Note globale opposition pouce/doigts main droite qui exécute PRA 24</text:p>
          </table:table-cell>
          <table:table-cell table:style-name="ce270"/>
          <table:table-cell table:style-name="ce268" table:formula="of:=[$'Fiche patient'.T28]" office:value-type="string" office:string-value="" calcext:value-type="error">
            <text:p>#VALEUR !</text:p>
          </table:table-cell>
          <table:table-cell table:style-name="ce268" table:formula="of:=[$'Fiche patient'.U28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73" office:value-type="string" calcext:value-type="string">
            <text:p>Note globale opposition pouce/doigts main gauche qui exécute PRA 25</text:p>
          </table:table-cell>
          <table:table-cell table:style-name="ce270"/>
          <table:table-cell table:style-name="ce268" table:formula="of:=[$'Fiche patient'.T29]" office:value-type="string" office:string-value="" calcext:value-type="error">
            <text:p>#VALEUR !</text:p>
          </table:table-cell>
          <table:table-cell table:style-name="ce268" table:formula="of:=[$'Fiche patient'.U29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73" office:value-type="string" calcext:value-type="string">
            <text:p>Note globale opposition pouce/doigts les deux mains réunies PRA 26</text:p>
          </table:table-cell>
          <table:table-cell table:style-name="ce270"/>
          <table:table-cell table:style-name="ce268" table:formula="of:=[$'Fiche patient'.T30]" office:value-type="string" office:string-value="" calcext:value-type="error">
            <text:p>#VALEUR !</text:p>
          </table:table-cell>
          <table:table-cell table:style-name="ce268" table:formula="of:=[$'Fiche patient'.U3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73" office:value-type="string" calcext:value-type="string">
            <text:p>Note globale des épreuves des praxies PRA 27</text:p>
          </table:table-cell>
          <table:table-cell table:style-name="ce270"/>
          <table:table-cell table:style-name="ce268" table:formula="of:=[$'Fiche patient'.T31]" office:value-type="string" office:string-value="" calcext:value-type="error">
            <text:p>#VALEUR !</text:p>
          </table:table-cell>
          <table:table-cell table:style-name="ce268" table:formula="of:=[$'Fiche patient'.U3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OSIES TACTILES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office:forms form:automatic-focus="true" form:apply-design-mode="false"/>
        <table:table-column table:style-name="co6" table:default-cell-style-name="ce276"/>
        <table:table-column table:style-name="co8" table:default-cell-style-name="ce276"/>
        <table:table-column table:style-name="co9" table:number-columns-repeated="3" table:default-cell-style-name="ce276"/>
        <table:table-column table:style-name="co6" table:number-columns-repeated="5" table:default-cell-style-name="ce276"/>
        <table:table-column table:style-name="co10" table:number-columns-repeated="1014" table:default-cell-style-name="ce276"/>
        <table:table-row table:style-name="ro3">
          <table:table-cell table:number-columns-repeated="102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GNOSIES TACTILES</text:p>
          </table:table-cell>
          <table:covered-table-cell table:number-columns-repeated="3" table:style-name="ce260"/>
          <table:table-cell/>
          <table:table-cell table:style-name="ce205" office:value-type="string" calcext:value-type="string" table:number-columns-spanned="1" table:number-rows-spanned="2">
            <text:p><text:a xlink:href="#PRAXIES MANUELLES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HABILITE OCULO-MANUELLE" xlink:type="simple">&gt;</text:a>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4" table:style-name="ce260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7" office:value-type="string" calcext:value-type="string">
            <text:p>Gnosies tactiles digitales de la main droite GNO 1</text:p>
          </table:table-cell>
          <table:table-cell table:style-name="ce270"/>
          <table:table-cell table:style-name="ce271" table:formula="of:=[$'Fiche patient'.T37]" office:value-type="string" office:string-value="" calcext:value-type="error">
            <text:p>#VALEUR !</text:p>
          </table:table-cell>
          <table:table-cell table:style-name="ce271" table:formula="of:=[$'Fiche patient'.U3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7" office:value-type="string" calcext:value-type="string">
            <text:p>Gnosies tactiles digitales de la main gauche GNO 2</text:p>
          </table:table-cell>
          <table:table-cell table:style-name="ce270"/>
          <table:table-cell table:style-name="ce271" table:formula="of:=[$'Fiche patient'.T38]" office:value-type="string" office:string-value="" calcext:value-type="error">
            <text:p>#VALEUR !</text:p>
          </table:table-cell>
          <table:table-cell table:style-name="ce271" table:formula="of:=[$'Fiche patient'.U38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7" office:value-type="string" calcext:value-type="string">
            <text:p>Gnosies tactiles digitales des mains réunies GNO 3</text:p>
          </table:table-cell>
          <table:table-cell table:style-name="ce270"/>
          <table:table-cell table:style-name="ce271" table:formula="of:=[$'Fiche patient'.T39]" office:value-type="string" office:string-value="" calcext:value-type="error">
            <text:p>#VALEUR !</text:p>
          </table:table-cell>
          <table:table-cell table:style-name="ce271" table:formula="of:=[$'Fiche patient'.U39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2"/>
          <table:table-cell table:style-name="ce277"/>
          <table:table-cell table:number-columns-repeated="3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 table:number-rows-repeated="104855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ABILITE OCULO-MANUELLE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78"/>
        <table:table-column table:style-name="co8" table:default-cell-style-name="ce278"/>
        <table:table-column table:style-name="co9" table:number-columns-repeated="3" table:default-cell-style-name="ce278"/>
        <table:table-column table:style-name="co6" table:number-columns-repeated="6" table:default-cell-style-name="ce278"/>
        <table:table-column table:style-name="co10" table:number-columns-repeated="1013" table:default-cell-style-name="ce278"/>
        <table:table-row table:style-name="ro3">
          <table:table-cell table:number-columns-repeated="102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HABILITE OCULO-MANUELLE</text:p>
          </table:table-cell>
          <table:covered-table-cell table:number-columns-repeated="3" table:style-name="ce279"/>
          <table:table-cell/>
          <table:table-cell table:style-name="ce205" office:value-type="string" calcext:value-type="string" table:number-columns-spanned="1" table:number-rows-spanned="2">
            <text:p><text:a xlink:href="#GNOSIES TACTILES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ORIENTATION SPATIALE" xlink:type="simple">&gt;</text:a>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4" table:style-name="ce279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Performance oculo-manuelle</text:p>
          </table:table-cell>
          <table:table-cell table:style-name="ce263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79" office:value-type="string" calcext:value-type="string">
            <text:p>Qualité + durée, main spontanée HAB 1</text:p>
          </table:table-cell>
          <table:table-cell table:style-name="ce270"/>
          <table:table-cell table:style-name="ce280" table:formula="of:=[$'Fiche patient'.T45]" office:value-type="string" office:string-value="" calcext:value-type="error">
            <text:p>#VALEUR !</text:p>
          </table:table-cell>
          <table:table-cell table:style-name="ce280" table:formula="of:=[$'Fiche patient'.U45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79" office:value-type="string" calcext:value-type="string">
            <text:p>Qualité + durée autre main HAB 2</text:p>
          </table:table-cell>
          <table:table-cell table:style-name="ce270"/>
          <table:table-cell table:style-name="ce280" table:formula="of:=[$'Fiche patient'.T46]" office:value-type="string" office:string-value="" calcext:value-type="error">
            <text:p>#VALEUR !</text:p>
          </table:table-cell>
          <table:table-cell table:style-name="ce280" table:formula="of:=[$'Fiche patient'.U4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79" office:value-type="string" calcext:value-type="string">
            <text:p>Qualité + durée les deux mains réunies HAB 3 </text:p>
          </table:table-cell>
          <table:table-cell table:style-name="ce270"/>
          <table:table-cell table:style-name="ce280" table:formula="of:=[$'Fiche patient'.T47]" office:value-type="string" office:string-value="" calcext:value-type="error">
            <text:p>#VALEUR !</text:p>
          </table:table-cell>
          <table:table-cell table:style-name="ce280" table:formula="of:=[$'Fiche patient'.U47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79" office:value-type="string" calcext:value-type="string">
            <text:p>Indice de dominance de latéralité HAB 4 </text:p>
          </table:table-cell>
          <table:table-cell table:style-name="ce270"/>
          <table:table-cell table:style-name="ce280" table:formula="of:=[$'Fiche patient'.T48]" office:value-type="string" office:string-value="" calcext:value-type="error">
            <text:p>#VALEUR !</text:p>
          </table:table-cell>
          <table:table-cell table:style-name="ce280" table:formula="of:=[$'Fiche patient'.U48]" office:value-type="string" office:string-value=" -  /  - " calcext:value-type="string">
            <text:p><text:s/>- <text:s/>/ <text:s/>- 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IENTATION SPATIALE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37"/>
        <table:table-column table:style-name="co8" table:default-cell-style-name="ce237"/>
        <table:table-column table:style-name="co9" table:number-columns-repeated="3" table:default-cell-style-name="ce237"/>
        <table:table-column table:style-name="co6" table:number-columns-repeated="6" table:default-cell-style-name="ce237"/>
        <table:table-column table:style-name="co10" table:number-columns-repeated="1013" table:default-cell-style-name="ce237"/>
        <table:table-row table:style-name="ro3">
          <table:table-cell table:number-columns-repeated="102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ORIENTATION SPATIALE</text:p>
          </table:table-cell>
          <table:covered-table-cell table:number-columns-repeated="3" table:style-name="ce281"/>
          <table:table-cell/>
          <table:table-cell table:style-name="ce205" office:value-type="string" calcext:value-type="string" table:number-columns-spanned="1" table:number-rows-spanned="2">
            <text:p><text:a xlink:href="#HABILITE OCULO-MANUELLE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RYTHME" xlink:type="simple">&gt;</text:a>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4" table:style-name="ce281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CONNAISSANCE DROITE/GAUCHE SUR SOI</text:p>
          </table:table-cell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82" office:value-type="string" calcext:value-type="string">
            <text:p>Désignation sur soi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Qualité du traitement SPA 1</text:p>
          </table:table-cell>
          <table:table-cell table:style-name="ce270"/>
          <table:table-cell table:style-name="ce268" table:formula="of:=[$'Fiche patient'.E24]" office:value-type="string" office:string-value="" calcext:value-type="error">
            <text:p>#VALEUR !</text:p>
          </table:table-cell>
          <table:table-cell table:style-name="ce268" table:formula="of:=[$'Fiche patient'.F24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 office:value-type="string" calcext:value-type="string">
            <text:p>Sur ordre à réaliser avec croisement ligne médiane</text:p>
          </table:table-cell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Qualité du traitement + croisement SPA 2</text:p>
          </table:table-cell>
          <table:table-cell table:style-name="ce270"/>
          <table:table-cell table:style-name="ce268" table:formula="of:=[$'Fiche patient'.E25]" office:value-type="string" office:string-value="" calcext:value-type="error">
            <text:p>#VALEUR !</text:p>
          </table:table-cell>
          <table:table-cell table:style-name="ce268" table:formula="of:=[$'Fiche patient'.F25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connaissance D/G sur soi SPA 3</text:p>
          </table:table-cell>
          <table:table-cell table:style-name="ce270"/>
          <table:table-cell table:style-name="ce268" table:formula="of:=[$'Fiche patient'.E26]" office:value-type="string" office:string-value="" calcext:value-type="error">
            <text:p>#VALEUR !</text:p>
          </table:table-cell>
          <table:table-cell table:style-name="ce268" table:formula="of:=[$'Fiche patient'.F26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CONNAISSANCE DROITE/GAUCHE SUR AUTRUI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 office:value-type="string" calcext:value-type="string">
            <text:p>Désignation sur autrui</text:p>
          </table:table-cell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Qualité du traitement SPA 4</text:p>
          </table:table-cell>
          <table:table-cell table:style-name="ce270"/>
          <table:table-cell table:style-name="ce268" table:formula="of:=[$'Fiche patient'.E27]" office:value-type="string" office:string-value="" calcext:value-type="error">
            <text:p>#VALEUR !</text:p>
          </table:table-cell>
          <table:table-cell table:style-name="ce268" table:formula="of:=[$'Fiche patient'.F27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 office:value-type="string" calcext:value-type="string">
            <text:p>Imitation par rapport à autrui et croisement de la logne médiane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Qualité du traitement + croisement + réversibilité SPA 5</text:p>
          </table:table-cell>
          <table:table-cell table:style-name="ce270"/>
          <table:table-cell table:style-name="ce268" table:formula="of:=[$'Fiche patient'.E28]" office:value-type="string" office:string-value="" calcext:value-type="error">
            <text:p>#VALEUR !</text:p>
          </table:table-cell>
          <table:table-cell table:style-name="ce268" table:formula="of:=[$'Fiche patient'.F28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Connaissance D/G sur autrui SPA 6</text:p>
          </table:table-cell>
          <table:table-cell table:style-name="ce270"/>
          <table:table-cell table:style-name="ce268" table:formula="of:=[$'Fiche patient'.E29]" office:value-type="string" office:string-value="" calcext:value-type="error">
            <text:p>#VALEUR !</text:p>
          </table:table-cell>
          <table:table-cell table:style-name="ce268" table:formula="of:=[$'Fiche patient'.F29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connaissance D/G sur soi et sur autrui SPA 7</text:p>
          </table:table-cell>
          <table:table-cell table:style-name="ce270"/>
          <table:table-cell table:style-name="ce268" table:formula="of:=[$'Fiche patient'.E30]" office:value-type="string" office:string-value="" calcext:value-type="error">
            <text:p>#VALEUR !</text:p>
          </table:table-cell>
          <table:table-cell table:style-name="ce268" table:formula="of:=[$'Fiche patient'.F30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Orientation D/G par rapport à des objets 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3" office:value-type="string" calcext:value-type="string">
            <text:p>Deux objets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Qualité du traitement SPA 8</text:p>
          </table:table-cell>
          <table:table-cell table:style-name="ce270"/>
          <table:table-cell table:style-name="ce268" table:formula="of:=[$'Fiche patient'.E31]" office:value-type="string" office:string-value="" calcext:value-type="error">
            <text:p>#VALEUR !</text:p>
          </table:table-cell>
          <table:table-cell table:style-name="ce268" table:formula="of:=[$'Fiche patient'.F31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3" office:value-type="string" calcext:value-type="string">
            <text:p>Trois objets 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Qualité du traitement SPA 9 </text:p>
          </table:table-cell>
          <table:table-cell table:style-name="ce270"/>
          <table:table-cell table:style-name="ce268" table:formula="of:=[$'Fiche patient'.E32]" office:value-type="string" office:string-value="" calcext:value-type="error">
            <text:p>#VALEUR !</text:p>
          </table:table-cell>
          <table:table-cell table:style-name="ce268" table:formula="of:=[$'Fiche patient'.F32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orientation D/G par rapport aux objets SPA 10</text:p>
          </table:table-cell>
          <table:table-cell table:style-name="ce270"/>
          <table:table-cell table:style-name="ce268" table:formula="of:=[$'Fiche patient'.E33]" office:value-type="string" office:string-value="" calcext:value-type="error">
            <text:p>#VALEUR !</text:p>
          </table:table-cell>
          <table:table-cell table:style-name="ce268" table:formula="of:=[$'Fiche patient'.F33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2" office:value-type="string" calcext:value-type="string">
            <text:p>Orientation par rapport à plan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Qualité du traitement SPA 11</text:p>
          </table:table-cell>
          <table:table-cell table:style-name="ce270"/>
          <table:table-cell table:style-name="ce268" table:formula="of:=[$'Fiche patient'.E34]" office:value-type="string" office:string-value="" calcext:value-type="error">
            <text:p>#VALEUR !</text:p>
          </table:table-cell>
          <table:table-cell table:style-name="ce268" table:formula="of:=[$'Fiche patient'.F34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4" office:value-type="string" calcext:value-type="string">
            <text:p>Note globale orientation spatiale SPA 12</text:p>
          </table:table-cell>
          <table:table-cell table:style-name="ce270"/>
          <table:table-cell table:style-name="ce271" table:formula="of:=[$'Fiche patient'.E35]" office:value-type="string" office:string-value="" calcext:value-type="error">
            <text:p>#VALEUR !</text:p>
          </table:table-cell>
          <table:table-cell table:style-name="ce271" table:formula="of:=[$'Fiche patient'.F3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83" table:number-columns-repeated="3"/>
          <table:table-cell table:number-columns-repeated="1019"/>
        </table:table-row>
        <table:table-row table:style-name="ro3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YTHME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11" table:default-cell-style-name="ce257"/>
        <table:table-column table:style-name="co10" table:number-columns-repeated="1008" table:default-cell-style-name="ce257"/>
        <table:table-row table:style-name="ro3">
          <table:table-cell table:number-columns-repeated="102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RYTHME</text:p>
          </table:table-cell>
          <table:covered-table-cell table:number-columns-repeated="3" table:style-name="ce260"/>
          <table:table-cell/>
          <table:table-cell table:style-name="ce205" office:value-type="string" calcext:value-type="string" table:number-columns-spanned="1" table:number-rows-spanned="2">
            <text:p><text:a xlink:href="#ORIENTATION SPATIALE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ATTENTION" xlink:type="simple">&gt;</text:a>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4" table:style-name="ce260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Tempo spontané</text:p>
          </table:table-cell>
          <table:table-cell table:style-name="ce263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Qualité de la frappe RYT 1</text:p>
          </table:table-cell>
          <table:table-cell table:style-name="ce270"/>
          <table:table-cell table:style-name="ce268" table:formula="of:=[$'Fiche patient'.E42]" office:value-type="string" office:string-value="" calcext:value-type="error">
            <text:p>#VALEUR !</text:p>
          </table:table-cell>
          <table:table-cell table:style-name="ce268" table:formula="of:=[$'Fiche patient'.F42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Durée RYT 2</text:p>
          </table:table-cell>
          <table:table-cell table:style-name="ce270"/>
          <table:table-cell table:style-name="ce268" table:formula="of:=[$'Fiche patient'.E43]" office:value-type="string" office:string-value="" calcext:value-type="error">
            <text:p>#VALEUR !</text:p>
          </table:table-cell>
          <table:table-cell table:style-name="ce268" table:formula="of:=[$'Fiche patient'.F43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tempo spontané RYT 3</text:p>
          </table:table-cell>
          <table:table-cell table:style-name="ce270"/>
          <table:table-cell table:style-name="ce268" table:formula="of:=[$'Fiche patient'.E44]" office:value-type="string" office:string-value="" calcext:value-type="error">
            <text:p>#VALEUR !</text:p>
          </table:table-cell>
          <table:table-cell table:style-name="ce268" table:formula="of:=[$'Fiche patient'.F44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Adaptation aux rythmes auditivo-visuo-kinesthésiques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Rythme des mains RYT 4</text:p>
          </table:table-cell>
          <table:table-cell table:style-name="ce270"/>
          <table:table-cell table:style-name="ce268" table:formula="of:=[$'Fiche patient'.E45]" office:value-type="string" office:string-value="" calcext:value-type="error">
            <text:p>#VALEUR !</text:p>
          </table:table-cell>
          <table:table-cell table:style-name="ce268" table:formula="of:=[$'Fiche patient'.F45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Rythme des pieds RYT 5</text:p>
          </table:table-cell>
          <table:table-cell table:style-name="ce270"/>
          <table:table-cell table:style-name="ce268" table:formula="of:=[$'Fiche patient'.E46]" office:value-type="string" office:string-value="" calcext:value-type="error">
            <text:p>#VALEUR !</text:p>
          </table:table-cell>
          <table:table-cell table:style-name="ce268" table:formula="of:=[$'Fiche patient'.F46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Rythme des mains et des pieds RYT 6</text:p>
          </table:table-cell>
          <table:table-cell table:style-name="ce270"/>
          <table:table-cell table:style-name="ce268" table:formula="of:=[$'Fiche patient'.E47]" office:value-type="string" office:string-value="" calcext:value-type="error">
            <text:p>#VALEUR !</text:p>
          </table:table-cell>
          <table:table-cell table:style-name="ce268" table:formula="of:=[$'Fiche patient'.F4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Rythmes auditivo-visuo-kinesthésiques RYT 7</text:p>
          </table:table-cell>
          <table:table-cell table:style-name="ce270"/>
          <table:table-cell table:style-name="ce268" table:formula="of:=[$'Fiche patient'.E48]" office:value-type="string" office:string-value="" calcext:value-type="error">
            <text:p>#VALEUR !</text:p>
          </table:table-cell>
          <table:table-cell table:style-name="ce268" table:formula="of:=[$'Fiche patient'.F48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Adaptation aux rythmes auditivo-perceptivo-moteurs</text:p>
          </table:table-cell>
          <table:table-cell table:style-name="ce269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 office:value-type="string" calcext:value-type="string">
            <text:p>Rythmes frappés dans les mains</text:p>
          </table:table-cell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Rythme frappé à 90 RYT 8</text:p>
          </table:table-cell>
          <table:table-cell table:style-name="ce270"/>
          <table:table-cell table:style-name="ce268" table:formula="of:=[$'Fiche patient'.E49]" office:value-type="string" office:string-value="" calcext:value-type="error">
            <text:p>#VALEUR !</text:p>
          </table:table-cell>
          <table:table-cell table:style-name="ce268" table:formula="of:=[$'Fiche patient'.F49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Rythme frappé à 60 RYT 9 </text:p>
          </table:table-cell>
          <table:table-cell table:style-name="ce270"/>
          <table:table-cell table:style-name="ce268" table:formula="of:=[$'Fiche patient'.E50]" office:value-type="string" office:string-value="" calcext:value-type="error">
            <text:p>#VALEUR !</text:p>
          </table:table-cell>
          <table:table-cell table:style-name="ce268" table:formula="of:=[$'Fiche patient'.F50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Rythme frappé à 120 RYT 10</text:p>
          </table:table-cell>
          <table:table-cell table:style-name="ce270"/>
          <table:table-cell table:style-name="ce268" table:formula="of:=[$'Fiche patient'.E51]" office:value-type="string" office:string-value="" calcext:value-type="error">
            <text:p>#VALEUR !</text:p>
          </table:table-cell>
          <table:table-cell table:style-name="ce268" table:formula="of:=[$'Fiche patient'.F51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rythmes frappés dans les mains RYT 11</text:p>
          </table:table-cell>
          <table:table-cell table:style-name="ce270"/>
          <table:table-cell table:style-name="ce268" table:formula="of:=[$'Fiche patient'.E52]" office:value-type="string" office:string-value="" calcext:value-type="error">
            <text:p>#VALEUR !</text:p>
          </table:table-cell>
          <table:table-cell table:style-name="ce268" table:formula="of:=[$'Fiche patient'.F52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3" office:value-type="string" calcext:value-type="string">
            <text:p>Rythmes marchés</text:p>
          </table:table-cell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Rythme marché à 90 RYT 12</text:p>
          </table:table-cell>
          <table:table-cell table:style-name="ce270"/>
          <table:table-cell table:style-name="ce268" table:formula="of:=[$'Fiche patient'.E53]" office:value-type="string" office:string-value="" calcext:value-type="error">
            <text:p>#VALEUR !</text:p>
          </table:table-cell>
          <table:table-cell table:style-name="ce268" table:formula="of:=[$'Fiche patient'.F53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Rythme marché à 60 RYT 13</text:p>
          </table:table-cell>
          <table:table-cell table:style-name="ce270"/>
          <table:table-cell table:style-name="ce268" table:formula="of:=[$'Fiche patient'.E54]" office:value-type="string" office:string-value="" calcext:value-type="error">
            <text:p>#VALEUR !</text:p>
          </table:table-cell>
          <table:table-cell table:style-name="ce268" table:formula="of:=[$'Fiche patient'.F54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Rythme marché à 120 RYT 14</text:p>
          </table:table-cell>
          <table:table-cell table:style-name="ce270"/>
          <table:table-cell table:style-name="ce268" table:formula="of:=[$'Fiche patient'.E55]" office:value-type="string" office:string-value="" calcext:value-type="error">
            <text:p>#VALEUR !</text:p>
          </table:table-cell>
          <table:table-cell table:style-name="ce268" table:formula="of:=[$'Fiche patient'.F55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rythmes marchés RYT 15</text:p>
          </table:table-cell>
          <table:table-cell table:style-name="ce270"/>
          <table:table-cell table:style-name="ce268" table:formula="of:=[$'Fiche patient'.E56]" office:value-type="string" office:string-value="" calcext:value-type="error">
            <text:p>#VALEUR !</text:p>
          </table:table-cell>
          <table:table-cell table:style-name="ce268" table:formula="of:=[$'Fiche patient'.F56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 table:number-columns-repeated="1019"/>
        </table:table-row>
        <table:table-row table:style-name="ro3">
          <table:table-cell/>
          <table:table-cell table:style-name="ce260" office:value-type="string" calcext:value-type="string">
            <text:p>Note globale adaptation aux rythmes auditivo-perceptivo-moteurs RYT 16</text:p>
          </table:table-cell>
          <table:table-cell table:style-name="ce270"/>
          <table:table-cell table:style-name="ce268" table:formula="of:=[$'Fiche patient'.E57]" office:value-type="string" office:string-value="" calcext:value-type="error">
            <text:p>#VALEUR !</text:p>
          </table:table-cell>
          <table:table-cell table:style-name="ce268" table:formula="of:=[$'Fiche patient'.F57]" office:value-type="string" office:string-value=" -  / 5" calcext:value-type="string">
            <text:p><text:s/>- <text:s/>/ 5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TENTION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6" table:default-cell-style-name="ce257"/>
        <table:table-column table:style-name="co8" table:default-cell-style-name="ce257"/>
        <table:table-column table:style-name="co9" table:number-columns-repeated="3" table:default-cell-style-name="ce257"/>
        <table:table-column table:style-name="co6" table:number-columns-repeated="11" table:default-cell-style-name="ce257"/>
        <table:table-column table:style-name="co10" table:number-columns-repeated="1008" table:default-cell-style-name="ce257"/>
        <table:table-row table:style-name="ro3">
          <table:table-cell table:number-columns-repeated="1024"/>
        </table:table-row>
        <table:table-row table:style-name="ro3">
          <table:table-cell/>
          <table:table-cell table:style-name="ce272" office:value-type="string" calcext:value-type="string" table:number-columns-spanned="4" table:number-rows-spanned="2">
            <text:p>ATTENTION</text:p>
          </table:table-cell>
          <table:covered-table-cell table:number-columns-repeated="3" table:style-name="ce260"/>
          <table:table-cell/>
          <table:table-cell table:style-name="ce205" office:value-type="string" calcext:value-type="string" table:number-columns-spanned="1" table:number-rows-spanned="2">
            <text:p><text:a xlink:href="#RYTHME" xlink:type="simple">&lt;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FICHE</text:a></text:p>
          </table:table-cell>
          <table:table-cell table:style-name="ce205" office:value-type="string" calcext:value-type="string" table:number-columns-spanned="1" table:number-rows-spanned="2">
            <text:p><text:a xlink:href="#Fiche patient" xlink:type="simple">&gt;</text:a>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4" table:style-name="ce260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49" office:value-type="string" calcext:value-type="string">
            <text:p>Note brute</text:p>
          </table:table-cell>
          <table:table-cell table:style-name="ce249" office:value-type="string" calcext:value-type="string">
            <text:p>σ</text:p>
          </table:table-cell>
          <table:table-cell table:style-name="ce255" office:value-type="string" calcext:value-type="string">
            <text:p>Note standard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TONUS" xlink:type="simple">TONU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2" office:value-type="string" calcext:value-type="string">
            <text:p>Épreuves de frappes 1-2</text:p>
          </table:table-cell>
          <table:table-cell table:style-name="ce263" table:number-columns-repeated="3"/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Qualité ATT 1</text:p>
          </table:table-cell>
          <table:table-cell table:style-name="ce270"/>
          <table:table-cell table:style-name="ce268" table:formula="of:=[$'Fiche patient'.T55]" office:value-type="string" office:string-value="" calcext:value-type="error">
            <text:p>#VALEUR !</text:p>
          </table:table-cell>
          <table:table-cell table:style-name="ce268" table:formula="of:=[$'Fiche patient'.U55]" office:value-type="string" office:string-value=" -  / 5" calcext:value-type="string">
            <text:p><text:s/>- <text:s/>/ 5</text:p>
          </table:table-cell>
          <table:table-cell/>
          <table:table-cell table:style-name="ce205" office:value-type="string" calcext:value-type="string" table:number-columns-spanned="3" table:number-rows-spanned="2">
            <text:p><text:a xlink:href="#MOTRICITE GLOBALE" xlink:type="simple">MOTRICITÉ GLOB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Durée ATT 2</text:p>
          </table:table-cell>
          <table:table-cell table:style-name="ce270"/>
          <table:table-cell table:style-name="ce268" table:formula="of:=[$'Fiche patient'.T56]" office:value-type="string" office:string-value="" calcext:value-type="error">
            <text:p>#VALEUR !</text:p>
          </table:table-cell>
          <table:table-cell table:style-name="ce268" table:formula="of:=[$'Fiche patient'.U56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/>
          <table:table-cell table:style-name="ce263"/>
          <table:table-cell table:style-name="ce269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LATERALITE" xlink:type="simple">LATÉRALITÉ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/>
          <table:table-cell table:style-name="ce260" office:value-type="string" calcext:value-type="string">
            <text:p>Note globale Frappes 1-2 ATT 3</text:p>
          </table:table-cell>
          <table:table-cell table:style-name="ce270"/>
          <table:table-cell table:style-name="ce268" table:formula="of:=[$'Fiche patient'.T57]" office:value-type="string" office:string-value="" calcext:value-type="error">
            <text:p>#VALEUR !</text:p>
          </table:table-cell>
          <table:table-cell table:style-name="ce268" table:formula="of:=[$'Fiche patient'.U57]" office:value-type="string" office:string-value=" -  / 5" calcext:value-type="string">
            <text:p><text:s/>- <text:s/>/ 5</text:p>
          </table:table-cell>
          <table:table-cell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2"/>
          <table:table-cell table:style-name="ce284" table:number-columns-repeated="3"/>
          <table:table-cell/>
          <table:table-cell table:style-name="ce205" office:value-type="string" calcext:value-type="string" table:number-columns-spanned="3" table:number-rows-spanned="2">
            <text:p><text:a xlink:href="#PRAXIES MANUELLES" xlink:type="simple">PRAXIES MANUEL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GNOSIES TACTILES" xlink:type="simple">GNOSIES TACTILES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HABILITE OCULO-MANUELLE" xlink:type="simple">HABILITE OCULO-MANUEL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ORIENTATION SPATIALE" xlink:type="simple">ORIENTATION SPATIAL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RYTHME" xlink:type="simple">RYTHME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>
          <table:table-cell table:number-columns-repeated="6"/>
          <table:table-cell table:style-name="ce205" office:value-type="string" calcext:value-type="string" table:number-columns-spanned="3" table:number-rows-spanned="2">
            <text:p><text:a xlink:href="#ATTENTION" xlink:type="simple">ATTENTION</text:a></text:p>
          </table:table-cell>
          <table:covered-table-cell table:number-columns-repeated="2" table:style-name="ce210"/>
          <table:table-cell table:number-columns-repeated="1015"/>
        </table:table-row>
        <table:table-row table:style-name="ro3">
          <table:table-cell table:number-columns-repeated="6"/>
          <table:covered-table-cell table:number-columns-repeated="3" table:style-name="ce210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N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office:forms form:automatic-focus="true" form:apply-design-mode="false"/>
        <table:table-column table:style-name="co11" table:default-cell-style-name="DATA"/>
        <table:table-column table:style-name="co12" table:number-columns-repeated="6" table:default-cell-style-name="DATA"/>
        <table:table-column table:style-name="co7" table:number-columns-repeated="57" table:default-cell-style-name="DATA"/>
        <table:table-row table:style-name="ro5">
          <table:table-cell table:style-name="ce215" office:value-type="string" calcext:value-type="string">
            <text:p><text:span text:style-name="T2">TONUS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 : Valeur angulaire du ballant du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6" office:value-type="float" office:value="0.27" calcext:value-type="float">
            <text:p>0,2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 : Valeur angulaire du ballon du poignet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52" calcext:value-type="float">
            <text:p>0,5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 : Résistance du ballant entre poignet droi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8" calcext:value-type="float">
            <text:p>0,28</text:p>
          </table:table-cell>
          <table:table-cell table:number-columns-repeated="2" table:style-name="ce220" office:value-type="float" office:value="0.39" calcext:value-type="float">
            <text:p>0,39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number-columns-repeated="2" table:style-name="ce220" office:value-type="float" office:value="0.42" calcext:value-type="float">
            <text:p>0,4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5" calcext:value-type="float">
            <text:p>0,25</text:p>
          </table:table-cell>
          <table:table-cell table:number-columns-repeated="2" table:style-name="ce220" office:value-type="float" office:value="0.03" calcext:value-type="float">
            <text:p>0,03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 : Valeur angulaire du ballant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 : Valeur angulaire du ballant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6 : Résistance du ballant entre pied gauche et pied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7 : valeur angulaire de l’extensibilité épaule droit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8 : valeur angulaire de l’extensibilité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9 : Résistance d’extensibilité entre épaule droite et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0.82" calcext:value-type="float">
            <text:p>0,8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4" calcext:value-type="float">
            <text:p>0,4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05" calcext:value-type="float">
            <text:p>0,0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0 : Valeur angulaire de l’extensibilité poignet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63" calcext:value-type="float">
            <text:p>0,6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1 : valeur angulaire de l’extensibilité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1.47" calcext:value-type="float">
            <text:p>1,4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6" office:value-type="float" office:value="1.15" calcext:value-type="float">
            <text:p>1,1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2 : résistance d’extensibilité entre poigne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37" calcext:value-type="float">
            <text:p>0,3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2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3 : valeur angulaire de l’extensibilité des angles poplité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3.71" calcext:value-type="float">
            <text:p>3,7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92" calcext:value-type="float">
            <text:p>3,92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2.38" calcext:value-type="float">
            <text:p>2,38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6" office:value-type="float" office:value="2.29" calcext:value-type="float">
            <text:p>2,2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4 : valeur angulaire de l’extensibilité de l’angle des adducteur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5" calcext:value-type="float">
            <text:p>0,4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5 : valeur angulaire de l’extensibilité de l’angle talon-oreill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2" table:style-name="ce220" office:value-type="float" office:value="1.3" calcext:value-type="float">
            <text:p>1,3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6 : valeur angulaire de la flexion dorsale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7 : valeur angulaire de la flexion dorsale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63" calcext:value-type="float">
            <text:p>0,63</text:p>
          </table:table-cell>
          <table:table-cell table:number-columns-repeated="2" table:style-name="ce220" office:value-type="float" office:value="0.65" calcext:value-type="float">
            <text:p>0,65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8 : valeur angulaire de la flexion dorsale pied gauche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7" calcext:value-type="float">
            <text:p>1,77</text:p>
          </table:table-cell>
          <table:table-cell table:number-columns-repeated="2"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number-columns-repeated="2"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5" calcext:value-type="float">
            <text:p>1,35</text:p>
          </table:table-cell>
          <table:table-cell table:number-columns-repeated="2"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93" calcext:value-type="float">
            <text:p>0,93</text:p>
          </table:table-cell>
          <table:table-cell table:number-columns-repeated="2" table:style-name="ce220" office:value-type="float" office:value="1.35" calcext:value-type="float">
            <text:p>1,3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19 : valeur angulaire de la flexion dorsale pied gauche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20" office:value-type="float" office:value="1.1" calcext:value-type="float">
            <text:p>1,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6" calcext:value-type="float">
            <text:p>0,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1.01" calcext:value-type="float">
            <text:p>1,0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0 : Résistance de la flexion dorsale entre pied gauche et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1 : Résistance de la flexion dorsale entre pied gauche et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09" calcext:value-type="float">
            <text:p>0,0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2 : latéralité tonique des membres supérieurs (résistance ballant poignet + extensibilité poignet + extensibilité épaul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4" calcext:value-type="float">
            <text:p>2,5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6" office:value-type="float" office:value="1.19" calcext:value-type="float">
            <text:p>1,1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0.21" calcext:value-type="float">
            <text:p>0,2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15" calcext:value-type="float">
            <text:p>0,1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3 : latéralité tonique des membres inférieurs (résistance ballant pied + extensibilité pied jambe fléchie + épreuve du tonus d’attitud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91" calcext:value-type="float">
            <text:p>2,9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99" calcext:value-type="float">
            <text:p>1,9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14" calcext:value-type="float">
            <text:p>0,1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4 : extensibilité du tronc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6" office:value-type="float" office:value="3.94" calcext:value-type="float">
            <text:p>3,9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2" calcext:value-type="float">
            <text:p>3,62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6" office:value-type="float" office:value="3.54" calcext:value-type="float">
            <text:p>3,5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5" calcext:value-type="float">
            <text:p>3,15</text:p>
          </table:table-cell>
          <table:table-cell table:style-name="ce220" office:value-type="float" office:value="3.09" calcext:value-type="float">
            <text:p>3,09</text:p>
          </table:table-cell>
          <table:table-cell table:style-name="ce226" office:value-type="float" office:value="3.15" calcext:value-type="float">
            <text:p>3,1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66" calcext:value-type="float">
            <text:p>3,66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65" calcext:value-type="float">
            <text:p>2,65</text:p>
          </table:table-cell>
          <table:table-cell table:style-name="ce226" office:value-type="float" office:value="2.75" calcext:value-type="float">
            <text:p>2,7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1.97" calcext:value-type="float">
            <text:p>1,97</text:p>
          </table:table-cell>
          <table:table-cell table:number-columns-repeated="2" table:style-name="ce220" office:value-type="float" office:value="2.2" calcext:value-type="float">
            <text:p>2,2</text:p>
          </table:table-cell>
          <table:table-cell table:style-name="ce226" office:value-type="float" office:value="2.35" calcext:value-type="float">
            <text:p>2,3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5 : détente musculaire des bra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5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6 : Détente musculaire des jambe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1.18" calcext:value-type="float">
            <text:p>1,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7 : mobilisation passive (bras et jamb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55" calcext:value-type="float">
            <text:p>3,5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.92" calcext:value-type="float">
            <text:p>3,9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5" calcext:value-type="float">
            <text:p>2,85</text:p>
          </table:table-cell>
          <table:table-cell table:number-columns-repeated="2" table:style-name="ce220" office:value-type="float" office:value="2.71" calcext:value-type="float">
            <text:p>2,71</text:p>
          </table:table-cell>
          <table:table-cell table:style-name="ce226" office:value-type="float" office:value="2.71" calcext:value-type="float">
            <text:p>2,7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3" calcext:value-type="float">
            <text:p>0,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8 : Poussée en avan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7" calcext:value-type="float">
            <text:p>1,7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29 : Poussée du côté droi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8" calcext:value-type="float">
            <text:p>0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0 : Poussée du côté gauch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55" calcext:value-type="float">
            <text:p>1,5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1.02" calcext:value-type="float">
            <text:p>1,0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0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1 : poussée en arrièr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4" calcext:value-type="float">
            <text:p>1,4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2 : tonus de soutien (assis) (les 4 poussé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38" calcext:value-type="float">
            <text:p>7,3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35" calcext:value-type="float">
            <text:p>6,35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7.03" calcext:value-type="float">
            <text:p>7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32" calcext:value-type="float">
            <text:p>5,32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7" calcext:value-type="float">
            <text:p>5,7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6" office:value-type="float" office:value="5.9" calcext:value-type="float">
            <text:p>5,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4.61" calcext:value-type="float">
            <text:p>4,61</text:p>
          </table:table-cell>
          <table:table-cell table:style-name="ce220" office:value-type="float" office:value="4.56" calcext:value-type="float">
            <text:p>4,56</text:p>
          </table:table-cell>
          <table:table-cell table:style-name="ce220" office:value-type="float" office:value="4.9" calcext:value-type="float">
            <text:p>4,9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3 : Epreuve de la poussée faible (jambe de soutien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9" calcext:value-type="float">
            <text:p>0,8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4 : Réflexe rotulien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5 : Réflexe rotulie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78" calcext:value-type="float">
            <text:p>0,7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6 : Réflexes rotuliens (jambe droite et jambe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8" calcext:value-type="float">
            <text:p>3,78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3.96" calcext:value-type="float">
            <text:p>3,9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3" calcext:value-type="float">
            <text:p>2,93</text:p>
          </table:table-cell>
          <table:table-cell table:style-name="ce226" office:value-type="float" office:value="3.93" calcext:value-type="float">
            <text:p>3,9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3.9" calcext:value-type="float">
            <text:p>3,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7 : Qualité du mouvement à l’épreuve de prono-supination unilatérale de la main (main droit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number-columns-repeated="2" table:style-name="ce220" office:value-type="float" office:value="1.72" calcext:value-type="float">
            <text:p>1,72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8 : Qualité du mouvement à l’épreuve de prono-supination unilatérale de la main (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39 : Qualité du mouvement à l’épreuve de prono-supination unilatérale de la main (main droite et 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29" calcext:value-type="float">
            <text:p>4,29</text:p>
          </table:table-cell>
          <table:table-cell table:number-columns-repeated="2" table:style-name="ce220" office:value-type="float" office:value="4.31" calcext:value-type="float">
            <text:p>4,31</text:p>
          </table:table-cell>
          <table:table-cell table:style-name="ce226" office:value-type="float" office:value="4.26" calcext:value-type="float">
            <text:p>4,2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6" office:value-type="float" office:value="3.56" calcext:value-type="float">
            <text:p>3,5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3.21" calcext:value-type="float">
            <text:p>3,2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3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0 : syncinésies lors de l’épreuve de prono-supination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29" calcext:value-type="float">
            <text:p>11,29</text:p>
          </table:table-cell>
          <table:table-cell table:style-name="ce220" office:value-type="float" office:value="11.56" calcext:value-type="float">
            <text:p>11,5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10.03" calcext:value-type="float">
            <text:p>10,03</text:p>
          </table:table-cell>
          <table:table-cell table:style-name="ce220" office:value-type="float" office:value="10.64" calcext:value-type="float">
            <text:p>10,64</text:p>
          </table:table-cell>
          <table:table-cell table:style-name="ce220" office:value-type="float" office:value="10.45" calcext:value-type="float">
            <text:p>10,45</text:p>
          </table:table-cell>
          <table:table-cell table:style-name="ce226" office:value-type="float" office:value="10.63" calcext:value-type="float">
            <text:p>10,6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52" calcext:value-type="float">
            <text:p>8,52</text:p>
          </table:table-cell>
          <table:table-cell table:style-name="ce220" office:value-type="float" office:value="8.49" calcext:value-type="float">
            <text:p>8,49</text:p>
          </table:table-cell>
          <table:table-cell table:style-name="ce220" office:value-type="float" office:value="8.76" calcext:value-type="float">
            <text:p>8,76</text:p>
          </table:table-cell>
          <table:table-cell table:style-name="ce220" office:value-type="float" office:value="8.82" calcext:value-type="float">
            <text:p>8,82</text:p>
          </table:table-cell>
          <table:table-cell table:style-name="ce226" office:value-type="float" office:value="8.76" calcext:value-type="float">
            <text:p>8,7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4" calcext:value-type="float">
            <text:p>7,14</text:p>
          </table:table-cell>
          <table:table-cell table:style-name="ce220" office:value-type="float" office:value="6.96" calcext:value-type="float">
            <text:p>6,96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7.19" calcext:value-type="float">
            <text:p>7,19</text:p>
          </table:table-cell>
          <table:table-cell table:style-name="ce226" office:value-type="float" office:value="6.89" calcext:value-type="float">
            <text:p>6,8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42" calcext:value-type="float">
            <text:p>5,42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5.56" calcext:value-type="float">
            <text:p>5,56</text:p>
          </table:table-cell>
          <table:table-cell table:style-name="ce226" office:value-type="float" office:value="5.02" calcext:value-type="float">
            <text:p>5,0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8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0—1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2" calcext:value-type="float">
            <text:p>12</text:p>
          </table:table-cell>
          <table:table-cell table:style-name="ce226" office:value-type="float" office:value="12" calcext:value-type="float">
            <text:p>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12" calcext:value-type="float">
            <text:p>1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1 : syncinésies lors de l’épreuve de prono-supination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7" calcext:value-type="float">
            <text:p>9,7</text:p>
          </table:table-cell>
          <table:table-cell table:style-name="ce220" office:value-type="float" office:value="10.26" calcext:value-type="float">
            <text:p>10,26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0" office:value-type="float" office:value="9.98" calcext:value-type="float">
            <text:p>9,98</text:p>
          </table:table-cell>
          <table:table-cell table:style-name="ce226" office:value-type="float" office:value="10.39" calcext:value-type="float">
            <text:p>10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41" calcext:value-type="float">
            <text:p>8,41</text:p>
          </table:table-cell>
          <table:table-cell table:style-name="ce220" office:value-type="float" office:value="8.59" calcext:value-type="float">
            <text:p>8,59</text:p>
          </table:table-cell>
          <table:table-cell table:style-name="ce220" office:value-type="float" office:value="8.36" calcext:value-type="float">
            <text:p>8,36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6" office:value-type="float" office:value="8.52" calcext:value-type="float">
            <text:p>8,5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48" calcext:value-type="float">
            <text:p>6,48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6" office:value-type="float" office:value="6.65" calcext:value-type="float">
            <text:p>6,6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82" calcext:value-type="float">
            <text:p>5,82</text:p>
          </table:table-cell>
          <table:table-cell table:style-name="ce220" office:value-type="float" office:value="5.23" calcext:value-type="float">
            <text:p>5,23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5.35" calcext:value-type="float">
            <text:p>5,35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3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number-columns-repeated="3" table:style-name="ce220" office:value-type="float" office:value="7" calcext:value-type="float">
            <text:p>7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8—0</text:p>
          </table:table-cell>
          <table:table-cell table:number-columns-repeated="2" table:style-name="ce224" office:value-type="string" calcext:value-type="string">
            <text:p>8—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2 : syncinési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28" calcext:value-type="float">
            <text:p>22,28</text:p>
          </table:table-cell>
          <table:table-cell table:style-name="ce220" office:value-type="float" office:value="22.9" calcext:value-type="float">
            <text:p>22,9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2.87" calcext:value-type="float">
            <text:p>22,8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9.5" calcext:value-type="float">
            <text:p>19,5</text:p>
          </table:table-cell>
          <table:table-cell table:style-name="ce220" office:value-type="float" office:value="19.99" calcext:value-type="float">
            <text:p>19,99</text:p>
          </table:table-cell>
          <table:table-cell table:style-name="ce220" office:value-type="float" office:value="20.59" calcext:value-type="float">
            <text:p>20,59</text:p>
          </table:table-cell>
          <table:table-cell table:style-name="ce220" office:value-type="float" office:value="20.06" calcext:value-type="float">
            <text:p>20,06</text:p>
          </table:table-cell>
          <table:table-cell table:style-name="ce226" office:value-type="float" office:value="20.8" calcext:value-type="float">
            <text:p>20,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6.92" calcext:value-type="float">
            <text:p>16,92</text:p>
          </table:table-cell>
          <table:table-cell table:style-name="ce220" office:value-type="float" office:value="17.08" calcext:value-type="float">
            <text:p>17,08</text:p>
          </table:table-cell>
          <table:table-cell table:style-name="ce220" office:value-type="float" office:value="17.12" calcext:value-type="float">
            <text:p>17,12</text:p>
          </table:table-cell>
          <table:table-cell table:style-name="ce220" office:value-type="float" office:value="17.25" calcext:value-type="float">
            <text:p>17,25</text:p>
          </table:table-cell>
          <table:table-cell table:style-name="ce226" office:value-type="float" office:value="17.27" calcext:value-type="float">
            <text:p>17,2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6" office:value-type="float" office:value="3.53" calcext:value-type="float">
            <text:p>3,5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4.34" calcext:value-type="float">
            <text:p>14,34</text:p>
          </table:table-cell>
          <table:table-cell table:style-name="ce220" office:value-type="float" office:value="14.17" calcext:value-type="float">
            <text:p>14,17</text:p>
          </table:table-cell>
          <table:table-cell table:style-name="ce220" office:value-type="float" office:value="13.65" calcext:value-type="float">
            <text:p>13,65</text:p>
          </table:table-cell>
          <table:table-cell table:style-name="ce220" office:value-type="float" office:value="14.44" calcext:value-type="float">
            <text:p>14,44</text:p>
          </table:table-cell>
          <table:table-cell table:style-name="ce226" office:value-type="float" office:value="13.75" calcext:value-type="float">
            <text:p>13,7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1.76" calcext:value-type="float">
            <text:p>11,76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0.18" calcext:value-type="float">
            <text:p>10,18</text:p>
          </table:table-cell>
          <table:table-cell table:style-name="ce220" office:value-type="float" office:value="11.63" calcext:value-type="float">
            <text:p>11,63</text:p>
          </table:table-cell>
          <table:table-cell table:style-name="ce226" office:value-type="float" office:value="10.22" calcext:value-type="float">
            <text:p>10,2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16—18</text:p>
          </table:table-cell>
          <table:table-cell table:style-name="ce225" office:value-type="string" calcext:value-type="string">
            <text:p>16—1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9—21</text:p>
          </table:table-cell>
          <table:table-cell table:style-name="ce225" office:value-type="string" calcext:value-type="string">
            <text:p>19—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2—24</text:p>
          </table:table-cell>
          <table:table-cell table:style-name="ce228" office:value-type="string" calcext:value-type="string">
            <text:p>22—2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3 : syncinésies homolatérales lors de l’épreuve de prono-supination pour les deux mains réunie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7.79" calcext:value-type="float">
            <text:p>7,7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0" office:value-type="float" office:value="5.72" calcext:value-type="float">
            <text:p>5,72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37" calcext:value-type="float">
            <text:p>7,3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5.22" calcext:value-type="float">
            <text:p>5,22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6" office:value-type="float" office:value="5.83" calcext:value-type="float">
            <text:p>5,8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6" office:value-type="float" office:value="4.29" calcext:value-type="float">
            <text:p>4,2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4 : syncinésies controlatér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47" calcext:value-type="float">
            <text:p>7,4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7.79" calcext:value-type="float">
            <text:p>7,79</text:p>
          </table:table-cell>
          <table:table-cell table:style-name="ce226" office:value-type="float" office:value="7.77" calcext:value-type="float">
            <text:p>7,7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6.18" calcext:value-type="float">
            <text:p>6,18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5" calcext:value-type="float">
            <text:p>5,85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3.26" calcext:value-type="float">
            <text:p>3,26</text:p>
          </table:table-cell>
          <table:table-cell table:style-name="ce226" office:value-type="float" office:value="3.13" calcext:value-type="float">
            <text:p>3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0.62" calcext:value-type="float">
            <text:p>0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4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2—4</text:p>
          </table:table-cell>
          <table:table-cell table:style-name="ce230" office:value-type="string" calcext:value-type="string">
            <text:p>1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5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5 : syncinésies bucco-faci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2" calcext:value-type="float">
            <text:p>7,9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77" calcext:value-type="float">
            <text:p>6,77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6" office:value-type="float" office:value="6.77" calcext:value-type="float">
            <text:p>6,7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62" calcext:value-type="float">
            <text:p>5,62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0" office:value-type="float" office:value="5.03" calcext:value-type="float">
            <text:p>5,03</text:p>
          </table:table-cell>
          <table:table-cell table:style-name="ce226" office:value-type="float" office:value="4.72" calcext:value-type="float">
            <text:p>4,7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61" calcext:value-type="float">
            <text:p>3,61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6" office:value-type="float" office:value="2.67" calcext:value-type="float">
            <text:p>2,6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6 : Qualité du mouvement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99" calcext:value-type="float">
            <text:p>1,99</text:p>
          </table:table-cell>
          <table:table-cell table:number-columns-repeated="2"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72" calcext:value-type="float">
            <text:p>1,7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7 : Syncinésies bucco-faciales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92" calcext:value-type="float">
            <text:p>3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2.79" calcext:value-type="float">
            <text:p>2,7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0.99" calcext:value-type="float">
            <text:p>0,9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8 : Qualité du mouvement lors de l’épreuve d’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49 : Syncinésies (D+G) lors de l’épreuve 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7.88" calcext:value-type="float">
            <text:p>7,8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02" calcext:value-type="float">
            <text:p>7,02</text:p>
          </table:table-cell>
          <table:table-cell table:style-name="ce220" office:value-type="float" office:value="6.06" calcext:value-type="float">
            <text:p>6,06</text:p>
          </table:table-cell>
          <table:table-cell table:style-name="ce220" office:value-type="float" office:value="6.4" calcext:value-type="float">
            <text:p>6,4</text:p>
          </table:table-cell>
          <table:table-cell table:style-name="ce226" office:value-type="float" office:value="5.57" calcext:value-type="float">
            <text:p>5,5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32" calcext:value-type="float">
            <text:p>1,32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29" calcext:value-type="float">
            <text:p>6,29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0" office:value-type="float" office:value="4.37" calcext:value-type="float">
            <text:p>4,37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6" office:value-type="float" office:value="0.93" calcext:value-type="float">
            <text:p>0,9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4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7" calcext:value-type="float">
            <text:p>7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4—6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6—7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0 : Syncinésies sur les trois épreuves (pronosupination et ouverture-fermeture des mains et ouverture et fermeture de la bouch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3.54" calcext:value-type="float">
            <text:p>33,54</text:p>
          </table:table-cell>
          <table:table-cell table:style-name="ce220" office:value-type="float" office:value="35.39" calcext:value-type="float">
            <text:p>35,39</text:p>
          </table:table-cell>
          <table:table-cell table:style-name="ce220" office:value-type="float" office:value="35.84" calcext:value-type="float">
            <text:p>35,84</text:p>
          </table:table-cell>
          <table:table-cell table:style-name="ce220" office:value-type="float" office:value="33.15" calcext:value-type="float">
            <text:p>33,1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0.53" calcext:value-type="float">
            <text:p>30,53</text:p>
          </table:table-cell>
          <table:table-cell table:style-name="ce220" office:value-type="float" office:value="31.31" calcext:value-type="float">
            <text:p>31,31</text:p>
          </table:table-cell>
          <table:table-cell table:style-name="ce220" office:value-type="float" office:value="30.86" calcext:value-type="float">
            <text:p>30,86</text:p>
          </table:table-cell>
          <table:table-cell table:style-name="ce220" office:value-type="float" office:value="29.67" calcext:value-type="float">
            <text:p>29,67</text:p>
          </table:table-cell>
          <table:table-cell table:style-name="ce226" office:value-type="float" office:value="30.83" calcext:value-type="float">
            <text:p>30,8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7.52" calcext:value-type="float">
            <text:p>27,52</text:p>
          </table:table-cell>
          <table:table-cell table:style-name="ce220" office:value-type="float" office:value="27.22" calcext:value-type="float">
            <text:p>27,22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9" calcext:value-type="float">
            <text:p>26,19</text:p>
          </table:table-cell>
          <table:table-cell table:style-name="ce226" office:value-type="float" office:value="25.63" calcext:value-type="float">
            <text:p>25,6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3.48" calcext:value-type="float">
            <text:p>3,48</text:p>
          </table:table-cell>
          <table:table-cell table:style-name="ce226" office:value-type="float" office:value="5.2" calcext:value-type="float">
            <text:p>5,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4.51" calcext:value-type="float">
            <text:p>24,51</text:p>
          </table:table-cell>
          <table:table-cell table:style-name="ce220" office:value-type="float" office:value="23.13" calcext:value-type="float">
            <text:p>23,13</text:p>
          </table:table-cell>
          <table:table-cell table:style-name="ce220" office:value-type="float" office:value="20.89" calcext:value-type="float">
            <text:p>20,89</text:p>
          </table:table-cell>
          <table:table-cell table:style-name="ce220" office:value-type="float" office:value="22.71" calcext:value-type="float">
            <text:p>22,71</text:p>
          </table:table-cell>
          <table:table-cell table:style-name="ce226" office:value-type="float" office:value="20.43" calcext:value-type="float">
            <text:p>20,4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21.5" calcext:value-type="float">
            <text:p>21,5</text:p>
          </table:table-cell>
          <table:table-cell table:style-name="ce220" office:value-type="float" office:value="19.05" calcext:value-type="float">
            <text:p>19,05</text:p>
          </table:table-cell>
          <table:table-cell table:style-name="ce220" office:value-type="float" office:value="15.91" calcext:value-type="float">
            <text:p>15,91</text:p>
          </table:table-cell>
          <table:table-cell table:style-name="ce220" office:value-type="float" office:value="19.23" calcext:value-type="float">
            <text:p>19,23</text:p>
          </table:table-cell>
          <table:table-cell table:style-name="ce226" office:value-type="float" office:value="15.23" calcext:value-type="float">
            <text:p>15,2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4</text:p>
          </table:table-cell>
          <table:table-cell table:style-name="ce222" office:value-type="string" calcext:value-type="string">
            <text:p>0—23</text:p>
          </table:table-cell>
          <table:table-cell table:style-name="ce222" office:value-type="string" calcext:value-type="string">
            <text:p>0—20</text:p>
          </table:table-cell>
          <table:table-cell table:style-name="ce222" office:value-type="string" calcext:value-type="string">
            <text:p>0—22</text:p>
          </table:table-cell>
          <table:table-cell table:style-name="ce229" office:value-type="string" calcext:value-type="string">
            <text:p>0—2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5" calcext:value-type="float">
            <text:p>25</text:p>
          </table:table-cell>
          <table:table-cell table:style-name="ce218" office:value-type="string" calcext:value-type="string">
            <text:p>24—25</text:p>
          </table:table-cell>
          <table:table-cell table:style-name="ce218" office:value-type="string" calcext:value-type="string">
            <text:p>21—25</text:p>
          </table:table-cell>
          <table:table-cell table:style-name="ce218" office:value-type="string" calcext:value-type="string">
            <text:p>23—25</text:p>
          </table:table-cell>
          <table:table-cell table:style-name="ce225" office:value-type="string" calcext:value-type="string">
            <text:p>23—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26—29</text:p>
          </table:table-cell>
          <table:table-cell table:style-name="ce225" office:value-type="string" calcext:value-type="string">
            <text:p>26—2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0—32</text:p>
          </table:table-cell>
          <table:table-cell table:number-columns-repeated="3" table:style-name="ce218" office:value-type="string" calcext:value-type="string">
            <text:p>30—36</text:p>
          </table:table-cell>
          <table:table-cell table:style-name="ce225" office:value-type="string" calcext:value-type="string">
            <text:p>30—3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33—36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1 : Syncinésies bucco-faciales lors de l’épreuve de prono-supination et l’épreuve d’ouverture-fermeture des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1.32" calcext:value-type="float">
            <text:p>11,32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1.85" calcext:value-type="float">
            <text:p>11,85</text:p>
          </table:table-cell>
          <table:table-cell table:style-name="ce220" office:value-type="float" office:value="11.72" calcext:value-type="float">
            <text:p>11,7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9.72" calcext:value-type="float">
            <text:p>9,72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9.26" calcext:value-type="float">
            <text:p>9,26</text:p>
          </table:table-cell>
          <table:table-cell table:style-name="ce220" office:value-type="float" office:value="9.23" calcext:value-type="float">
            <text:p>9,23</text:p>
          </table:table-cell>
          <table:table-cell table:style-name="ce226" office:value-type="float" office:value="9.57" calcext:value-type="float">
            <text:p>9,5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8.13" calcext:value-type="float">
            <text:p>8,1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6" office:value-type="float" office:value="6.31" calcext:value-type="float">
            <text:p>6,3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6.27" calcext:value-type="float">
            <text:p>6,27</text:p>
          </table:table-cell>
          <table:table-cell table:style-name="ce220" office:value-type="float" office:value="4.08" calcext:value-type="float">
            <text:p>4,08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8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9" calcext:value-type="float">
            <text:p>9</text:p>
          </table:table-cell>
          <table:table-cell table:number-columns-repeated="2"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2 : Syncinésies sur l’hémicorps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7.85" calcext:value-type="float">
            <text:p>7,8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8" calcext:value-type="float">
            <text:p>7,68</text:p>
          </table:table-cell>
          <table:table-cell table:style-name="ce220" office:value-type="float" office:value="7.49" calcext:value-type="float">
            <text:p>7,49</text:p>
          </table:table-cell>
          <table:table-cell table:style-name="ce220" office:value-type="float" office:value="7.67" calcext:value-type="float">
            <text:p>7,67</text:p>
          </table:table-cell>
          <table:table-cell table:style-name="ce220" office:value-type="float" office:value="6.1" calcext:value-type="float">
            <text:p>6,1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4.7" calcext:value-type="float">
            <text:p>4,7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6" office:value-type="float" office:value="4.08" calcext:value-type="float">
            <text:p>4,0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54" calcext:value-type="float">
            <text:p>5,54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03" calcext:value-type="float">
            <text:p>2,0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02" calcext:value-type="float">
            <text:p>0,0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TON 53 : Syncinésies sur l’hémicorps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4" calcext:value-type="float">
            <text:p>7,64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6.39" calcext:value-type="float">
            <text:p>6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31" calcext:value-type="float">
            <text:p>5,31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78" calcext:value-type="float">
            <text:p>1,7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07" calcext:value-type="float">
            <text:p>6,07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6" calcext:value-type="float">
            <text:p>3,6</text:p>
          </table:table-cell>
          <table:table-cell table:style-name="ce226" office:value-type="float" office:value="2.84" calcext:value-type="float">
            <text:p>2,8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06" calcext:value-type="float">
            <text:p>1,0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TON 5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6—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30" office:value-type="string" calcext:value-type="string">
            <text:p>6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799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O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MOTRICITE GENERALE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 : Posture des bras à l’épreuve d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6" office:value-type="float" office:value="2.89" calcext:value-type="float">
            <text:p>2,8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 : Position des pieds (varus-valgus) à l’épreuve marche spontané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 : Posture des pieds (équin) à l’épreuv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4 : Epreuve marche spontanée (posture des bras, position des pieds et posture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51" calcext:value-type="float">
            <text:p>6,51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35" calcext:value-type="float">
            <text:p>0,35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46" calcext:value-type="float">
            <text:p>0,4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56" calcext:value-type="float">
            <text:p>6,56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0" office:value-type="float" office:value="5.78" calcext:value-type="float">
            <text:p>5,78</text:p>
          </table:table-cell>
          <table:table-cell table:style-name="ce226" office:value-type="float" office:value="6.37" calcext:value-type="float">
            <text:p>6,3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21" calcext:value-type="float">
            <text:p>6,21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6" office:value-type="float" office:value="5.91" calcext:value-type="float">
            <text:p>5,9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5 : Durée de l’épreuve marche en avant sur un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1.36" calcext:value-type="float">
            <text:p>1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5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6 : Posture des bras et des pieds lors de l’épreuve Marche avant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3" calcext:value-type="float">
            <text:p>2,9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2.21" calcext:value-type="float">
            <text:p>2,21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7 : Epreuve Marche en avant sur une ligne (durée et posture des bras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5.89" calcext:value-type="float">
            <text:p>5,8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92" calcext:value-type="float">
            <text:p>4,9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55" calcext:value-type="float">
            <text:p>5,55</text:p>
          </table:table-cell>
          <table:table-cell table:style-name="ce220" office:value-type="float" office:value="5.58" calcext:value-type="float">
            <text:p>5,58</text:p>
          </table:table-cell>
          <table:table-cell table:style-name="ce226" office:value-type="float" office:value="5.76" calcext:value-type="float">
            <text:p>5,7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48" calcext:value-type="float">
            <text:p>4,48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6" office:value-type="float" office:value="5.03" calcext:value-type="float">
            <text:p>5,0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4.31" calcext:value-type="float">
            <text:p>4,3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3.58" calcext:value-type="float">
            <text:p>3,5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8 : Durée de l’épreuve marche en arrière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42" calcext:value-type="float">
            <text:p>2,4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6" office:value-type="float" office:value="1.52" calcext:value-type="float">
            <text:p>1,5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62" calcext:value-type="float">
            <text:p>0,62</text:p>
          </table:table-cell>
          <table:table-cell table:number-columns-repeated="2" table:style-name="ce220" office:value-type="float" office:value="0.48" calcext:value-type="float">
            <text:p>0,48</text:p>
          </table:table-cell>
          <table:table-cell table:style-name="ce226" office:value-type="float" office:value="0.62" calcext:value-type="float">
            <text:p>0,6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9 : Postures des bras et des pieds lors de l’épreuve marche en arrière sur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7" calcext:value-type="float">
            <text:p>2,9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à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9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0 : Epreuve marche arrière sur une ligne (durée et posture des bras,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5.45" calcext:value-type="float">
            <text:p>5,4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4.22" calcext:value-type="float">
            <text:p>4,22</text:p>
          </table:table-cell>
          <table:table-cell table:style-name="ce226" office:value-type="float" office:value="4.37" calcext:value-type="float">
            <text:p>4,3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08" calcext:value-type="float">
            <text:p>1,0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3.29" calcext:value-type="float">
            <text:p>3,2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21" calcext:value-type="float">
            <text:p>2,2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1 : Posture des pied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2 : posture des bra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3 : Epreuve marche sur la pointe des pied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3.84" calcext:value-type="float">
            <text:p>3,8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58" calcext:value-type="float">
            <text:p>3,58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19" calcext:value-type="float">
            <text:p>3,19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4 : Posture des pied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6" calcext:value-type="float">
            <text:p>1,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61" calcext:value-type="float">
            <text:p>0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5 : Posture des bra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" calcext:value-type="float">
            <text:p>1,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6 : épreuve marche sur les talon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6" office:value-type="float" office:value="3.5" calcext:value-type="float">
            <text:p>3,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3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7 : Marche en avant et en arrière sur une ligne, et marche sur la pointe des pieds et marche sur les talon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8.67" calcext:value-type="float">
            <text:p>18,67</text:p>
          </table:table-cell>
          <table:table-cell table:style-name="ce220" office:value-type="float" office:value="19.25" calcext:value-type="float">
            <text:p>19,25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9.48" calcext:value-type="float">
            <text:p>19,4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6.89" calcext:value-type="float">
            <text:p>16,89</text:p>
          </table:table-cell>
          <table:table-cell table:style-name="ce220" office:value-type="float" office:value="17.13" calcext:value-type="float">
            <text:p>17,13</text:p>
          </table:table-cell>
          <table:table-cell table:style-name="ce220" office:value-type="float" office:value="17.75" calcext:value-type="float">
            <text:p>17,75</text:p>
          </table:table-cell>
          <table:table-cell table:style-name="ce220" office:value-type="float" office:value="17.74" calcext:value-type="float">
            <text:p>17,74</text:p>
          </table:table-cell>
          <table:table-cell table:style-name="ce226" office:value-type="float" office:value="18.17" calcext:value-type="float">
            <text:p>18,1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5.11" calcext:value-type="float">
            <text:p>15,11</text:p>
          </table:table-cell>
          <table:table-cell table:style-name="ce220" office:value-type="float" office:value="15.01" calcext:value-type="float">
            <text:p>15,01</text:p>
          </table:table-cell>
          <table:table-cell table:style-name="ce220" office:value-type="float" office:value="15.66" calcext:value-type="float">
            <text:p>15,66</text:p>
          </table:table-cell>
          <table:table-cell table:style-name="ce220" office:value-type="float" office:value="16" calcext:value-type="float">
            <text:p>16</text:p>
          </table:table-cell>
          <table:table-cell table:style-name="ce226" office:value-type="float" office:value="16.29" calcext:value-type="float">
            <text:p>16,2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3.33" calcext:value-type="float">
            <text:p>13,33</text:p>
          </table:table-cell>
          <table:table-cell table:style-name="ce220" office:value-type="float" office:value="12.89" calcext:value-type="float">
            <text:p>12,89</text:p>
          </table:table-cell>
          <table:table-cell table:style-name="ce220" office:value-type="float" office:value="13.57" calcext:value-type="float">
            <text:p>13,57</text:p>
          </table:table-cell>
          <table:table-cell table:style-name="ce220" office:value-type="float" office:value="14.26" calcext:value-type="float">
            <text:p>14,26</text:p>
          </table:table-cell>
          <table:table-cell table:style-name="ce226" office:value-type="float" office:value="14.41" calcext:value-type="float">
            <text:p>14,4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1.55" calcext:value-type="float">
            <text:p>11,55</text:p>
          </table:table-cell>
          <table:table-cell table:style-name="ce220" office:value-type="float" office:value="10.77" calcext:value-type="float">
            <text:p>10,77</text:p>
          </table:table-cell>
          <table:table-cell table:style-name="ce220" office:value-type="float" office:value="11.48" calcext:value-type="float">
            <text:p>11,48</text:p>
          </table:table-cell>
          <table:table-cell table:style-name="ce220" office:value-type="float" office:value="12.52" calcext:value-type="float">
            <text:p>12,52</text:p>
          </table:table-cell>
          <table:table-cell table:style-name="ce226" office:value-type="float" office:value="12.53" calcext:value-type="float">
            <text:p>12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3—14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5—17</text:p>
          </table:table-cell>
          <table:table-cell table:style-name="ce225" office:value-type="string" calcext:value-type="string">
            <text:p>15—1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26" office:value-type="float" office:value="18" calcext:value-type="float">
            <text:p>1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18" office:value-type="string" calcext:value-type="string">
            <text:p>19—20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19—20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19—20</text:p>
          </table:table-cell>
          <table:table-cell table:style-name="ce223" office:value-type="string" calcext:value-type="string">
            <text:p>—</text:p>
          </table:table-cell>
          <table:table-cell table:style-name="ce223" office:value-type="string" calcext:value-type="string">
            <text:p>19—20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8 : Envol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19 : Coordinations des bras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59" calcext:value-type="float">
            <text:p>1,5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0 : Atterrissage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1 : Epreuve saut d’une hauteur (envol + coordination des bras + atterrissag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59" calcext:value-type="float">
            <text:p>7,59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58" calcext:value-type="float">
            <text:p>7,58</text:p>
          </table:table-cell>
          <table:table-cell table:style-name="ce226" office:value-type="float" office:value="7.89" calcext:value-type="float">
            <text:p>7,8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81" calcext:value-type="float">
            <text:p>6,81</text:p>
          </table:table-cell>
          <table:table-cell table:style-name="ce220" office:value-type="float" office:value="6.72" calcext:value-type="float">
            <text:p>6,72</text:p>
          </table:table-cell>
          <table:table-cell table:style-name="ce226" office:value-type="float" office:value="7.48" calcext:value-type="float">
            <text:p>7,4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3" calcext:value-type="float">
            <text:p>6,3</text:p>
          </table:table-cell>
          <table:table-cell table:style-name="ce220" office:value-type="float" office:value="5.89" calcext:value-type="float">
            <text:p>5,89</text:p>
          </table:table-cell>
          <table:table-cell table:style-name="ce220" office:value-type="float" office:value="6.01" calcext:value-type="float">
            <text:p>6,01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6" office:value-type="float" office:value="7.07" calcext:value-type="float">
            <text:p>7,0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2 : Epreuves équilibre dynamique (coordination des membres inf et sup) + Marche spontanée (3 items) + saut d’une hauteur (3 item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14.5" calcext:value-type="float">
            <text:p>14,5</text:p>
          </table:table-cell>
          <table:table-cell table:style-name="ce220" office:value-type="float" office:value="14.28" calcext:value-type="float">
            <text:p>14,28</text:p>
          </table:table-cell>
          <table:table-cell table:style-name="ce220" office:value-type="float" office:value="14.09" calcext:value-type="float">
            <text:p>14,09</text:p>
          </table:table-cell>
          <table:table-cell table:style-name="ce226" office:value-type="float" office:value="14.72" calcext:value-type="float">
            <text:p>14,7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02" calcext:value-type="float">
            <text:p>14,02</text:p>
          </table:table-cell>
          <table:table-cell table:style-name="ce220" office:value-type="float" office:value="13.6" calcext:value-type="float">
            <text:p>13,6</text:p>
          </table:table-cell>
          <table:table-cell table:style-name="ce220" office:value-type="float" office:value="13.11" calcext:value-type="float">
            <text:p>13,11</text:p>
          </table:table-cell>
          <table:table-cell table:style-name="ce220" office:value-type="float" office:value="12.93" calcext:value-type="float">
            <text:p>12,93</text:p>
          </table:table-cell>
          <table:table-cell table:style-name="ce226" office:value-type="float" office:value="14.01" calcext:value-type="float">
            <text:p>14,0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3.54" calcext:value-type="float">
            <text:p>13,54</text:p>
          </table:table-cell>
          <table:table-cell table:style-name="ce220" office:value-type="float" office:value="12.7" calcext:value-type="float">
            <text:p>12,7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20" office:value-type="float" office:value="11.77" calcext:value-type="float">
            <text:p>11,77</text:p>
          </table:table-cell>
          <table:table-cell table:style-name="ce226" office:value-type="float" office:value="13.3" calcext:value-type="float">
            <text:p>13,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4</text:p>
          </table:table-cell>
          <table:table-cell table:number-columns-repeated="2"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4" calcext:value-type="float">
            <text:p>14</text:p>
          </table:table-cell>
          <table:table-cell table:style-name="ce218" office:value-type="string" calcext:value-type="string">
            <text:p>13—1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3 : Epreuves équilibre dynamique de marche (épreuve marche spontanée + marche avant/ arrière sur une ligne + pointe des pieds + sur talon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5.65" calcext:value-type="float">
            <text:p>25,65</text:p>
          </table:table-cell>
          <table:table-cell table:style-name="ce220" office:value-type="float" office:value="26.26" calcext:value-type="float">
            <text:p>26,26</text:p>
          </table:table-cell>
          <table:table-cell table:style-name="ce220" office:value-type="float" office:value="26.81" calcext:value-type="float">
            <text:p>26,81</text:p>
          </table:table-cell>
          <table:table-cell table:style-name="ce220" office:value-type="float" office:value="26.01" calcext:value-type="float">
            <text:p>26,0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3.83" calcext:value-type="float">
            <text:p>23,83</text:p>
          </table:table-cell>
          <table:table-cell table:style-name="ce220" office:value-type="float" office:value="24.09" calcext:value-type="float">
            <text:p>24,09</text:p>
          </table:table-cell>
          <table:table-cell table:style-name="ce220" office:value-type="float" office:value="24.57" calcext:value-type="float">
            <text:p>24,57</text:p>
          </table:table-cell>
          <table:table-cell table:style-name="ce220" office:value-type="float" office:value="24.26" calcext:value-type="float">
            <text:p>24,26</text:p>
          </table:table-cell>
          <table:table-cell table:style-name="ce226" office:value-type="float" office:value="25.13" calcext:value-type="float">
            <text:p>25,1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2.01" calcext:value-type="float">
            <text:p>22,01</text:p>
          </table:table-cell>
          <table:table-cell table:style-name="ce220" office:value-type="float" office:value="21.92" calcext:value-type="float">
            <text:p>21,92</text:p>
          </table:table-cell>
          <table:table-cell table:style-name="ce220" office:value-type="float" office:value="22.33" calcext:value-type="float">
            <text:p>22,33</text:p>
          </table:table-cell>
          <table:table-cell table:style-name="ce220" office:value-type="float" office:value="22.51" calcext:value-type="float">
            <text:p>22,51</text:p>
          </table:table-cell>
          <table:table-cell table:style-name="ce226" office:value-type="float" office:value="23.12" calcext:value-type="float">
            <text:p>23,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0.19" calcext:value-type="float">
            <text:p>20,19</text:p>
          </table:table-cell>
          <table:table-cell table:style-name="ce220" office:value-type="float" office:value="19.75" calcext:value-type="float">
            <text:p>19,75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0" office:value-type="float" office:value="20.76" calcext:value-type="float">
            <text:p>20,76</text:p>
          </table:table-cell>
          <table:table-cell table:style-name="ce226" office:value-type="float" office:value="21.11" calcext:value-type="float">
            <text:p>21,1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8.37" calcext:value-type="float">
            <text:p>18,37</text:p>
          </table:table-cell>
          <table:table-cell table:style-name="ce220" office:value-type="float" office:value="17.58" calcext:value-type="float">
            <text:p>17,58</text:p>
          </table:table-cell>
          <table:table-cell table:style-name="ce220" office:value-type="float" office:value="17.85" calcext:value-type="float">
            <text:p>17,85</text:p>
          </table:table-cell>
          <table:table-cell table:style-name="ce220" office:value-type="float" office:value="19.01" calcext:value-type="float">
            <text:p>19,01</text:p>
          </table:table-cell>
          <table:table-cell table:style-name="ce226" office:value-type="float" office:value="19.1" calcext:value-type="float">
            <text:p>19,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3 bis :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1</text:p>
          </table:table-cell>
          <table:table-cell table:style-name="ce222" office:value-type="string" calcext:value-type="string">
            <text:p>0—19</text:p>
          </table:table-cell>
          <table:table-cell table:number-columns-repeated="2" table:style-name="ce222" office:value-type="string" calcext:value-type="string">
            <text:p>0—20</text:p>
          </table:table-cell>
          <table:table-cell table:style-name="ce229" office:value-type="string" calcext:value-type="string">
            <text:p>0—2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2—23</text:p>
          </table:table-cell>
          <table:table-cell table:style-name="ce218" office:value-type="string" calcext:value-type="string">
            <text:p>20—21</text:p>
          </table:table-cell>
          <table:table-cell table:style-name="ce218" office:value-type="string" calcext:value-type="string">
            <text:p>21—24</text:p>
          </table:table-cell>
          <table:table-cell table:style-name="ce220" office:value-type="float" office:value="21" calcext:value-type="float">
            <text:p>21</text:p>
          </table:table-cell>
          <table:table-cell table:style-name="ce225" office:value-type="string" calcext:value-type="string">
            <text:p>22—2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4" calcext:value-type="float">
            <text:p>24</text:p>
          </table:table-cell>
          <table:table-cell table:style-name="ce218" office:value-type="string" calcext:value-type="string">
            <text:p>22—24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22—24</text:p>
          </table:table-cell>
          <table:table-cell table:style-name="ce226" office:value-type="float" office:value="25" calcext:value-type="float">
            <text:p>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5" calcext:value-type="float">
            <text:p>25</text:p>
          </table:table-cell>
          <table:table-cell table:style-name="ce225" office:value-type="string" calcext:value-type="string">
            <text:p>26—27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6—27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4 : Posture globale de l’épreuve tenir debout, pieds j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5" calcext:value-type="float">
            <text:p>2,85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95" calcext:value-type="float">
            <text:p>2,95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6" office:value-type="float" office:value="2.47" calcext:value-type="float">
            <text:p>2,4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5 : Durée de l’épreuve tenir debout, pieds p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/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6 : Epreuves équilibre pieds joints (posture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25" calcext:value-type="float">
            <text:p>4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0" office:value-type="float" office:value="4.96" calcext:value-type="float">
            <text:p>4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4.96" calcext:value-type="float">
            <text:p>4,96</text:p>
          </table:table-cell>
          <table:table-cell table:style-name="ce226" office:value-type="float" office:value="4.97" calcext:value-type="float">
            <text:p>4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85" calcext:value-type="float">
            <text:p>3,85</text:p>
          </table:table-cell>
          <table:table-cell table:style-name="ce220" office:value-type="float" office:value="3.75" calcext:value-type="float">
            <text:p>3,75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26" office:value-type="float" office:value="4.71" calcext:value-type="float">
            <text:p>4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71" calcext:value-type="float">
            <text:p>3,71</text:p>
          </table:table-cell>
          <table:table-cell table:style-name="ce220" office:value-type="float" office:value="3.14" calcext:value-type="float">
            <text:p>3,14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6" office:value-type="float" office:value="4.46" calcext:value-type="float">
            <text:p>4,4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number-columns-repeated="2"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7 : Posture des bras à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4" calcext:value-type="float">
            <text:p>1,8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76" calcext:value-type="float">
            <text:p>1,7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6" calcext:value-type="float">
            <text:p>0,16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8 : Posture des bras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2" calcext:value-type="float">
            <text:p>1,2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1.15" calcext:value-type="float">
            <text:p>1,15</text:p>
          </table:table-cell>
          <table:table-cell table:style-name="ce236"/>
          <table:table-cell table:number-columns-repeated="56"/>
        </table:table-row>
        <table:table-row table:style-name="ro2">
          <table:table-cell table:style-name="ce216" office:value-type="string" calcext:value-type="string" table:number-columns-spanned="1" table:number-rows-spanned="5">
            <text:p>MOT 2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29 : Durée de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3" calcext:value-type="float">
            <text:p>1,7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0 : Durée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44" calcext:value-type="float">
            <text:p>1,4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1 : Epreuve équilibre sur le pied gauche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4.14" calcext:value-type="float">
            <text:p>4,14</text:p>
          </table:table-cell>
          <table:table-cell table:style-name="ce226" office:value-type="float" office:value="4.1" calcext:value-type="float">
            <text:p>4,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4" calcext:value-type="float">
            <text:p>3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6" office:value-type="float" office:value="3.38" calcext:value-type="float">
            <text:p>3,3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3.02" calcext:value-type="float">
            <text:p>3,0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2 : Epreuve équilibre sur le pied droit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69" calcext:value-type="float">
            <text:p>3,69</text:p>
          </table:table-cell>
          <table:table-cell table:style-name="ce220" office:value-type="float" office:value="3.79" calcext:value-type="float">
            <text:p>3,79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.18" calcext:value-type="float">
            <text:p>4,1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46" calcext:value-type="float">
            <text:p>3,4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3.1" calcext:value-type="float">
            <text:p>3,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3 : Epreuve équilibre sur un pied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92" calcext:value-type="float">
            <text:p>6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73" calcext:value-type="float">
            <text:p>5,73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82" calcext:value-type="float">
            <text:p>7,8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4" calcext:value-type="float">
            <text:p>4,54</text:p>
          </table:table-cell>
          <table:table-cell table:style-name="ce220" office:value-type="float" office:value="6.05" calcext:value-type="float">
            <text:p>6,05</text:p>
          </table:table-cell>
          <table:table-cell table:style-name="ce220" office:value-type="float" office:value="6.58" calcext:value-type="float">
            <text:p>6,58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57" calcext:value-type="float">
            <text:p>7,5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34" calcext:value-type="float">
            <text:p>3,34</text:p>
          </table:table-cell>
          <table:table-cell table:style-name="ce220" office:value-type="float" office:value="4.8" calcext:value-type="float">
            <text:p>4,8</text:p>
          </table:table-cell>
          <table:table-cell table:style-name="ce220" office:value-type="float" office:value="5.33" calcext:value-type="float">
            <text:p>5,33</text:p>
          </table:table-cell>
          <table:table-cell table:style-name="ce220" office:value-type="float" office:value="6.3" calcext:value-type="float">
            <text:p>6,3</text:p>
          </table:table-cell>
          <table:table-cell table:style-name="ce226" office:value-type="float" office:value="6.85" calcext:value-type="float">
            <text:p>6,8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5.29" calcext:value-type="float">
            <text:p>5,29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5—7</text:p>
          </table:table-cell>
          <table:table-cell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4 : Posture des bras de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55" calcext:value-type="float">
            <text:p>0,55</text:p>
          </table:table-cell>
          <table:table-cell table:number-columns-repeated="2" table:style-name="ce220" office:value-type="float" office:value="0.71" calcext:value-type="float">
            <text:p>0,7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5 : Durée à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25" calcext:value-type="float">
            <text:p>1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6 : Epreuve équilibre pointe des pieds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81" calcext:value-type="float">
            <text:p>3,8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3.83" calcext:value-type="float">
            <text:p>3,8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9" calcext:value-type="float">
            <text:p>3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51" calcext:value-type="float">
            <text:p>2,51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32" calcext:value-type="float">
            <text:p>3,3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MOT 37 : Epreuves équilibre statique (pieds joints + sur un pied +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4.34" calcext:value-type="float">
            <text:p>14,3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2.74" calcext:value-type="float">
            <text:p>12,74</text:p>
          </table:table-cell>
          <table:table-cell table:style-name="ce220" office:value-type="float" office:value="15.63" calcext:value-type="float">
            <text:p>15,63</text:p>
          </table:table-cell>
          <table:table-cell table:style-name="ce220" office:value-type="float" office:value="16.67" calcext:value-type="float">
            <text:p>16,67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20" office:value-type="float" office:value="13.58" calcext:value-type="float">
            <text:p>13,58</text:p>
          </table:table-cell>
          <table:table-cell table:style-name="ce220" office:value-type="float" office:value="14.77" calcext:value-type="float">
            <text:p>14,77</text:p>
          </table:table-cell>
          <table:table-cell table:style-name="ce220" office:value-type="float" office:value="15.98" calcext:value-type="float">
            <text:p>15,98</text:p>
          </table:table-cell>
          <table:table-cell table:style-name="ce226" office:value-type="float" office:value="16.33" calcext:value-type="float">
            <text:p>16,3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9.55" calcext:value-type="float">
            <text:p>9,55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0" office:value-type="float" office:value="12.86" calcext:value-type="float">
            <text:p>12,86</text:p>
          </table:table-cell>
          <table:table-cell table:style-name="ce220" office:value-type="float" office:value="14.64" calcext:value-type="float">
            <text:p>14,64</text:p>
          </table:table-cell>
          <table:table-cell table:style-name="ce226" office:value-type="float" office:value="15.52" calcext:value-type="float">
            <text:p>15,5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7.96" calcext:value-type="float">
            <text:p>7,96</text:p>
          </table:table-cell>
          <table:table-cell table:style-name="ce220" office:value-type="float" office:value="9.46" calcext:value-type="float">
            <text:p>9,46</text:p>
          </table:table-cell>
          <table:table-cell table:style-name="ce220" office:value-type="float" office:value="10.95" calcext:value-type="float">
            <text:p>10,95</text:p>
          </table:table-cell>
          <table:table-cell table:style-name="ce220" office:value-type="float" office:value="13.3" calcext:value-type="float">
            <text:p>13,3</text:p>
          </table:table-cell>
          <table:table-cell table:style-name="ce226" office:value-type="float" office:value="14.71" calcext:value-type="float">
            <text:p>14,7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MOT 3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11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1</text:p>
          </table:table-cell>
          <table:table-cell table:number-columns-repeated="2" table:style-name="ce235" office:value-type="string" calcext:value-type="string">
            <text:p>1—12</text:p>
          </table:table-cell>
          <table:table-cell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style-name="ce218" office:value-type="string" calcext:value-type="string">
            <text:p>16—17</text:p>
          </table:table-cell>
          <table:table-cell table:style-name="ce225" office:value-type="string" calcext:value-type="string">
            <text:p>16—1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15—17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81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12" table:number-columns-repeated="7" table:default-cell-style-name="ce132"/>
        <table:table-column table:style-name="co7" table:number-columns-repeated="57" table:default-cell-style-name="ce132"/>
        <table:table-row table:style-name="ro7">
          <table:table-cell table:style-name="ce123" office:value-type="string" calcext:value-type="string">
            <text:p><text:span text:style-name="T2">LATERALITE</text:span></text:p>
          </table:table-cell>
          <table:table-cell table:style-name="ce123"/>
          <table:table-cell table:style-name="ce123" office:value-type="string" calcext:value-type="string">
            <text:p><text:span text:style-name="T2">GROUPE 1 : 4 ans à 4 ans 9 mois</text:span></text:p>
          </table:table-cell>
          <table:table-cell table:style-name="ce123" office:value-type="string" calcext:value-type="string">
            <text:p><text:span text:style-name="T2">GROUPE 2 : 4 ans 10 mois à 5 ans 8 mois</text:span></text:p>
          </table:table-cell>
          <table:table-cell table:style-name="ce123" office:value-type="string" calcext:value-type="string">
            <text:p><text:span text:style-name="T2">GROUPE 3 : 5 ans 9 mois à 6 ans 6 mois </text:span></text:p>
          </table:table-cell>
          <table:table-cell table:style-name="ce123" office:value-type="string" calcext:value-type="string">
            <text:p><text:span text:style-name="T2">GROUPE 4 : 6 ans 7 mois à 7 ans 5 mois</text:span></text:p>
          </table:table-cell>
          <table:table-cell table:style-name="ce123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8">
          <table:table-cell table:style-name="ce316" office:value-type="string" calcext:value-type="string" table:number-columns-spanned="1" table:number-rows-spanned="6">
            <text:p>LAT 1 : Epreuve de latéralité gestuelle spontané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51" calcext:value-type="float">
            <text:p>1,51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41" calcext:value-type="float">
            <text:p>1,41</text:p>
          </table:table-cell>
          <table:table-cell table:style-name="ce165" office:value-type="float" office:value="1.63" calcext:value-type="float">
            <text:p>1,63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3" calcext:value-type="float">
            <text:p>0,63</text:p>
          </table:table-cell>
          <table:table-cell table:style-name="ce147" office:value-type="float" office:value="0.74" calcext:value-type="float">
            <text:p>0,74</text:p>
          </table:table-cell>
          <table:table-cell table:style-name="ce147" office:value-type="float" office:value="0.81" calcext:value-type="float">
            <text:p>0,81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65" office:value-type="float" office:value="0.66" calcext:value-type="float">
            <text:p>0,66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03" calcext:value-type="float">
            <text:p>1,03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47" office:value-type="float" office:value="0.83" calcext:value-type="float">
            <text:p>0,83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65" office:value-type="float" office:value="0.97" calcext:value-type="float">
            <text:p>0,97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41" calcext:value-type="float">
            <text:p>0,41</text:p>
          </table:table-cell>
          <table:table-cell table:style-name="ce148" office:value-type="float" office:value="0.04" calcext:value-type="float">
            <text:p>0,04</text:p>
          </table:table-cell>
          <table:table-cell table:number-columns-repeated="2" table:style-name="ce155" office:value-type="string" calcext:value-type="string">
            <text:p>—</text:p>
          </table:table-cell>
          <table:table-cell table:style-name="ce166" office:value-type="float" office:value="0.31" calcext:value-type="float">
            <text:p>0,31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1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style-name="ce287"/>
          <table:table-cell table:number-columns-repeated="56"/>
        </table:table-row>
        <table:table-row table:style-name="ro8">
          <table:table-cell table:style-name="ce316" office:value-type="string" calcext:value-type="string" table:number-columns-spanned="1" table:number-rows-spanned="6">
            <text:p>LAT 2 : Epreuve de latéralité usuelle manuel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7" calcext:value-type="float">
            <text:p>1,87</text:p>
          </table:table-cell>
          <table:table-cell table:style-name="ce147" office:value-type="float" office:value="1.92" calcext:value-type="float">
            <text:p>1,92</text:p>
          </table:table-cell>
          <table:table-cell table:style-name="ce147" office:value-type="float" office:value="1.96" calcext:value-type="float">
            <text:p>1,96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65" office:value-type="float" office:value="1.86" calcext:value-type="float">
            <text:p>1,86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34" calcext:value-type="float">
            <text:p>0,34</text:p>
          </table:table-cell>
          <table:table-cell table:style-name="ce147" office:value-type="float" office:value="0.27" calcext:value-type="float">
            <text:p>0,27</text:p>
          </table:table-cell>
          <table:table-cell table:style-name="ce147" office:value-type="float" office:value="0.19" calcext:value-type="float">
            <text:p>0,19</text:p>
          </table:table-cell>
          <table:table-cell table:style-name="ce147" office:value-type="float" office:value="0.25" calcext:value-type="float">
            <text:p>0,25</text:p>
          </table:table-cell>
          <table:table-cell table:style-name="ce165" office:value-type="float" office:value="0.36" calcext:value-type="float">
            <text:p>0,36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53" calcext:value-type="float">
            <text:p>1,53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77" calcext:value-type="float">
            <text:p>1,77</text:p>
          </table:table-cell>
          <table:table-cell table:style-name="ce147" office:value-type="float" office:value="1.68" calcext:value-type="float">
            <text:p>1,68</text:p>
          </table:table-cell>
          <table:table-cell table:style-name="ce165" office:value-type="float" office:value="1.5" calcext:value-type="float">
            <text:p>1,5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19" calcext:value-type="float">
            <text:p>1,19</text:p>
          </table:table-cell>
          <table:table-cell table:style-name="ce148" office:value-type="float" office:value="1.39" calcext:value-type="float">
            <text:p>1,39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48" office:value-type="float" office:value="1.43" calcext:value-type="float">
            <text:p>1,43</text:p>
          </table:table-cell>
          <table:table-cell table:style-name="ce166" office:value-type="float" office:value="1.15" calcext:value-type="float">
            <text:p>1,15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2 BIS</text:p>
          </table:table-cell>
          <table:table-cell table:style-name="ce139" office:value-type="string" calcext:value-type="string">
            <text:p>1</text:p>
          </table:table-cell>
          <table:table-cell table:number-columns-repeated="2" table:style-name="ce152" office:value-type="string" calcext:value-type="string">
            <text:p>—</text:p>
          </table:table-cell>
          <table:table-cell table:number-columns-repeated="2" table:style-name="ce160" office:value-type="string" calcext:value-type="string">
            <text:p>—</text:p>
          </table:table-cell>
          <table:table-cell table:style-name="ce170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30"/>
          <table:table-cell table:style-name="ce140" office:value-type="string" calcext:value-type="string">
            <text:p>2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30"/>
          <table:table-cell table:style-name="ce140" office:value-type="string" calcext:value-type="string">
            <text:p>3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30"/>
          <table:table-cell table:style-name="ce140" office:value-type="string" calcext:value-type="string">
            <text:p>4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31"/>
          <table:table-cell table:style-name="ce141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—</text:p>
          </table:table-cell>
          <table:table-cell table:number-columns-repeated="2" table:style-name="ce162" office:value-type="string" calcext:value-type="string">
            <text:p>—</text:p>
          </table:table-cell>
          <table:table-cell table:style-name="ce172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16" office:value-type="string" calcext:value-type="string" table:number-columns-spanned="1" table:number-rows-spanned="6">
            <text:p>LAT 3 : Epreuve de latéralité usuelle pédestre 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35" calcext:value-type="float">
            <text:p>1,35</text:p>
          </table:table-cell>
          <table:table-cell table:style-name="ce147" office:value-type="float" office:value="1.77" calcext:value-type="float">
            <text:p>1,77</text:p>
          </table:table-cell>
          <table:table-cell table:number-columns-repeated="2" table:style-name="ce147" office:value-type="float" office:value="1.82" calcext:value-type="float">
            <text:p>1,82</text:p>
          </table:table-cell>
          <table:table-cell table:style-name="ce165" office:value-type="float" office:value="1.81" calcext:value-type="float">
            <text:p>1,81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88" calcext:value-type="float">
            <text:p>0,88</text:p>
          </table:table-cell>
          <table:table-cell table:style-name="ce147" office:value-type="float" office:value="0.56" calcext:value-type="float">
            <text:p>0,56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9" calcext:value-type="float">
            <text:p>0,39</text:p>
          </table:table-cell>
          <table:table-cell table:style-name="ce165" office:value-type="float" office:value="0.4" calcext:value-type="float">
            <text:p>0,4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0.48" calcext:value-type="float">
            <text:p>0,48</text:p>
          </table:table-cell>
          <table:table-cell table:style-name="ce147" office:value-type="float" office:value="1.21" calcext:value-type="float">
            <text:p>1,21</text:p>
          </table:table-cell>
          <table:table-cell table:style-name="ce147" office:value-type="float" office:value="1.4" calcext:value-type="float">
            <text:p>1,4</text:p>
          </table:table-cell>
          <table:table-cell table:style-name="ce147" office:value-type="float" office:value="1.43" calcext:value-type="float">
            <text:p>1,43</text:p>
          </table:table-cell>
          <table:table-cell table:style-name="ce165" office:value-type="float" office:value="1.41" calcext:value-type="float">
            <text:p>1,41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55" office:value-type="string" calcext:value-type="string">
            <text:p>—</text:p>
          </table:table-cell>
          <table:table-cell table:style-name="ce148" office:value-type="float" office:value="0.64" calcext:value-type="float">
            <text:p>0,64</text:p>
          </table:table-cell>
          <table:table-cell table:style-name="ce148" office:value-type="float" office:value="0.99" calcext:value-type="float">
            <text:p>0,99</text:p>
          </table:table-cell>
          <table:table-cell table:style-name="ce148" office:value-type="float" office:value="1.03" calcext:value-type="float">
            <text:p>1,03</text:p>
          </table:table-cell>
          <table:table-cell table:style-name="ce166" office:value-type="float" office:value="1.01" calcext:value-type="float">
            <text:p>1,01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3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16" office:value-type="string" calcext:value-type="string" table:number-columns-spanned="1" table:number-rows-spanned="6">
            <text:p>LAT 4 : Epreuve de latéralité oculair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74" calcext:value-type="float">
            <text:p>1,74</text:p>
          </table:table-cell>
          <table:table-cell table:style-name="ce147" office:value-type="float" office:value="1.72" calcext:value-type="float">
            <text:p>1,7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47" office:value-type="float" office:value="1.6" calcext:value-type="float">
            <text:p>1,6</text:p>
          </table:table-cell>
          <table:table-cell table:style-name="ce165" office:value-type="float" office:value="1.74" calcext:value-type="float">
            <text:p>1,74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number-columns-repeated="2" table:style-name="ce147" office:value-type="float" office:value="0.45" calcext:value-type="float">
            <text:p>0,45</text:p>
          </table:table-cell>
          <table:table-cell table:style-name="ce147" office:value-type="float" office:value="0.46" calcext:value-type="float">
            <text:p>0,46</text:p>
          </table:table-cell>
          <table:table-cell table:style-name="ce147" office:value-type="float" office:value="0.49" calcext:value-type="float">
            <text:p>0,49</text:p>
          </table:table-cell>
          <table:table-cell table:style-name="ce165" office:value-type="float" office:value="0.44" calcext:value-type="float">
            <text:p>0,44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29" calcext:value-type="float">
            <text:p>1,29</text:p>
          </table:table-cell>
          <table:table-cell table:style-name="ce147" office:value-type="float" office:value="1.26" calcext:value-type="float">
            <text:p>1,26</text:p>
          </table:table-cell>
          <table:table-cell table:style-name="ce147" office:value-type="float" office:value="1.25" calcext:value-type="float">
            <text:p>1,25</text:p>
          </table:table-cell>
          <table:table-cell table:style-name="ce147" office:value-type="float" office:value="1.11" calcext:value-type="float">
            <text:p>1,11</text:p>
          </table:table-cell>
          <table:table-cell table:style-name="ce165" office:value-type="float" office:value="1.3" calcext:value-type="float">
            <text:p>1,3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85" calcext:value-type="float">
            <text:p>0,85</text:p>
          </table:table-cell>
          <table:table-cell table:style-name="ce148" office:value-type="float" office:value="0.81" calcext:value-type="float">
            <text:p>0,81</text:p>
          </table:table-cell>
          <table:table-cell table:style-name="ce148" office:value-type="float" office:value="0.79" calcext:value-type="float">
            <text:p>0,79</text:p>
          </table:table-cell>
          <table:table-cell table:style-name="ce148" office:value-type="float" office:value="0.62" calcext:value-type="float">
            <text:p>0,62</text:p>
          </table:table-cell>
          <table:table-cell table:style-name="ce166" office:value-type="float" office:value="0.86" calcext:value-type="float">
            <text:p>0,86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4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16" office:value-type="string" calcext:value-type="string" table:number-columns-spanned="1" table:number-rows-spanned="6">
            <text:p>LAT 5 : Qualité du geste de l’épreuv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style-name="ce147" office:value-type="float" office:value="10.99" calcext:value-type="float">
            <text:p>10,99</text:p>
          </table:table-cell>
          <table:table-cell table:number-columns-repeated="3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6.89" calcext:value-type="float">
            <text:p>6,89</text:p>
          </table:table-cell>
          <table:table-cell table:style-name="ce147" office:value-type="float" office:value="8.3" calcext:value-type="float">
            <text:p>8,3</text:p>
          </table:table-cell>
          <table:table-cell table:style-name="ce147" office:value-type="float" office:value="8.49" calcext:value-type="float">
            <text:p>8,49</text:p>
          </table:table-cell>
          <table:table-cell table:style-name="ce147" office:value-type="float" office:value="10.19" calcext:value-type="float">
            <text:p>10,19</text:p>
          </table:table-cell>
          <table:table-cell table:style-name="ce165" office:value-type="float" office:value="11.1" calcext:value-type="float">
            <text:p>11,1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4.11" calcext:value-type="float">
            <text:p>4,11</text:p>
          </table:table-cell>
          <table:table-cell table:style-name="ce147" office:value-type="float" office:value="4.98" calcext:value-type="float">
            <text:p>4,98</text:p>
          </table:table-cell>
          <table:table-cell table:style-name="ce147" office:value-type="float" office:value="5.14" calcext:value-type="float">
            <text:p>5,14</text:p>
          </table:table-cell>
          <table:table-cell table:style-name="ce147" office:value-type="float" office:value="4.27" calcext:value-type="float">
            <text:p>4,27</text:p>
          </table:table-cell>
          <table:table-cell table:style-name="ce165" office:value-type="float" office:value="2.84" calcext:value-type="float">
            <text:p>2,84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78" calcext:value-type="float">
            <text:p>2,78</text:p>
          </table:table-cell>
          <table:table-cell table:style-name="ce147" office:value-type="float" office:value="3.32" calcext:value-type="float">
            <text:p>3,32</text:p>
          </table:table-cell>
          <table:table-cell table:style-name="ce147" office:value-type="float" office:value="3.34" calcext:value-type="float">
            <text:p>3,34</text:p>
          </table:table-cell>
          <table:table-cell table:style-name="ce147" office:value-type="float" office:value="5.92" calcext:value-type="float">
            <text:p>5,92</text:p>
          </table:table-cell>
          <table:table-cell table:style-name="ce165" office:value-type="float" office:value="8.29" calcext:value-type="float">
            <text:p>8,29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number-columns-repeated="3" table:style-name="ce155" office:value-type="string" calcext:value-type="string">
            <text:p>—</text:p>
          </table:table-cell>
          <table:table-cell table:style-name="ce148" office:value-type="float" office:value="1.65" calcext:value-type="float">
            <text:p>1,65</text:p>
          </table:table-cell>
          <table:table-cell table:style-name="ce166" office:value-type="float" office:value="5.44" calcext:value-type="float">
            <text:p>5,44</text:p>
          </table:table-cell>
          <table:table-cell table:number-columns-repeated="57"/>
        </table:table-row>
        <table:table-row table:style-name="ro8">
          <table:table-cell table:style-name="ce316" office:value-type="string" calcext:value-type="string" table:number-columns-spanned="1" table:number-rows-spanned="5">
            <text:p>LAT 5 bis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0—2</text:p>
          </table:table-cell>
          <table:table-cell table:number-columns-repeated="2" table:style-name="ce145" office:value-type="string" calcext:value-type="string">
            <text:p>0—3</text:p>
          </table:table-cell>
          <table:table-cell table:style-name="ce145" office:value-type="string" calcext:value-type="string">
            <text:p>0—5</text:p>
          </table:table-cell>
          <table:table-cell table:style-name="ce163" office:value-type="string" calcext:value-type="string">
            <text:p>0—8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43" office:value-type="float" office:value="2" calcext:value-type="float">
            <text:p>2</text:p>
          </table:table-cell>
          <table:table-cell table:style-name="ce156" office:value-type="string" calcext:value-type="string">
            <text:p>3—6</text:p>
          </table:table-cell>
          <table:table-cell table:number-columns-repeated="2" table:style-name="ce156" office:value-type="string" calcext:value-type="string">
            <text:p>4—9</text:p>
          </table:table-cell>
          <table:table-cell table:style-name="ce156" office:value-type="string" calcext:value-type="string">
            <text:p>6—11</text:p>
          </table:table-cell>
          <table:table-cell table:style-name="ce173" office:value-type="string" calcext:value-type="string">
            <text:p>9—11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43" office:value-type="float" office:value="3" calcext:value-type="float">
            <text:p>3</text:p>
          </table:table-cell>
          <table:table-cell table:style-name="ce156" office:value-type="string" calcext:value-type="string">
            <text:p>7—12</text:p>
          </table:table-cell>
          <table:table-cell table:number-columns-repeated="2" table:style-name="ce156" office:value-type="string" calcext:value-type="string">
            <text:p>10—12</text:p>
          </table:table-cell>
          <table:table-cell table:style-name="ce147" office:value-type="float" office:value="12" calcext:value-type="float">
            <text:p>12</text:p>
          </table:table-cell>
          <table:table-cell table:style-name="ce165" office:value-type="float" office:value="12" calcext:value-type="float">
            <text:p>12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43" office:value-type="float" office:value="4" calcext:value-type="float">
            <text:p>4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44" office:value-type="float" office:value="5" calcext:value-type="float">
            <text:p>5</text:p>
          </table:table-cell>
          <table:table-cell table:number-columns-repeated="4" table:style-name="ce155" office:value-type="string" calcext:value-type="string">
            <text:p>—</text:p>
          </table:table-cell>
          <table:table-cell table:style-name="ce176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16" office:value-type="string" calcext:value-type="string" table:number-columns-spanned="1" table:number-rows-spanned="6">
            <text:p>LAT 6 : Epreuve d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5" calcext:value-type="float">
            <text:p>1,85</text:p>
          </table:table-cell>
          <table:table-cell table:style-name="ce147" office:value-type="float" office:value="1.9" calcext:value-type="float">
            <text:p>1,9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47" office:value-type="float" office:value="1.94" calcext:value-type="float">
            <text:p>1,94</text:p>
          </table:table-cell>
          <table:table-cell table:style-name="ce165" office:value-type="float" office:value="1.87" calcext:value-type="float">
            <text:p>1,87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8" calcext:value-type="float">
            <text:p>0,38</text:p>
          </table:table-cell>
          <table:table-cell table:style-name="ce147" office:value-type="float" office:value="0.32" calcext:value-type="float">
            <text:p>0,32</text:p>
          </table:table-cell>
          <table:table-cell table:style-name="ce147" office:value-type="float" office:value="0.23" calcext:value-type="float">
            <text:p>0,23</text:p>
          </table:table-cell>
          <table:table-cell table:style-name="ce165" office:value-type="float" office:value="0.38" calcext:value-type="float">
            <text:p>0,38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52" calcext:value-type="float">
            <text:p>1,52</text:p>
          </table:table-cell>
          <table:table-cell table:style-name="ce147" office:value-type="float" office:value="1.62" calcext:value-type="float">
            <text:p>1,6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65" office:value-type="float" office:value="1.49" calcext:value-type="float">
            <text:p>1,49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04" calcext:value-type="float">
            <text:p>1,04</text:p>
          </table:table-cell>
          <table:table-cell table:style-name="ce148" office:value-type="float" office:value="1.14" calcext:value-type="float">
            <text:p>1,14</text:p>
          </table:table-cell>
          <table:table-cell table:style-name="ce148" office:value-type="float" office:value="1.3" calcext:value-type="float">
            <text:p>1,3</text:p>
          </table:table-cell>
          <table:table-cell table:style-name="ce148" office:value-type="float" office:value="1.48" calcext:value-type="float">
            <text:p>1,48</text:p>
          </table:table-cell>
          <table:table-cell table:style-name="ce166" office:value-type="float" office:value="1.11" calcext:value-type="float">
            <text:p>1,11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6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8">
          <table:table-cell table:style-name="ce316" office:value-type="string" calcext:value-type="string" table:number-columns-spanned="1" table:number-rows-spanned="6">
            <text:p>LAT 7 : Latéralité manuelle sur les trois latéralités (gestuelle, usuelle, psychosociale)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2.76" calcext:value-type="float">
            <text:p>2,76</text:p>
          </table:table-cell>
          <table:table-cell table:style-name="ce147" office:value-type="float" office:value="2.89" calcext:value-type="float">
            <text:p>2,89</text:p>
          </table:table-cell>
          <table:table-cell table:style-name="ce147" office:value-type="float" office:value="2.91" calcext:value-type="float">
            <text:p>2,91</text:p>
          </table:table-cell>
          <table:table-cell table:style-name="ce147" office:value-type="float" office:value="2.92" calcext:value-type="float">
            <text:p>2,92</text:p>
          </table:table-cell>
          <table:table-cell table:style-name="ce165" office:value-type="float" office:value="2.96" calcext:value-type="float">
            <text:p>2,96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47" office:value-type="float" office:value="0.64" calcext:value-type="float">
            <text:p>0,64</text:p>
          </table:table-cell>
          <table:table-cell table:style-name="ce147" office:value-type="float" office:value="0.68" calcext:value-type="float">
            <text:p>0,68</text:p>
          </table:table-cell>
          <table:table-cell table:style-name="ce147" office:value-type="float" office:value="0.67" calcext:value-type="float">
            <text:p>0,67</text:p>
          </table:table-cell>
          <table:table-cell table:style-name="ce165" office:value-type="float" office:value="0.65" calcext:value-type="float">
            <text:p>0,65</text:p>
          </table:table-cell>
          <table:table-cell table:number-columns-repeated="57"/>
        </table:table-row>
        <table:table-row table:style-name="ro8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14" calcext:value-type="float">
            <text:p>2,14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47" office:value-type="float" office:value="2.23" calcext:value-type="float">
            <text:p>2,23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65" office:value-type="float" office:value="2.31" calcext:value-type="float">
            <text:p>2,31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52" calcext:value-type="float">
            <text:p>1,52</text:p>
          </table:table-cell>
          <table:table-cell table:style-name="ce148" office:value-type="float" office:value="1.61" calcext:value-type="float">
            <text:p>1,61</text:p>
          </table:table-cell>
          <table:table-cell table:style-name="ce148" office:value-type="float" office:value="1.55" calcext:value-type="float">
            <text:p>1,55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66" office:value-type="float" office:value="1.66" calcext:value-type="float">
            <text:p>1,66</text:p>
          </table:table-cell>
          <table:table-cell table:number-columns-repeated="57"/>
        </table:table-row>
        <table:table-row table:style-name="ro8">
          <table:table-cell table:style-name="ce128" office:value-type="string" calcext:value-type="string" table:number-columns-spanned="1" table:number-rows-spanned="5">
            <text:p>LAT 7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8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8" table:number-rows-repeated="1048497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PRA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PRAXIES MANUELLES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 : Qualité de la synchronisation des mouvements de l’épreuve de prono-supination bi-manuelle symétriqu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6" office:value-type="float" office:value="3.33" calcext:value-type="float">
            <text:p>3,3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2.83" calcext:value-type="float">
            <text:p>2,8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 : Durée à l’épreuve de prono-supination bi-manuelle symétriqu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3" calcext:value-type="float">
            <text:p>2,53</text:p>
          </table:table-cell>
          <table:table-cell table:style-name="ce220" office:value-type="float" office:value="2.88" calcext:value-type="float">
            <text:p>2,8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79" calcext:value-type="float">
            <text:p>0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3 : Epreuve de prono-supination bi-manuelle symétrique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6.82" calcext:value-type="float">
            <text:p>6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6.2" calcext:value-type="float">
            <text:p>6,2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78" calcext:value-type="float">
            <text:p>4,78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0.96" calcext:value-type="float">
            <text:p>0,9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6" calcext:value-type="float">
            <text:p>3,76</text:p>
          </table:table-cell>
          <table:table-cell table:style-name="ce220" office:value-type="float" office:value="4.32" calcext:value-type="float">
            <text:p>4,3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9" calcext:value-type="float">
            <text:p>2,69</text:p>
          </table:table-cell>
          <table:table-cell table:style-name="ce220" office:value-type="float" office:value="2.74" calcext:value-type="float">
            <text:p>2,74</text:p>
          </table:table-cell>
          <table:table-cell table:number-columns-repeated="2" table:style-name="ce220" office:value-type="float" office:value="3.38" calcext:value-type="float">
            <text:p>3,38</text:p>
          </table:table-cell>
          <table:table-cell table:style-name="ce226" office:value-type="float" office:value="3.69" calcext:value-type="float">
            <text:p>3,6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4 : Qualité de la synchronisation des mouvements de l’épreuve de prono-supination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3.86" calcext:value-type="float">
            <text:p>3,8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2.53" calcext:value-type="float">
            <text:p>2,53</text:p>
          </table:table-cell>
          <table:table-cell table:number-columns-repeated="2" table:style-name="ce220" office:value-type="float" office:value="2.95" calcext:value-type="float">
            <text:p>2,95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89" calcext:value-type="float">
            <text:p>1,8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5 : Durée à l’épreuve de prono-supination bi-manuelle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78" calcext:value-type="float">
            <text:p>2,7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08" calcext:value-type="float">
            <text:p>2,0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38" calcext:value-type="float">
            <text:p>1,3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7" calcext:value-type="float">
            <text:p>0,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3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6 : Epreuve de prono-supination bi-manuelle asymétrique (qualité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0" office:value-type="float" office:value="6.33" calcext:value-type="float">
            <text:p>6,3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5.71" calcext:value-type="float">
            <text:p>5,71</text:p>
          </table:table-cell>
          <table:table-cell table:style-name="ce226" office:value-type="float" office:value="6.2" calcext:value-type="float">
            <text:p>6,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36" calcext:value-type="float">
            <text:p>4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6" office:value-type="float" office:value="0.68" calcext:value-type="float">
            <text:p>0,6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5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7 : Epreuve de prono-supination bi-manuelles symétriques et asymétriqu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13.73" calcext:value-type="float">
            <text:p>13,73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6" office:value-type="float" office:value="14.49" calcext:value-type="float">
            <text:p>14,4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8.35" calcext:value-type="float">
            <text:p>8,35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1.47" calcext:value-type="float">
            <text:p>11,47</text:p>
          </table:table-cell>
          <table:table-cell table:style-name="ce220" office:value-type="float" office:value="11.56" calcext:value-type="float">
            <text:p>11,56</text:p>
          </table:table-cell>
          <table:table-cell table:style-name="ce226" office:value-type="float" office:value="12.23" calcext:value-type="float">
            <text:p>12,2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4" calcext:value-type="float">
            <text:p>9,4</text:p>
          </table:table-cell>
          <table:table-cell table:style-name="ce226" office:value-type="float" office:value="9.97" calcext:value-type="float">
            <text:p>9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6" office:value-type="float" office:value="2.26" calcext:value-type="float">
            <text:p>2,2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4.71" calcext:value-type="float">
            <text:p>4,71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26" office:value-type="float" office:value="7.71" calcext:value-type="float">
            <text:p>7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63" calcext:value-type="float">
            <text:p>3,63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0" office:value-type="float" office:value="5.08" calcext:value-type="float">
            <text:p>5,0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8—10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9" office:value-type="string" calcext:value-type="string">
            <text:p>1—11</text:p>
          </table:table-cell>
          <table:table-cell table:number-columns-repeated="2" table:style-name="ce223" office:value-type="string" calcext:value-type="string">
            <text:p>13—14</text:p>
          </table:table-cell>
          <table:table-cell table:style-name="ce228" office:value-type="string" calcext:value-type="string">
            <text:p>13—14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8 : Durée de l’épreuve touche pouce-index pour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49" calcext:value-type="float">
            <text:p>4,4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22" calcext:value-type="float">
            <text:p>3,2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3.6" calcext:value-type="float">
            <text:p>3,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88" calcext:value-type="float">
            <text:p>2,8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9 : Durée de l’épreuve touche pouce-index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6" office:value-type="float" office:value="3.47" calcext:value-type="float">
            <text:p>3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26" office:value-type="float" office:value="2.63" calcext:value-type="float">
            <text:p>2,6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0 : durée à l’épreuve touche pouce-index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01" calcext:value-type="float">
            <text:p>7,01</text:p>
          </table:table-cell>
          <table:table-cell table:style-name="ce220" office:value-type="float" office:value="7.27" calcext:value-type="float">
            <text:p>7,27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34" calcext:value-type="float">
            <text:p>5,34</text:p>
          </table:table-cell>
          <table:table-cell table:style-name="ce220" office:value-type="float" office:value="5.57" calcext:value-type="float">
            <text:p>5,57</text:p>
          </table:table-cell>
          <table:table-cell table:style-name="ce220" office:value-type="float" office:value="6.6" calcext:value-type="float">
            <text:p>6,6</text:p>
          </table:table-cell>
          <table:table-cell table:style-name="ce220" office:value-type="float" office:value="7.25" calcext:value-type="float">
            <text:p>7,25</text:p>
          </table:table-cell>
          <table:table-cell table:style-name="ce226" office:value-type="float" office:value="7.47" calcext:value-type="float">
            <text:p>7,4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87" calcext:value-type="float">
            <text:p>3,87</text:p>
          </table:table-cell>
          <table:table-cell table:style-name="ce220" office:value-type="float" office:value="5.05" calcext:value-type="float">
            <text:p>5,05</text:p>
          </table:table-cell>
          <table:table-cell table:style-name="ce220" office:value-type="float" office:value="5.68" calcext:value-type="float">
            <text:p>5,68</text:p>
          </table:table-cell>
          <table:table-cell table:style-name="ce226" office:value-type="float" office:value="6.23" calcext:value-type="float">
            <text:p>6,2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4.11" calcext:value-type="float">
            <text:p>4,11</text:p>
          </table:table-cell>
          <table:table-cell table:style-name="ce226" office:value-type="float" office:value="4.99" calcext:value-type="float">
            <text:p>4,9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3.75" calcext:value-type="float">
            <text:p>3,7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8</text:p>
          </table:table-cell>
          <table:table-cell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1 : qualité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44" calcext:value-type="float">
            <text:p>2,44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25" calcext:value-type="float">
            <text:p>2,25</text:p>
          </table:table-cell>
          <table:table-cell table:style-name="ce220" office:value-type="float" office:value="2.39" calcext:value-type="float">
            <text:p>2,39</text:p>
          </table:table-cell>
          <table:table-cell table:style-name="ce226" office:value-type="float" office:value="2.7" calcext:value-type="float">
            <text:p>2,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2 : qualité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48" calcext:value-type="float">
            <text:p>2,48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65" calcext:value-type="float">
            <text:p>0,6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2.09" calcext:value-type="float">
            <text:p>2,0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3 : durée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33" calcext:value-type="float">
            <text:p>3,33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6" office:value-type="float" office:value="2.68" calcext:value-type="float">
            <text:p>2,6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29" calcext:value-type="float">
            <text:p>1,29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29" calcext:value-type="float">
            <text:p>1,2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5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4 : durée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68" calcext:value-type="float">
            <text:p>4,68</text:p>
          </table:table-cell>
          <table:table-cell table:style-name="ce220" office:value-type="float" office:value="4.42" calcext:value-type="float">
            <text:p>4,42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6" office:value-type="float" office:value="5.09" calcext:value-type="float">
            <text:p>5,0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43" calcext:value-type="float">
            <text:p>3,43</text:p>
          </table:table-cell>
          <table:table-cell table:style-name="ce226" office:value-type="float" office:value="3.81" calcext:value-type="float">
            <text:p>3,8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2.33" calcext:value-type="float">
            <text:p>2,3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28" calcext:value-type="float">
            <text:p>1,2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25" calcext:value-type="float">
            <text:p>1,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5 : Epreuve opposition du pouce aux doigts pour la main droit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97" calcext:value-type="float">
            <text:p>5,97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45" calcext:value-type="float">
            <text:p>6,45</text:p>
          </table:table-cell>
          <table:table-cell table:style-name="ce226" office:value-type="float" office:value="7.13" calcext:value-type="float">
            <text:p>7,1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1" calcext:value-type="float">
            <text:p>4,51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1" calcext:value-type="float">
            <text:p>4,1</text:p>
          </table:table-cell>
          <table:table-cell table:style-name="ce220" office:value-type="float" office:value="4.4" calcext:value-type="float">
            <text:p>4,4</text:p>
          </table:table-cell>
          <table:table-cell table:style-name="ce226" office:value-type="float" office:value="5.38" calcext:value-type="float">
            <text:p>5,3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2.3" calcext:value-type="float">
            <text:p>2,3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6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6 : Epreuve opposition du pouce aux doigts pour la main gauch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76" calcext:value-type="float">
            <text:p>5,76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6" office:value-type="float" office:value="6.97" calcext:value-type="float">
            <text:p>6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0" office:value-type="float" office:value="4.24" calcext:value-type="float">
            <text:p>4,24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6" office:value-type="float" office:value="5.27" calcext:value-type="float">
            <text:p>5,2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66" calcext:value-type="float">
            <text:p>1,6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3.4" calcext:value-type="float">
            <text:p>3,4</text:p>
          </table:table-cell>
          <table:table-cell table:style-name="ce226" office:value-type="float" office:value="3.61" calcext:value-type="float">
            <text:p>3,6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4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7 : Epreuve opposition du pouce aux doigts pour les deux mains réunies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1.31" calcext:value-type="float">
            <text:p>11,31</text:p>
          </table:table-cell>
          <table:table-cell table:style-name="ce220" office:value-type="float" office:value="11.79" calcext:value-type="float">
            <text:p>11,79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1.75" calcext:value-type="float">
            <text:p>11,75</text:p>
          </table:table-cell>
          <table:table-cell table:style-name="ce226" office:value-type="float" office:value="13.71" calcext:value-type="float">
            <text:p>13,7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86" calcext:value-type="float">
            <text:p>8,86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6" office:value-type="float" office:value="10.65" calcext:value-type="float">
            <text:p>10,6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14" calcext:value-type="float">
            <text:p>6,14</text:p>
          </table:table-cell>
          <table:table-cell table:style-name="ce220" office:value-type="float" office:value="5.67" calcext:value-type="float">
            <text:p>5,67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6" office:value-type="float" office:value="7.59" calcext:value-type="float">
            <text:p>7,5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6" office:value-type="float" office:value="4.53" calcext:value-type="float">
            <text:p>4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7—10</text:p>
          </table:table-cell>
          <table:table-cell table:number-columns-repeated="2" table:style-name="ce224" office:value-type="string" calcext:value-type="string">
            <text:p>6—9</text:p>
          </table:table-cell>
          <table:table-cell table:style-name="ce224" office:value-type="string" calcext:value-type="string">
            <text:p>7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11—12</text:p>
          </table:table-cell>
          <table:table-cell table:number-columns-repeated="2" table:style-name="ce224" office:value-type="string" calcext:value-type="string">
            <text:p>10—12</text:p>
          </table:table-cell>
          <table:table-cell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3—14</text:p>
          </table:table-cell>
          <table:table-cell table:style-name="ce225" office:value-type="string" calcext:value-type="string">
            <text:p>13—1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8 : Syncinésies controlatérales à l’épreuve opposition du pouce aux autres doigts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0" office:value-type="float" office:value="3.39" calcext:value-type="float">
            <text:p>3,39</text:p>
          </table:table-cell>
          <table:table-cell table:style-name="ce226" office:value-type="float" office:value="3.36" calcext:value-type="float">
            <text:p>3,3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11" calcext:value-type="float">
            <text:p>2,1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26" calcext:value-type="float">
            <text:p>0,2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19 : Syncinésies controlatérales à l’épreuve opposition du pouce aux autres doigts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11" calcext:value-type="float">
            <text:p>2,11</text:p>
          </table:table-cell>
          <table:table-cell table:style-name="ce220" office:value-type="float" office:value="3.68" calcext:value-type="float">
            <text:p>3,68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2" calcext:value-type="float">
            <text:p>1,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0.04" calcext:value-type="float">
            <text:p>0,0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0 : Syncinésies controlatér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27" calcext:value-type="float">
            <text:p>3,27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6" office:value-type="float" office:value="4.55" calcext:value-type="float">
            <text:p>4,5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" calcext:value-type="float">
            <text:p>0,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8</text:p>
          </table:table-cell>
          <table:table-cell table:number-columns-repeated="2"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1 : Syncinésies bucco-faciales à l’épreuve opposition du pouce aux doigts de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5" calcext:value-type="float">
            <text:p>3,7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4" calcext:value-type="float">
            <text:p>3,24</text:p>
          </table:table-cell>
          <table:table-cell table:style-name="ce220" office:value-type="float" office:value="3.44" calcext:value-type="float">
            <text:p>3,44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6" office:value-type="float" office:value="3.26" calcext:value-type="float">
            <text:p>3,2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3" calcext:value-type="float">
            <text:p>2,73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6" office:value-type="float" office:value="2.28" calcext:value-type="float">
            <text:p>2,2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6" office:value-type="float" office:value="1.31" calcext:value-type="float">
            <text:p>1,3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2 : Syncinésies bucco-faciales à l’épreuve opposition du pouce aux doigts de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8" calcext:value-type="float">
            <text:p>3,7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6" calcext:value-type="float">
            <text:p>3,26</text:p>
          </table:table-cell>
          <table:table-cell table:number-columns-repeated="2" table:style-name="ce220" office:value-type="float" office:value="3.43" calcext:value-type="float">
            <text:p>3,43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6" office:value-type="float" office:value="3.4" calcext:value-type="float">
            <text:p>3,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7" calcext:value-type="float">
            <text:p>2,7</text:p>
          </table:table-cell>
          <table:table-cell table:style-name="ce220" office:value-type="float" office:value="2.55" calcext:value-type="float">
            <text:p>2,55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2.22" calcext:value-type="float">
            <text:p>2,22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3 : Syncinésies bucco-faci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7.51" calcext:value-type="float">
            <text:p>7,5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" calcext:value-type="float">
            <text:p>6,5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6.83" calcext:value-type="float">
            <text:p>6,83</text:p>
          </table:table-cell>
          <table:table-cell table:style-name="ce226" office:value-type="float" office:value="6.66" calcext:value-type="float">
            <text:p>6,6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5.5" calcext:value-type="float">
            <text:p>5,5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5.36" calcext:value-type="float">
            <text:p>5,36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4.81" calcext:value-type="float">
            <text:p>4,8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5" calcext:value-type="float">
            <text:p>4,5</text:p>
          </table:table-cell>
          <table:table-cell table:style-name="ce220" office:value-type="float" office:value="3.97" calcext:value-type="float">
            <text:p>3,97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3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4 : Qualité et durée et syncinésies à l’épreuve opposition du pouce aux doigts pour la main droit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59" calcext:value-type="float">
            <text:p>11,59</text:p>
          </table:table-cell>
          <table:table-cell table:style-name="ce220" office:value-type="float" office:value="13.21" calcext:value-type="float">
            <text:p>13,21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0" office:value-type="float" office:value="14.92" calcext:value-type="float">
            <text:p>14,9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6" calcext:value-type="float">
            <text:p>10,16</text:p>
          </table:table-cell>
          <table:table-cell table:style-name="ce220" office:value-type="float" office:value="11.39" calcext:value-type="float">
            <text:p>11,39</text:p>
          </table:table-cell>
          <table:table-cell table:style-name="ce220" office:value-type="float" office:value="11.62" calcext:value-type="float">
            <text:p>11,62</text:p>
          </table:table-cell>
          <table:table-cell table:style-name="ce220" office:value-type="float" office:value="12.38" calcext:value-type="float">
            <text:p>12,38</text:p>
          </table:table-cell>
          <table:table-cell table:style-name="ce226" office:value-type="float" office:value="13.32" calcext:value-type="float">
            <text:p>13,3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9.57" calcext:value-type="float">
            <text:p>9,57</text:p>
          </table:table-cell>
          <table:table-cell table:style-name="ce220" office:value-type="float" office:value="9.09" calcext:value-type="float">
            <text:p>9,09</text:p>
          </table:table-cell>
          <table:table-cell table:style-name="ce220" office:value-type="float" office:value="9.85" calcext:value-type="float">
            <text:p>9,85</text:p>
          </table:table-cell>
          <table:table-cell table:style-name="ce226" office:value-type="float" office:value="10.75" calcext:value-type="float">
            <text:p>10,7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82" calcext:value-type="float">
            <text:p>1,82</text:p>
          </table:table-cell>
          <table:table-cell table:number-columns-repeated="2" table:style-name="ce220" office:value-type="float" office:value="2.53" calcext:value-type="float">
            <text:p>2,53</text:p>
          </table:table-cell>
          <table:table-cell table:style-name="ce226" office:value-type="float" office:value="2.57" calcext:value-type="float">
            <text:p>2,57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75" calcext:value-type="float">
            <text:p>7,75</text:p>
          </table:table-cell>
          <table:table-cell table:number-columns-repeated="2" table:style-name="ce220" office:value-type="float" office:value="7.32" calcext:value-type="float">
            <text:p>7,32</text:p>
          </table:table-cell>
          <table:table-cell table:style-name="ce226" office:value-type="float" office:value="8.18" calcext:value-type="float">
            <text:p>8,1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5.92" calcext:value-type="float">
            <text:p>5,92</text:p>
          </table:table-cell>
          <table:table-cell table:number-columns-repeated="2" table:style-name="ce220" office:value-type="float" office:value="4.78" calcext:value-type="float">
            <text:p>4,78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8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11—12</text:p>
          </table:table-cell>
          <table:table-cell table:style-name="ce225" office:value-type="string" calcext:value-type="string">
            <text:p>11_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20" office:value-type="float" office:value="13" calcext:value-type="float">
            <text:p>13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14—15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5 : Qualité et durée et syncinésies à l’épreuve opposition du pouce aux doigts pour la main gauch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2.96" calcext:value-type="float">
            <text:p>12,96</text:p>
          </table:table-cell>
          <table:table-cell table:style-name="ce220" office:value-type="float" office:value="13.98" calcext:value-type="float">
            <text:p>13,98</text:p>
          </table:table-cell>
          <table:table-cell table:style-name="ce220" office:value-type="float" office:value="14.54" calcext:value-type="float">
            <text:p>14,5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9" calcext:value-type="float">
            <text:p>10,19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0" office:value-type="float" office:value="11.53" calcext:value-type="float">
            <text:p>11,53</text:p>
          </table:table-cell>
          <table:table-cell table:style-name="ce220" office:value-type="float" office:value="12.39" calcext:value-type="float">
            <text:p>12,39</text:p>
          </table:table-cell>
          <table:table-cell table:style-name="ce226" office:value-type="float" office:value="13.63" calcext:value-type="float">
            <text:p>13,63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67" calcext:value-type="float">
            <text:p>8,67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08" calcext:value-type="float">
            <text:p>9,08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6" office:value-type="float" office:value="11.11" calcext:value-type="float">
            <text:p>11,1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15" calcext:value-type="float">
            <text:p>7,15</text:p>
          </table:table-cell>
          <table:table-cell table:style-name="ce220" office:value-type="float" office:value="7.34" calcext:value-type="float">
            <text:p>7,34</text:p>
          </table:table-cell>
          <table:table-cell table:style-name="ce220" office:value-type="float" office:value="6.63" calcext:value-type="float">
            <text:p>6,6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6" office:value-type="float" office:value="8.59" calcext:value-type="float">
            <text:p>8,5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46" calcext:value-type="float">
            <text:p>5,46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6" office:value-type="float" office:value="6.07" calcext:value-type="float">
            <text:p>6,0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8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0" office:value-type="float" office:value="9" calcext:value-type="float">
            <text:p>9</text:p>
          </table:table-cell>
          <table:table-cell table:style-name="ce226" office:value-type="float" office:value="9" calcext:value-type="float">
            <text:p>9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9—10</text:p>
          </table:table-cell>
          <table:table-cell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18" office:value-type="string" calcext:value-type="string">
            <text:p>13—15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6 : Qualité et durée et syncinésies de l’épreuve opposition du pouce aux doigt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6" calcext:value-type="float">
            <text:p>22,6</text:p>
          </table:table-cell>
          <table:table-cell table:style-name="ce220" office:value-type="float" office:value="25.21" calcext:value-type="float">
            <text:p>25,21</text:p>
          </table:table-cell>
          <table:table-cell table:style-name="ce220" office:value-type="float" office:value="27.07" calcext:value-type="float">
            <text:p>27,07</text:p>
          </table:table-cell>
          <table:table-cell table:style-name="ce220" office:value-type="float" office:value="27.89" calcext:value-type="float">
            <text:p>27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2.62" calcext:value-type="float">
            <text:p>22,62</text:p>
          </table:table-cell>
          <table:table-cell table:style-name="ce220" office:value-type="float" office:value="23.99" calcext:value-type="float">
            <text:p>23,99</text:p>
          </table:table-cell>
          <table:table-cell table:style-name="ce226" office:value-type="float" office:value="26.5" calcext:value-type="float">
            <text:p>26,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7.4" calcext:value-type="float">
            <text:p>17,4</text:p>
          </table:table-cell>
          <table:table-cell table:style-name="ce220" office:value-type="float" office:value="18.78" calcext:value-type="float">
            <text:p>18,78</text:p>
          </table:table-cell>
          <table:table-cell table:style-name="ce220" office:value-type="float" office:value="18.17" calcext:value-type="float">
            <text:p>18,17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6" office:value-type="float" office:value="21.86" calcext:value-type="float">
            <text:p>21,8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3.9" calcext:value-type="float">
            <text:p>3,9</text:p>
          </table:table-cell>
          <table:table-cell table:style-name="ce226" office:value-type="float" office:value="4.64" calcext:value-type="float">
            <text:p>4,6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8" calcext:value-type="float">
            <text:p>14,8</text:p>
          </table:table-cell>
          <table:table-cell table:style-name="ce220" office:value-type="float" office:value="15.56" calcext:value-type="float">
            <text:p>15,56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6" office:value-type="float" office:value="17.22" calcext:value-type="float">
            <text:p>17,2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2.2" calcext:value-type="float">
            <text:p>12,2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9.27" calcext:value-type="float">
            <text:p>9,27</text:p>
          </table:table-cell>
          <table:table-cell table:style-name="ce220" office:value-type="float" office:value="12.3" calcext:value-type="float">
            <text:p>12,3</text:p>
          </table:table-cell>
          <table:table-cell table:style-name="ce226" office:value-type="float" office:value="12.58" calcext:value-type="float">
            <text:p>12,5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5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6</text:p>
          </table:table-cell>
          <table:table-cell table:style-name="ce229" office:value-type="string" calcext:value-type="string">
            <text:p>0—1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6" calcext:value-type="float">
            <text:p>16</text:p>
          </table:table-cell>
          <table:table-cell table:style-name="ce218" office:value-type="string" calcext:value-type="string">
            <text:p>14—16</text:p>
          </table:table-cell>
          <table:table-cell table:style-name="ce218" office:value-type="string" calcext:value-type="string">
            <text:p>17—21</text:p>
          </table:table-cell>
          <table:table-cell table:style-name="ce225" office:value-type="string" calcext:value-type="string">
            <text:p>17—21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17—21</text:p>
          </table:table-cell>
          <table:table-cell table:style-name="ce218" office:value-type="string" calcext:value-type="string">
            <text:p>22—25</text:p>
          </table:table-cell>
          <table:table-cell table:style-name="ce225" office:value-type="string" calcext:value-type="string">
            <text:p>22—25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22—25</text:p>
          </table:table-cell>
          <table:table-cell table:style-name="ce218" office:value-type="string" calcext:value-type="string">
            <text:p>26—30</text:p>
          </table:table-cell>
          <table:table-cell table:style-name="ce225" office:value-type="string" calcext:value-type="string">
            <text:p>26—30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26—30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32" office:value-type="string" calcext:value-type="string" table:number-columns-spanned="1" table:number-rows-spanned="6">
            <text:p>PRA 27 : épreuves de praxies (prono-supination, touche pouce-index, opposition du pouce aux doigts),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8" calcext:value-type="float">
            <text:p>38</text:p>
          </table:table-cell>
          <table:table-cell table:style-name="ce220" office:value-type="float" office:value="40.16" calcext:value-type="float">
            <text:p>40,16</text:p>
          </table:table-cell>
          <table:table-cell table:style-name="ce220" office:value-type="float" office:value="45.07" calcext:value-type="float">
            <text:p>45,07</text:p>
          </table:table-cell>
          <table:table-cell table:style-name="ce220" office:value-type="float" office:value="45.65" calcext:value-type="float">
            <text:p>45,65</text:p>
          </table:table-cell>
          <table:table-cell table:style-name="ce226" office:value-type="float" office:value="49.22" calcext:value-type="float">
            <text:p>49,2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2.8" calcext:value-type="float">
            <text:p>32,8</text:p>
          </table:table-cell>
          <table:table-cell table:style-name="ce220" office:value-type="float" office:value="35.4" calcext:value-type="float">
            <text:p>35,4</text:p>
          </table:table-cell>
          <table:table-cell table:style-name="ce220" office:value-type="float" office:value="38.75" calcext:value-type="float">
            <text:p>38,75</text:p>
          </table:table-cell>
          <table:table-cell table:style-name="ce220" office:value-type="float" office:value="43.64" calcext:value-type="float">
            <text:p>43,64</text:p>
          </table:table-cell>
          <table:table-cell table:style-name="ce226" office:value-type="float" office:value="43.64" calcext:value-type="float">
            <text:p>43,6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7.6" calcext:value-type="float">
            <text:p>27,6</text:p>
          </table:table-cell>
          <table:table-cell table:style-name="ce220" office:value-type="float" office:value="30.64" calcext:value-type="float">
            <text:p>30,64</text:p>
          </table:table-cell>
          <table:table-cell table:style-name="ce220" office:value-type="float" office:value="32.43" calcext:value-type="float">
            <text:p>32,43</text:p>
          </table:table-cell>
          <table:table-cell table:style-name="ce220" office:value-type="float" office:value="35.17" calcext:value-type="float">
            <text:p>35,17</text:p>
          </table:table-cell>
          <table:table-cell table:style-name="ce226" office:value-type="float" office:value="38.06" calcext:value-type="float">
            <text:p>38,06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4.76" calcext:value-type="float">
            <text:p>4,76</text:p>
          </table:table-cell>
          <table:table-cell table:style-name="ce220" office:value-type="float" office:value="6.32" calcext:value-type="float">
            <text:p>6,3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6" office:value-type="float" office:value="5.58" calcext:value-type="float">
            <text:p>5,5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2.4" calcext:value-type="float">
            <text:p>22,4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1" calcext:value-type="float">
            <text:p>26,11</text:p>
          </table:table-cell>
          <table:table-cell table:style-name="ce220" office:value-type="float" office:value="29.93" calcext:value-type="float">
            <text:p>29,93</text:p>
          </table:table-cell>
          <table:table-cell table:style-name="ce226" office:value-type="float" office:value="32.48" calcext:value-type="float">
            <text:p>32,4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7.2" calcext:value-type="float">
            <text:p>17,2</text:p>
          </table:table-cell>
          <table:table-cell table:style-name="ce220" office:value-type="float" office:value="21.12" calcext:value-type="float">
            <text:p>21,12</text:p>
          </table:table-cell>
          <table:table-cell table:style-name="ce220" office:value-type="float" office:value="19.79" calcext:value-type="float">
            <text:p>19,79</text:p>
          </table:table-cell>
          <table:table-cell table:style-name="ce220" office:value-type="float" office:value="24.69" calcext:value-type="float">
            <text:p>24,69</text:p>
          </table:table-cell>
          <table:table-cell table:style-name="ce226" office:value-type="float" office:value="26.9" calcext:value-type="float">
            <text:p>26,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PRA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2</text:p>
          </table:table-cell>
          <table:table-cell table:style-name="ce222" office:value-type="string" calcext:value-type="string">
            <text:p>0—25</text:p>
          </table:table-cell>
          <table:table-cell table:style-name="ce222" office:value-type="string" calcext:value-type="string">
            <text:p>0—26</text:p>
          </table:table-cell>
          <table:table-cell table:style-name="ce222" office:value-type="string" calcext:value-type="string">
            <text:p>0—29</text:p>
          </table:table-cell>
          <table:table-cell table:style-name="ce229" office:value-type="string" calcext:value-type="string">
            <text:p>0—32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3—28</text:p>
          </table:table-cell>
          <table:table-cell table:style-name="ce218" office:value-type="string" calcext:value-type="string">
            <text:p>26—31</text:p>
          </table:table-cell>
          <table:table-cell table:style-name="ce218" office:value-type="string" calcext:value-type="string">
            <text:p>27—33</text:p>
          </table:table-cell>
          <table:table-cell table:style-name="ce218" office:value-type="string" calcext:value-type="string">
            <text:p>30—36</text:p>
          </table:table-cell>
          <table:table-cell table:style-name="ce225" office:value-type="string" calcext:value-type="string">
            <text:p>33—38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29—33</text:p>
          </table:table-cell>
          <table:table-cell table:style-name="ce218" office:value-type="string" calcext:value-type="string">
            <text:p>32—36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1</text:p>
          </table:table-cell>
          <table:table-cell table:style-name="ce225" office:value-type="string" calcext:value-type="string">
            <text:p>39—44</text:p>
          </table:table-cell>
          <table:table-cell table:number-columns-repeated="57"/>
        </table:table-row>
        <table:table-row table:style-name="ro2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0</text:p>
          </table:table-cell>
          <table:table-cell table:style-name="ce218" office:value-type="string" calcext:value-type="string">
            <text:p>40—41</text:p>
          </table:table-cell>
          <table:table-cell table:style-name="ce218" office:value-type="string" calcext:value-type="string">
            <text:p>42—52</text:p>
          </table:table-cell>
          <table:table-cell table:style-name="ce225" office:value-type="string" calcext:value-type="string">
            <text:p>45—52</text:p>
          </table:table-cell>
          <table:table-cell table:number-columns-repeated="57"/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40—52</text:p>
          </table:table-cell>
          <table:table-cell table:style-name="ce223" office:value-type="string" calcext:value-type="string">
            <text:p>41—52</text:p>
          </table:table-cell>
          <table:table-cell table:style-name="ce223" office:value-type="string" calcext:value-type="string">
            <text:p>42—5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827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NO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GNOSIES TACTILES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GNO 1 : Gnosies tactiles digitales de la main droit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11" calcext:value-type="float">
            <text:p>0,11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0.51" calcext:value-type="float">
            <text:p>0,51</text:p>
          </table:table-cell>
          <table:table-cell table:style-name="ce231" office:value-type="float" office:value="0.46" calcext:value-type="float">
            <text:p>0,4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GNO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GNO 2 : Gnosies tactiles digitales de la main gauch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64" calcext:value-type="float">
            <text:p>1,6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0.91" calcext:value-type="float">
            <text:p>0,9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16" calcext:value-type="float">
            <text:p>0,16</text:p>
          </table:table-cell>
          <table:table-cell table:style-name="ce221" office:value-type="float" office:value="0.39" calcext:value-type="float">
            <text:p>0,39</text:p>
          </table:table-cell>
          <table:table-cell table:style-name="ce221" office:value-type="float" office:value="0.34" calcext:value-type="float">
            <text:p>0,34</text:p>
          </table:table-cell>
          <table:table-cell table:style-name="ce231" office:value-type="float" office:value="0.18" calcext:value-type="float">
            <text:p>0,18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GNO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GNO 3 : Note globale gnosies tactiles digitale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31" calcext:value-type="float">
            <text:p>3,31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6" office:value-type="float" office:value="1.26" calcext:value-type="float">
            <text:p>1,2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13" calcext:value-type="float">
            <text:p>2,13</text:p>
          </table:table-cell>
          <table:table-cell table:style-name="ce220" office:value-type="float" office:value="2.2" calcext:value-type="float">
            <text:p>2,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1.13" calcext:value-type="float">
            <text:p>1,13</text:p>
          </table:table-cell>
          <table:table-cell table:style-name="ce221" office:value-type="float" office:value="1.19" calcext:value-type="float">
            <text:p>1,19</text:p>
          </table:table-cell>
          <table:table-cell table:style-name="ce221" office:value-type="float" office:value="1.18" calcext:value-type="float">
            <text:p>1,18</text:p>
          </table:table-cell>
          <table:table-cell table:style-name="ce231" office:value-type="float" office:value="0.87" calcext:value-type="float">
            <text:p>0,8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GNO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B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HABILTES OCULO-MANUELLES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HAB 1 : Qualité + durée de l’épreuve de performance oculo-manuelle, main spontané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4" calcext:value-type="float">
            <text:p>5,24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5.12" calcext:value-type="float">
            <text:p>5,12</text:p>
          </table:table-cell>
          <table:table-cell table:style-name="ce220" office:value-type="float" office:value="5.49" calcext:value-type="float">
            <text:p>5,49</text:p>
          </table:table-cell>
          <table:table-cell table:style-name="ce220" office:value-type="float" office:value="5.7" calcext:value-type="float">
            <text:p>5,7</text:p>
          </table:table-cell>
          <table:table-cell table:style-name="ce226" office:value-type="float" office:value="5.63" calcext:value-type="float">
            <text:p>5,6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62" calcext:value-type="float">
            <text:p>4,62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67" calcext:value-type="float">
            <text:p>3,6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1.63" calcext:value-type="float">
            <text:p>1,63</text:p>
          </table:table-cell>
          <table:table-cell table:style-name="ce221" office:value-type="float" office:value="1.76" calcext:value-type="float">
            <text:p>1,76</text:p>
          </table:table-cell>
          <table:table-cell table:style-name="ce221" office:value-type="float" office:value="2.47" calcext:value-type="float">
            <text:p>2,47</text:p>
          </table:table-cell>
          <table:table-cell table:style-name="ce231" office:value-type="float" office:value="2.69" calcext:value-type="float">
            <text:p>2,69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HAB 1 bis 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HAB 2 : Qualité + durée de l’épreuve de performance oculo-manuelle, autre main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9" calcext:value-type="float">
            <text:p>5,09</text:p>
          </table:table-cell>
          <table:table-cell table:style-name="ce219" office:value-type="float" office:value="5.99" calcext:value-type="float">
            <text:p>5,99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0" office:value-type="float" office:value="5.52" calcext:value-type="float">
            <text:p>5,52</text:p>
          </table:table-cell>
          <table:table-cell table:style-name="ce226" office:value-type="float" office:value="5.5" calcext:value-type="float">
            <text:p>5,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2" calcext:value-type="float">
            <text:p>4,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9" calcext:value-type="float">
            <text:p>2,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87" calcext:value-type="float">
            <text:p>0,87</text:p>
          </table:table-cell>
          <table:table-cell table:number-columns-repeated="2" table:style-name="ce221" office:value-type="float" office:value="1.49" calcext:value-type="float">
            <text:p>1,49</text:p>
          </table:table-cell>
          <table:table-cell table:style-name="ce221" office:value-type="float" office:value="1.53" calcext:value-type="float">
            <text:p>1,53</text:p>
          </table:table-cell>
          <table:table-cell table:style-name="ce231" office:value-type="float" office:value="1.6" calcext:value-type="float">
            <text:p>1,6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HAB 2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HAB 3 : Qualité + durée de l’épreuve de performance oculo-manuelle, les deux mains réunie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9.79" calcext:value-type="float">
            <text:p>9,79</text:p>
          </table:table-cell>
          <table:table-cell table:style-name="ce219" office:value-type="float" office:value="11.76" calcext:value-type="float">
            <text:p>11,76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83" calcext:value-type="float">
            <text:p>7,83</text:p>
          </table:table-cell>
          <table:table-cell table:style-name="ce220" office:value-type="float" office:value="9.73" calcext:value-type="float">
            <text:p>9,73</text:p>
          </table:table-cell>
          <table:table-cell table:style-name="ce220" office:value-type="float" office:value="10.75" calcext:value-type="float">
            <text:p>10,75</text:p>
          </table:table-cell>
          <table:table-cell table:style-name="ce220" office:value-type="float" office:value="10.99" calcext:value-type="float">
            <text:p>10,99</text:p>
          </table:table-cell>
          <table:table-cell table:style-name="ce226" office:value-type="float" office:value="11" calcext:value-type="float">
            <text:p>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7.69" calcext:value-type="float">
            <text:p>7,69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0" office:value-type="float" office:value="8.81" calcext:value-type="float">
            <text:p>8,81</text:p>
          </table:table-cell>
          <table:table-cell table:style-name="ce226" office:value-type="float" office:value="8.85" calcext:value-type="float">
            <text:p>8,8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5" calcext:value-type="float">
            <text:p>2,1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0" office:value-type="float" office:value="6.64" calcext:value-type="float">
            <text:p>6,64</text:p>
          </table:table-cell>
          <table:table-cell table:style-name="ce226" office:value-type="float" office:value="6.7" calcext:value-type="float">
            <text:p>6,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1.95" calcext:value-type="float">
            <text:p>1,95</text:p>
          </table:table-cell>
          <table:table-cell table:style-name="ce221" office:value-type="float" office:value="3.62" calcext:value-type="float">
            <text:p>3,62</text:p>
          </table:table-cell>
          <table:table-cell table:style-name="ce221" office:value-type="float" office:value="3.8" calcext:value-type="float">
            <text:p>3,8</text:p>
          </table:table-cell>
          <table:table-cell table:style-name="ce221" office:value-type="float" office:value="4.46" calcext:value-type="float">
            <text:p>4,46</text:p>
          </table:table-cell>
          <table:table-cell table:style-name="ce231" office:value-type="float" office:value="4.55" calcext:value-type="float">
            <text:p>4,55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HAB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3</text:p>
          </table:table-cell>
          <table:table-cell table:style-name="ce218" office:value-type="string" calcext:value-type="string">
            <text:p>0—5</text:p>
          </table:table-cell>
          <table:table-cell table:number-columns-repeated="2" table:style-name="ce218" office:value-type="string" calcext:value-type="string">
            <text:p>0—6</text:p>
          </table:table-cell>
          <table:table-cell table:style-name="ce225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8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9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9—10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11—1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HAB 4 : Indice de dominance de latéralité pour l’épreuve performance oculo-manuell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19" office:value-type="float" office:value="0.4" calcext:value-type="float">
            <text:p>0,4</text:p>
          </table:table-cell>
          <table:table-cell table:style-name="ce219" office:value-type="float" office:value="0.32" calcext:value-type="float">
            <text:p>0,32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27" office:value-type="float" office:value="0.46" calcext:value-type="float">
            <text:p>0,4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20" office:value-type="float" office:value="0.23" calcext:value-type="float">
            <text:p>0,23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9" calcext:value-type="float">
            <text:p>0,2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2" table:style-name="ce220" office:value-type="float" office:value="0.1" calcext:value-type="float">
            <text:p>0,1</text:p>
          </table:table-cell>
          <table:table-cell table:style-name="ce226" office:value-type="float" office:value="0.12" calcext:value-type="float">
            <text:p>0,1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1" calcext:value-type="float">
            <text:p>0,21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6" office:value-type="float" office:value="0.17" calcext:value-type="float">
            <text:p>0,1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-0.19" calcext:value-type="float">
            <text:p>-0,19</text:p>
          </table:table-cell>
          <table:table-cell table:style-name="ce220" office:value-type="float" office:value="-0.11" calcext:value-type="float">
            <text:p>-0,11</text:p>
          </table:table-cell>
          <table:table-cell table:style-name="ce220" office:value-type="float" office:value="-0.12" calcext:value-type="float">
            <text:p>-0,12</text:p>
          </table:table-cell>
          <table:table-cell table:style-name="ce220" office:value-type="float" office:value="-0.07" calcext:value-type="float">
            <text:p>-0,07</text:p>
          </table:table-cell>
          <table:table-cell table:style-name="ce226" office:value-type="float" office:value="-0.05" calcext:value-type="float">
            <text:p>-0,0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-0.4" calcext:value-type="float">
            <text:p>-0,4</text:p>
          </table:table-cell>
          <table:table-cell table:style-name="ce221" office:value-type="float" office:value="-0.28" calcext:value-type="float">
            <text:p>-0,28</text:p>
          </table:table-cell>
          <table:table-cell table:style-name="ce221" office:value-type="float" office:value="-0.34" calcext:value-type="float">
            <text:p>-0,34</text:p>
          </table:table-cell>
          <table:table-cell table:style-name="ce221" office:value-type="float" office:value="-0.24" calcext:value-type="float">
            <text:p>-0,24</text:p>
          </table:table-cell>
          <table:table-cell table:style-name="ce231" office:value-type="float" office:value="-0.22" calcext:value-type="float">
            <text:p>-0,22</text:p>
          </table:table-cell>
          <table:table-cell table:number-columns-repeated="57"/>
        </table:table-row>
        <table:table-row table:style-name="ro2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853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A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12" table:number-columns-repeated="7" table:default-cell-style-name="DATA"/>
        <table:table-column table:style-name="co7" table:number-columns-repeated="57" table:default-cell-style-name="DATA"/>
        <table:table-row table:style-name="ro6">
          <table:table-cell table:style-name="ce215" office:value-type="string" calcext:value-type="string">
            <text:p><text:span text:style-name="T2">ORIENTATION SPATIALE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1 :Epreuve de désignation sur soi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82" calcext:value-type="float">
            <text:p>1,8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83" calcext:value-type="float">
            <text:p>0,8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PRA 2 : Epreuve de désignation sur soi, sur ordre à réaliser avec croisement de la ligne médiane (qualité + croisement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.93" calcext:value-type="float">
            <text:p>2,9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1—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3 : Connaissance D/G sur soi (désignation <text:s/>+ ordre à réaliser avec croisement de la ligne médian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99" calcext:value-type="float">
            <text:p>2,9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6" office:value-type="float" office:value="3.95" calcext:value-type="float">
            <text:p>3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93" calcext:value-type="float">
            <text:p>1,93</text:p>
          </table:table-cell>
          <table:table-cell table:number-columns-repeated="2" table:style-name="ce220" office:value-type="float" office:value="1.7" calcext:value-type="float">
            <text:p>1,7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77" calcext:value-type="float">
            <text:p>1,7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3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number-columns-repeated="3"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4 : Epreuve de désignation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96" calcext:value-type="float">
            <text:p>1,9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0.85" calcext:value-type="float">
            <text:p>0,8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26" calcext:value-type="float">
            <text:p>0,2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5 : Epreuve d’imitation par rapport à autrui et croisement de la ligne médiane (qualité + croisement + réversibilité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4.39" calcext:value-type="float">
            <text:p>4,3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3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5</text:p>
          </table:table-cell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6 : Connaissance D/G sur autrui (désignation+ imitation par rapport à autrui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6" office:value-type="float" office:value="5.98" calcext:value-type="float">
            <text:p>5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4</text:p>
          </table:table-cell>
          <table:table-cell table:style-name="ce230" office:value-type="string" calcext:value-type="string">
            <text:p>2—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4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5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5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7 : Connaissance D/G sur soi et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8.17" calcext:value-type="float">
            <text:p>8,17</text:p>
          </table:table-cell>
          <table:table-cell table:style-name="ce220" office:value-type="float" office:value="9.25" calcext:value-type="float">
            <text:p>9,25</text:p>
          </table:table-cell>
          <table:table-cell table:style-name="ce226" office:value-type="float" office:value="10.49" calcext:value-type="float">
            <text:p>10,4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6.39" calcext:value-type="float">
            <text:p>6,39</text:p>
          </table:table-cell>
          <table:table-cell table:style-name="ce226" office:value-type="float" office:value="7.92" calcext:value-type="float">
            <text:p>7,9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6" office:value-type="float" office:value="5.34" calcext:value-type="float">
            <text:p>5,3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2.77" calcext:value-type="float">
            <text:p>2,77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3—6</text:p>
          </table:table-cell>
          <table:table-cell table:style-name="ce224" office:value-type="string" calcext:value-type="string">
            <text:p>4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6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4—12</text:p>
          </table:table-cell>
          <table:table-cell table:style-name="ce288" office:value-type="string" calcext:value-type="string">
            <text:p>7—12</text:p>
          </table:table-cell>
          <table:table-cell table:style-name="ce288" office:value-type="string" calcext:value-type="string">
            <text:p>10—12</text:p>
          </table:table-cell>
          <table:table-cell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8 : Orientation par rapport à deux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6" office:value-type="float" office:value="0.31" calcext:value-type="float">
            <text:p>0,3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9 : Orientation par rapport à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6" calcext:value-type="float">
            <text:p>0,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2" calcext:value-type="float">
            <text:p>2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10 : Orientation par rapport à deux objets et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6" office:value-type="float" office:value="2.69" calcext:value-type="float">
            <text:p>2,6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2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11 : Epreuve orientation par rapport à un plan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3</text:p>
          </table:table-cell>
          <table:table-cell table:number-columns-repeated="2" table:style-name="ce288" office:value-type="string" calcext:value-type="string">
            <text:p>2—3</text:p>
          </table:table-cell>
          <table:table-cell table:style-name="ce291" office:value-type="string" calcext:value-type="string">
            <text:p>2—3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6">
            <text:p>SPA 12 : Somme des épreuves orientation spatiale (sur soi, sur autrui, objets, plan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2" calcext:value-type="float">
            <text:p>7,12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6" office:value-type="float" office:value="15.59" calcext:value-type="float">
            <text:p>15,5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0" office:value-type="float" office:value="10.55" calcext:value-type="float">
            <text:p>10,55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6" office:value-type="float" office:value="12.67" calcext:value-type="float">
            <text:p>12,67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8.03" calcext:value-type="float">
            <text:p>8,03</text:p>
          </table:table-cell>
          <table:table-cell table:style-name="ce226" office:value-type="float" office:value="9.75" calcext:value-type="float">
            <text:p>9,75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2">
          <table:table-cell table:style-name="ce216" office:value-type="string" calcext:value-type="string" table:number-columns-spanned="1" table:number-rows-spanned="5">
            <text:p>SPA 12 bis 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9—12</text:p>
          </table:table-cell>
          <table:table-cell table:style-name="ce292" office:value-type="string" calcext:value-type="string">
            <text:p>1—10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3—19</text:p>
          </table:table-cell>
          <table:table-cell table:style-name="ce225" office:value-type="string" calcext:value-type="string">
            <text:p>14—19</text:p>
          </table:table-cell>
          <table:table-cell table:number-columns-repeated="57"/>
        </table:table-row>
        <table:table-row table:style-name="ro2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9" office:value-type="string" calcext:value-type="string">
            <text:p>1—4</text:p>
          </table:table-cell>
          <table:table-cell table:style-name="ce289" office:value-type="string" calcext:value-type="string">
            <text:p>1—9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0484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Y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12" table:default-cell-style-name="ce233"/>
        <table:table-column table:style-name="co12" table:number-columns-repeated="5" table:default-cell-style-name="ce220"/>
        <table:table-column table:style-name="co12" table:default-cell-style-name="ce226"/>
        <table:table-row table:style-name="ro6">
          <table:table-cell table:style-name="ce215" office:value-type="string" calcext:value-type="string">
            <text:p><text:span text:style-name="T2">RYTHME</text:span></text:p>
          </table:table-cell>
          <table:table-cell table:style-name="ce215"/>
          <table:table-cell table:style-name="ce215" office:value-type="string" calcext:value-type="string">
            <text:p><text:span text:style-name="T2">GROUPE 1 : 4 ans à 4 ans 9 mois</text:span></text:p>
          </table:table-cell>
          <table:table-cell table:style-name="ce215" office:value-type="string" calcext:value-type="string">
            <text:p><text:span text:style-name="T2">GROUPE 2 : 4 ans 10 mois à 5 ans 8 mois</text:span></text:p>
          </table:table-cell>
          <table:table-cell table:style-name="ce215" office:value-type="string" calcext:value-type="string">
            <text:p><text:span text:style-name="T2">GROUPE 3 : 5 ans 9 mois à 6 ans 6 mois </text:span></text:p>
          </table:table-cell>
          <table:table-cell table:style-name="ce215" office:value-type="string" calcext:value-type="string">
            <text:p><text:span text:style-name="T2">GROUPE 4 : 6 ans 7 mois à 7 ans 5 mois</text:span></text:p>
          </table:table-cell>
          <table:table-cell table:style-name="ce215" office:value-type="string" calcext:value-type="string">
            <text:p><text:span text:style-name="T2">GROUPE 5 : 7 ans 6 mois à 8 ans 5 mois</text:span>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 : Qualité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9" calcext:value-type="float">
            <text:p>3,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2.37" calcext:value-type="float">
            <text:p>2,37</text:p>
          </table:table-cell>
          <table:table-cell office:value-type="float" office:value="3.18" calcext:value-type="float">
            <text:p>3,18</text:p>
          </table:table-cell>
          <table:table-cell office:value-type="float" office:value="3.01" calcext:value-type="float">
            <text:p>3,01</text:p>
          </table:table-cell>
          <table:table-cell office:value-type="float" office:value="3.17" calcext:value-type="float">
            <text:p>3,17</text:p>
          </table:table-cell>
          <table:table-cell office:value-type="float" office:value="3.18" calcext:value-type="float">
            <text:p>3,18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53" calcext:value-type="float">
            <text:p>1,53</text:p>
          </table:table-cell>
          <table:table-cell office:value-type="float" office:value="1.36" calcext:value-type="float">
            <text:p>1,36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35" calcext:value-type="float">
            <text:p>1,35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84" calcext:value-type="float">
            <text:p>0,84</text:p>
          </table:table-cell>
          <table:table-cell office:value-type="float" office:value="1.82" calcext:value-type="float">
            <text:p>1,82</text:p>
          </table:table-cell>
          <table:table-cell office:value-type="float" office:value="1.55" calcext:value-type="float">
            <text:p>1,55</text:p>
          </table:table-cell>
          <table:table-cell office:value-type="float" office:value="1.77" calcext:value-type="float">
            <text:p>1,77</text:p>
          </table:table-cell>
          <table:table-cell office:value-type="float" office:value="1.83" calcext:value-type="float">
            <text:p>1,83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0.09" calcext:value-type="float">
            <text:p>0,09</text:p>
          </table:table-cell>
          <table:table-cell table:style-name="ce221" office:value-type="float" office:value="0.36" calcext:value-type="float">
            <text:p>0,36</text:p>
          </table:table-cell>
          <table:table-cell table:style-name="ce231" office:value-type="float" office:value="0.48" calcext:value-type="float">
            <text:p>0,48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 b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2 : Durée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style-name="ce222" office:value-type="string" calcext:value-type="string">
            <text:p>—</text:p>
          </table:table-cell>
          <table:table-cell table:style-name="ce219" office:value-type="float" office:value="3.83" calcext:value-type="float">
            <text:p>3,83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03" calcext:value-type="float">
            <text:p>3,03</text:p>
          </table:table-cell>
          <table:table-cell office:value-type="float" office:value="2.88" calcext:value-type="float">
            <text:p>2,88</text:p>
          </table:table-cell>
          <table:table-cell office:value-type="float" office:value="3.21" calcext:value-type="float">
            <text:p>3,21</text:p>
          </table:table-cell>
          <table:table-cell office:value-type="float" office:value="3.52" calcext:value-type="float">
            <text:p>3,52</text:p>
          </table:table-cell>
          <table:table-cell office:value-type="float" office:value="2.93" calcext:value-type="float">
            <text:p>2,93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9" calcext:value-type="float">
            <text:p>1,89</text:p>
          </table:table-cell>
          <table:table-cell office:value-type="float" office:value="1.92" calcext:value-type="float">
            <text:p>1,92</text:p>
          </table:table-cell>
          <table:table-cell office:value-type="float" office:value="2.18" calcext:value-type="float">
            <text:p>2,18</text:p>
          </table:table-cell>
          <table:table-cell office:value-type="float" office:value="2.48" calcext:value-type="float">
            <text:p>2,48</text:p>
          </table:table-cell>
          <table:table-cell office:value-type="float" office:value="1.73" calcext:value-type="float">
            <text:p>1,73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75" calcext:value-type="float">
            <text:p>0,75</text:p>
          </table:table-cell>
          <table:table-cell office:value-type="float" office:value="0.97" calcext:value-type="float">
            <text:p>0,97</text:p>
          </table:table-cell>
          <table:table-cell office:value-type="float" office:value="1.15" calcext:value-type="float">
            <text:p>1,15</text:p>
          </table:table-cell>
          <table:table-cell office:value-type="float" office:value="1.45" calcext:value-type="float">
            <text:p>1,45</text:p>
          </table:table-cell>
          <table:table-cell office:value-type="float" office:value="0.52" calcext:value-type="float">
            <text:p>0,5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2" calcext:value-type="float">
            <text:p>0,02</text:p>
          </table:table-cell>
          <table:table-cell table:style-name="ce221" office:value-type="float" office:value="0.12" calcext:value-type="float">
            <text:p>0,12</text:p>
          </table:table-cell>
          <table:table-cell table:style-name="ce221" office:value-type="float" office:value="0.41" calcext:value-type="float">
            <text:p>0,41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2 b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3 : Tempo spontané (qualité + durée)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6.15" calcext:value-type="float">
            <text:p>6,15</text:p>
          </table:table-cell>
          <table:table-cell office:value-type="float" office:value="6.72" calcext:value-type="float">
            <text:p>6,72</text:p>
          </table:table-cell>
          <table:table-cell office:value-type="float" office:value="7.09" calcext:value-type="float">
            <text:p>7,09</text:p>
          </table:table-cell>
          <table:table-cell office:value-type="float" office:value="7.3" calcext:value-type="float">
            <text:p>7,3</text:p>
          </table:table-cell>
          <table:table-cell office:value-type="float" office:value="6.69" calcext:value-type="float">
            <text:p>6,6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4.26" calcext:value-type="float">
            <text:p>4,26</text:p>
          </table:table-cell>
          <table:table-cell office:value-type="float" office:value="5.1" calcext:value-type="float">
            <text:p>5,1</text:p>
          </table:table-cell>
          <table:table-cell office:value-type="float" office:value="5.19" calcext:value-type="float">
            <text:p>5,19</text:p>
          </table:table-cell>
          <table:table-cell office:value-type="float" office:value="5.65" calcext:value-type="float">
            <text:p>5,65</text:p>
          </table:table-cell>
          <table:table-cell office:value-type="float" office:value="4.9" calcext:value-type="float">
            <text:p>4,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9" calcext:value-type="float">
            <text:p>1,9</text:p>
          </table:table-cell>
          <table:table-cell office:value-type="float" office:value="1.62" calcext:value-type="float">
            <text:p>1,62</text:p>
          </table:table-cell>
          <table:table-cell office:value-type="float" office:value="1.9" calcext:value-type="float">
            <text:p>1,9</text:p>
          </table:table-cell>
          <table:table-cell office:value-type="float" office:value="1.65" calcext:value-type="float">
            <text:p>1,65</text:p>
          </table:table-cell>
          <table:table-cell office:value-type="float" office:value="1.79" calcext:value-type="float">
            <text:p>1,7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2.36" calcext:value-type="float">
            <text:p>2,36</text:p>
          </table:table-cell>
          <table:table-cell office:value-type="float" office:value="3.48" calcext:value-type="float">
            <text:p>3,48</text:p>
          </table:table-cell>
          <table:table-cell office:value-type="float" office:value="3.29" calcext:value-type="float">
            <text:p>3,29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,11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1.86" calcext:value-type="float">
            <text:p>1,86</text:p>
          </table:table-cell>
          <table:table-cell table:style-name="ce221" office:value-type="float" office:value="1.38" calcext:value-type="float">
            <text:p>1,38</text:p>
          </table:table-cell>
          <table:table-cell table:style-name="ce221" office:value-type="float" office:value="2.35" calcext:value-type="float">
            <text:p>2,35</text:p>
          </table:table-cell>
          <table:table-cell table:style-name="ce231" office:value-type="float" office:value="1.32" calcext:value-type="float">
            <text:p>1,32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3 bis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6</text:p>
          </table:table-cell>
          <table:table-cell office:value-type="float" office:value="7" calcext:value-type="float">
            <text:p>7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24" office:value-type="string" calcext:value-type="string">
            <text:p>7—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4 : Rythmes des main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7" calcext:value-type="float">
            <text:p>1,7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5" calcext:value-type="float">
            <text:p>1,0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9" calcext:value-type="float">
            <text:p>0,39</text:p>
          </table:table-cell>
          <table:table-cell office:value-type="float" office:value="1.26" calcext:value-type="float">
            <text:p>1,26</text:p>
          </table:table-cell>
          <table:table-cell office:value-type="float" office:value="1.54" calcext:value-type="float">
            <text:p>1,54</text:p>
          </table:table-cell>
          <table:table-cell office:value-type="float" office:value="1.73" calcext:value-type="float">
            <text:p>1,73</text:p>
          </table:table-cell>
          <table:table-cell office:value-type="float" office:value="1.77" calcext:value-type="float">
            <text:p>1,7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56" calcext:value-type="float">
            <text:p>0,5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46" calcext:value-type="float">
            <text:p>0,46</text:p>
          </table:table-cell>
          <table:table-cell office:value-type="float" office:value="0.82" calcext:value-type="float">
            <text:p>0,82</text:p>
          </table:table-cell>
          <table:table-cell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1" calcext:value-type="float">
            <text:p>0,1</text:p>
          </table:table-cell>
          <table:table-cell table:style-name="ce221" office:value-type="float" office:value="0.79" calcext:value-type="float">
            <text:p>0,79</text:p>
          </table:table-cell>
          <table:table-cell table:style-name="ce231" office:value-type="float" office:value="0.66" calcext:value-type="float">
            <text:p>0,66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4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5 : Rythmes des pied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8" calcext:value-type="float">
            <text:p>1,8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4" calcext:value-type="float">
            <text:p>0,44</text:p>
          </table:table-cell>
          <table:table-cell office:value-type="float" office:value="1.32" calcext:value-type="float">
            <text:p>1,32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76" calcext:value-type="float">
            <text:p>1,7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0.67" calcext:value-type="float">
            <text:p>0,67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1" office:value-type="float" office:value="0.66" calcext:value-type="float">
            <text:p>0,66</text:p>
          </table:table-cell>
          <table:table-cell table:style-name="ce231" office:value-type="float" office:value="0.57" calcext:value-type="float">
            <text:p>0,57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5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6 : Rythme des mains et des pieds à l’adaptation aux rythmes auditivo-visuo-kinesthésique 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69" calcext:value-type="float">
            <text:p>1,6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8" calcext:value-type="float">
            <text:p>0,8</text:p>
          </table:table-cell>
          <table:table-cell office:value-type="float" office:value="1.43" calcext:value-type="float">
            <text:p>1,43</text:p>
          </table:table-cell>
          <table:table-cell office:value-type="float" office:value="1.56" calcext:value-type="float">
            <text:p>1,56</text:p>
          </table:table-cell>
          <table:table-cell office:value-type="float" office:value="1.84" calcext:value-type="float">
            <text:p>1,84</text:p>
          </table:table-cell>
          <table:table-cell office:value-type="float" office:value="1.86" calcext:value-type="float">
            <text:p>1,8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4" calcext:value-type="float">
            <text:p>0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21" calcext:value-type="float">
            <text:p>0,21</text:p>
          </table:table-cell>
          <table:table-cell table:style-name="ce221" office:value-type="float" office:value="1.04" calcext:value-type="float">
            <text:p>1,04</text:p>
          </table:table-cell>
          <table:table-cell table:style-name="ce231" office:value-type="float" office:value="0.91" calcext:value-type="float">
            <text:p>0,91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6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7 : Adaptation auditivo-visuo-kinesthésique (mains + pieds + mains et pieds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" calcext:value-type="float">
            <text:p>5,2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5.94" calcext:value-type="float">
            <text:p>5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63" calcext:value-type="float">
            <text:p>1,63</text:p>
          </table:table-cell>
          <table:table-cell office:value-type="float" office:value="3.99" calcext:value-type="float">
            <text:p>3,99</text:p>
          </table:table-cell>
          <table:table-cell office:value-type="float" office:value="4.57" calcext:value-type="float">
            <text:p>4,57</text:p>
          </table:table-cell>
          <table:table-cell office:value-type="float" office:value="5.33" calcext:value-type="float">
            <text:p>5,33</text:p>
          </table:table-cell>
          <table:table-cell office:value-type="float" office:value="5.39" calcext:value-type="float">
            <text:p>5,3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78" calcext:value-type="float">
            <text:p>1,78</text:p>
          </table:table-cell>
          <table:table-cell office:value-type="float" office:value="1.95" calcext:value-type="float">
            <text:p>1,95</text:p>
          </table:table-cell>
          <table:table-cell office:value-type="float" office:value="1.58" calcext:value-type="float">
            <text:p>1,58</text:p>
          </table:table-cell>
          <table:table-cell office:value-type="float" office:value="0.87" calcext:value-type="float">
            <text:p>0,87</text:p>
          </table:table-cell>
          <table:table-cell office:value-type="float" office:value="1.19" calcext:value-type="float">
            <text:p>1,1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.04" calcext:value-type="float">
            <text:p>2,04</text:p>
          </table:table-cell>
          <table:table-cell office:value-type="float" office:value="2.99" calcext:value-type="float">
            <text:p>2,99</text:p>
          </table:table-cell>
          <table:table-cell office:value-type="float" office:value="4.46" calcext:value-type="float">
            <text:p>4,46</text:p>
          </table:table-cell>
          <table:table-cell office:value-type="float" office:value="4.2" calcext:value-type="float">
            <text:p>4,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8" calcext:value-type="float">
            <text:p>0,08</text:p>
          </table:table-cell>
          <table:table-cell table:style-name="ce221" office:value-type="float" office:value="1.41" calcext:value-type="float">
            <text:p>1,41</text:p>
          </table:table-cell>
          <table:table-cell table:style-name="ce221" office:value-type="float" office:value="3.59" calcext:value-type="float">
            <text:p>3,59</text:p>
          </table:table-cell>
          <table:table-cell table:style-name="ce231" office:value-type="float" office:value="3" calcext:value-type="float">
            <text:p>3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7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4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8 : Rythme frapp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1" calcext:value-type="float">
            <text:p>1,9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5" calcext:value-type="float">
            <text:p>1,25</text:p>
          </table:table-cell>
          <table:table-cell office:value-type="float" office:value="1.82" calcext:value-type="float">
            <text:p>1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9" calcext:value-type="float">
            <text:p>0,59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1.63" calcext:value-type="float">
            <text:p>1,63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68" calcext:value-type="float">
            <text:p>0,68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95" calcext:value-type="float">
            <text:p>0,95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26" calcext:value-type="float">
            <text:p>0,26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8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9 : P Rythme frapp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65" calcext:value-type="float">
            <text:p>1,6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7" calcext:value-type="float">
            <text:p>1,07</text:p>
          </table:table-cell>
          <table:table-cell office:value-type="float" office:value="1.54" calcext:value-type="float">
            <text:p>1,54</text:p>
          </table:table-cell>
          <table:table-cell office:value-type="float" office:value="1.94" calcext:value-type="float">
            <text:p>1,94</text:p>
          </table:table-cell>
          <table:table-cell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1.56" calcext:value-type="float">
            <text:p>1,5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0.85" calcext:value-type="float">
            <text:p>0,85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3" calcext:value-type="float">
            <text:p>0,13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9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0 : Rythme frapp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39" calcext:value-type="float">
            <text:p>1,39</text:p>
          </table:table-cell>
          <table:table-cell office:value-type="float" office:value="1.81" calcext:value-type="float">
            <text:p>1,8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7" calcext:value-type="float">
            <text:p>0,7</text:p>
          </table:table-cell>
          <table:table-cell office:value-type="float" office:value="1.04" calcext:value-type="float">
            <text:p>1,04</text:p>
          </table:table-cell>
          <table:table-cell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1.6" calcext:value-type="float">
            <text:p>1,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74" calcext:value-type="float">
            <text:p>0,74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51" calcext:value-type="float">
            <text:p>0,51</text:p>
          </table:table-cell>
          <table:table-cell office:value-type="float" office:value="0.73" calcext:value-type="float">
            <text:p>0,73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0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1 : Adaptation aux rythmes auditivo-perceptivo-moteurs pour l’ensemble des rythmes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3" calcext:value-type="float">
            <text:p>5,0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4.73" calcext:value-type="float">
            <text:p>4,73</text:p>
          </table:table-cell>
          <table:table-cell office:value-type="float" office:value="5.64" calcext:value-type="float">
            <text:p>5,64</text:p>
          </table:table-cell>
          <table:table-cell office:value-type="float" office:value="5.68" calcext:value-type="float">
            <text:p>5,68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" calcext:value-type="float">
            <text:p>1,8</text:p>
          </table:table-cell>
          <table:table-cell office:value-type="float" office:value="2.81" calcext:value-type="float">
            <text:p>2,81</text:p>
          </table:table-cell>
          <table:table-cell office:value-type="float" office:value="3.62" calcext:value-type="float">
            <text:p>3,62</text:p>
          </table:table-cell>
          <table:table-cell office:value-type="float" office:value="3.63" calcext:value-type="float">
            <text:p>3,63</text:p>
          </table:table-cell>
          <table:table-cell office:value-type="float" office:value="4.79" calcext:value-type="float">
            <text:p>4,7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62" calcext:value-type="float">
            <text:p>1,62</text:p>
          </table:table-cell>
          <table:table-cell office:value-type="float" office:value="1.93" calcext:value-type="float">
            <text:p>1,93</text:p>
          </table:table-cell>
          <table:table-cell office:value-type="float" office:value="2.01" calcext:value-type="float">
            <text:p>2,01</text:p>
          </table:table-cell>
          <table:table-cell office:value-type="float" office:value="2.05" calcext:value-type="float">
            <text:p>2,05</text:p>
          </table:table-cell>
          <table:table-cell office:value-type="float" office:value="1.56" calcext:value-type="float">
            <text:p>1,5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18" calcext:value-type="float">
            <text:p>0,18</text:p>
          </table:table-cell>
          <table:table-cell office:value-type="float" office:value="0.88" calcext:value-type="float">
            <text:p>0,88</text:p>
          </table:table-cell>
          <table:table-cell office:value-type="float" office:value="1.61" calcext:value-type="float">
            <text:p>1,61</text:p>
          </table:table-cell>
          <table:table-cell office:value-type="float" office:value="1.58" calcext:value-type="float">
            <text:p>1,58</text:p>
          </table:table-cell>
          <table:table-cell office:value-type="float" office:value="3.23" calcext:value-type="float">
            <text:p>3,23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1.67" calcext:value-type="float">
            <text:p>1,67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1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2—3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5—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2 : Rythme march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8" calcext:value-type="float">
            <text:p>1,9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6" calcext:value-type="float">
            <text:p>1,26</text:p>
          </table:table-cell>
          <table:table-cell office:value-type="float" office:value="1.61" calcext:value-type="float">
            <text:p>1,6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4" calcext:value-type="float">
            <text:p>0,54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1.22" calcext:value-type="float">
            <text:p>1,22</text:p>
          </table:table-cell>
          <table:table-cell office:value-type="float" office:value="1.39" calcext:value-type="float">
            <text:p>1,3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49" calcext:value-type="float">
            <text:p>0,49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2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3 : Rythme march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43" calcext:value-type="float">
            <text:p>1,4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0.88" calcext:value-type="float">
            <text:p>0,88</text:p>
          </table:table-cell>
          <table:table-cell office:value-type="float" office:value="1.38" calcext:value-type="float">
            <text:p>1,38</text:p>
          </table:table-cell>
          <table:table-cell office:value-type="float" office:value="1.89" calcext:value-type="float">
            <text:p>1,89</text:p>
          </table:table-cell>
          <table:table-cell office:value-type="float" office:value="1.91" calcext:value-type="float">
            <text:p>1,91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3" calcext:value-type="float">
            <text:p>0,33</text:p>
          </table:table-cell>
          <table:table-cell office:value-type="float" office:value="0.62" calcext:value-type="float">
            <text:p>0,62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47" calcext:value-type="float">
            <text:p>1,4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82" calcext:value-type="float">
            <text:p>0,82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13" calcext:value-type="float">
            <text:p>0,1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4" calcext:value-type="float">
            <text:p>0,64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3 bis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4 : Rythme march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5" calcext:value-type="float">
            <text:p>1,8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office:value-type="float" office:value="1.62" calcext:value-type="float">
            <text:p>1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6" calcext:value-type="float">
            <text:p>0,46</text:p>
          </table:table-cell>
          <table:table-cell office:value-type="float" office:value="0.81" calcext:value-type="float">
            <text:p>0,81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42" calcext:value-type="float">
            <text:p>1,42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62" calcext:value-type="float">
            <text:p>0,6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4 bis 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5 : Adaptation aux rythmes auditivo-perceptivo-moteurs pour l’ensemble des rythmes march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4.29" calcext:value-type="float">
            <text:p>4,29</text:p>
          </table:table-cell>
          <table:table-cell table:style-name="ce219" office:value-type="float" office:value="5.72" calcext:value-type="float">
            <text:p>5,72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2.81" calcext:value-type="float">
            <text:p>2,81</text:p>
          </table:table-cell>
          <table:table-cell office:value-type="float" office:value="3.99" calcext:value-type="float">
            <text:p>3,99</text:p>
          </table:table-cell>
          <table:table-cell office:value-type="float" office:value="5.42" calcext:value-type="float">
            <text:p>5,42</text:p>
          </table:table-cell>
          <table:table-cell office:value-type="float" office:value="5.44" calcext:value-type="float">
            <text:p>5,44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33" calcext:value-type="float">
            <text:p>1,33</text:p>
          </table:table-cell>
          <table:table-cell office:value-type="float" office:value="2.25" calcext:value-type="float">
            <text:p>2,25</text:p>
          </table:table-cell>
          <table:table-cell office:value-type="float" office:value="3.37" calcext:value-type="float">
            <text:p>3,37</text:p>
          </table:table-cell>
          <table:table-cell office:value-type="float" office:value="3.28" calcext:value-type="float">
            <text:p>3,28</text:p>
          </table:table-cell>
          <table:table-cell office:value-type="float" office:value="4.27" calcext:value-type="float">
            <text:p>4,2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48" calcext:value-type="float">
            <text:p>1,48</text:p>
          </table:table-cell>
          <table:table-cell office:value-type="float" office:value="1.73" calcext:value-type="float">
            <text:p>1,73</text:p>
          </table:table-cell>
          <table:table-cell office:value-type="float" office:value="2.05" calcext:value-type="float">
            <text:p>2,05</text:p>
          </table:table-cell>
          <table:table-cell office:value-type="float" office:value="2.16" calcext:value-type="float">
            <text:p>2,16</text:p>
          </table:table-cell>
          <table:table-cell office:value-type="float" office:value="2.06" calcext:value-type="float">
            <text:p>2,06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2.22" calcext:value-type="float">
            <text:p>2,22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6" calcext:value-type="float">
            <text:p>0,16</text:p>
          </table:table-cell>
        </table:table-row>
        <table:table-row table:style-name="ro2">
          <table:table-cell table:style-name="ce232" office:value-type="string" calcext:value-type="string" table:number-columns-spanned="1" table:number-rows-spanned="5">
            <text:p>RYT 15 bis 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table-cell table:style-name="ce216" office:value-type="string" calcext:value-type="string" table:number-columns-spanned="1" table:number-rows-spanned="6">
            <text:p>RYT 16 : Adaptation aux rythmes auditivo-perceptivo-moteurs pour l’ensemble des rythmes marchés et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8.58" calcext:value-type="float">
            <text:p>8,58</text:p>
          </table:table-cell>
          <table:table-cell table:style-name="ce219" office:value-type="float" office:value="11.47" calcext:value-type="float">
            <text:p>11,47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5.86" calcext:value-type="float">
            <text:p>5,86</text:p>
          </table:table-cell>
          <table:table-cell office:value-type="float" office:value="8.27" calcext:value-type="float">
            <text:p>8,27</text:p>
          </table:table-cell>
          <table:table-cell office:value-type="float" office:value="10.63" calcext:value-type="float">
            <text:p>10,63</text:p>
          </table:table-cell>
          <table:table-cell office:value-type="float" office:value="10.59" calcext:value-type="float">
            <text:p>10,5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m</text:p>
          </table:table-cell>
          <table:table-cell office:value-type="float" office:value="3.13" calcext:value-type="float">
            <text:p>3,13</text:p>
          </table:table-cell>
          <table:table-cell office:value-type="float" office:value="5.06" calcext:value-type="float">
            <text:p>5,06</text:p>
          </table:table-cell>
          <table:table-cell office:value-type="float" office:value="6.99" calcext:value-type="float">
            <text:p>6,99</text:p>
          </table:table-cell>
          <table:table-cell office:value-type="float" office:value="6.92" calcext:value-type="float">
            <text:p>6,92</text:p>
          </table:table-cell>
          <table:table-cell office:value-type="float" office:value="9.07" calcext:value-type="float">
            <text:p>9,07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2.73" calcext:value-type="float">
            <text:p>2,73</text:p>
          </table:table-cell>
          <table:table-cell office:value-type="float" office:value="3.21" calcext:value-type="float">
            <text:p>3,21</text:p>
          </table:table-cell>
          <table:table-cell office:value-type="float" office:value="3.63" calcext:value-type="float">
            <text:p>3,63</text:p>
          </table:table-cell>
          <table:table-cell office:value-type="float" office:value="3.67" calcext:value-type="float">
            <text:p>3,67</text:p>
          </table:table-cell>
          <table:table-cell office:value-type="float" office:value="3.25" calcext:value-type="float">
            <text:p>3,25</text:p>
          </table:table-cell>
        </table:table-row>
        <table:table-row table:style-name="ro2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4" calcext:value-type="float">
            <text:p>0,4</text:p>
          </table:table-cell>
          <table:table-cell office:value-type="float" office:value="1.85" calcext:value-type="float">
            <text:p>1,85</text:p>
          </table:table-cell>
          <table:table-cell office:value-type="float" office:value="3.36" calcext:value-type="float">
            <text:p>3,36</text:p>
          </table:table-cell>
          <table:table-cell office:value-type="float" office:value="3.24" calcext:value-type="float">
            <text:p>3,24</text:p>
          </table:table-cell>
          <table:table-cell office:value-type="float" office:value="5.81" calcext:value-type="float">
            <text:p>5,81</text:p>
          </table:table-cell>
        </table:table-row>
        <table:table-row table:style-name="ro2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2.56" calcext:value-type="float">
            <text:p>2,56</text:p>
          </table:table-cell>
        </table:table-row>
        <table:table-row table:style-name="ro2">
          <table:table-cell table:style-name="ce293" office:value-type="string" calcext:value-type="string" table:number-columns-spanned="1" table:number-rows-spanned="5">
            <text:p>RYT 16 b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5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1—3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style-name="ce230" office:value-type="string" calcext:value-type="string">
            <text:p>6—10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11—12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2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1—1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</table:table>
      <table:table table:name="AT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13" table:default-cell-style-name="DATA"/>
        <table:table-column table:style-name="co7" table:number-columns-repeated="63" table:default-cell-style-name="DATA"/>
        <table:table-row table:style-name="ro9">
          <table:table-cell table:style-name="ce294" office:value-type="string" calcext:value-type="string">
            <text:p><text:span text:style-name="T2">ATTENTION AUDITIVE</text:span></text:p>
          </table:table-cell>
          <table:table-cell table:style-name="ce294"/>
          <table:table-cell table:style-name="ce294" office:value-type="string" calcext:value-type="string">
            <text:p><text:span text:style-name="T2">GROUPE 1 : 4 ans à 4 ans 9 mois</text:span></text:p>
          </table:table-cell>
          <table:table-cell table:style-name="ce294" office:value-type="string" calcext:value-type="string">
            <text:p><text:span text:style-name="T2">GROUPE 2 : 4 ans 10 mois à 5 ans 8 mois</text:span></text:p>
          </table:table-cell>
          <table:table-cell table:style-name="ce294" office:value-type="string" calcext:value-type="string">
            <text:p><text:span text:style-name="T2">GROUPE 3 : 5 ans 9 mois à 6 ans 6 mois </text:span></text:p>
          </table:table-cell>
          <table:table-cell table:style-name="ce294" office:value-type="string" calcext:value-type="string">
            <text:p><text:span text:style-name="T2">GROUPE 4 : 6 ans 7 mois à 7 ans 5 mois</text:span></text:p>
          </table:table-cell>
          <table:table-cell table:style-name="ce294" office:value-type="string" calcext:value-type="string">
            <text:p><text:span text:style-name="T2">GROUPE 5 : 7 ans 6 mois à 8 ans 5 mois</text:span>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6">
            <text:p>ATT 1 : Qualité de l’épreuve de frappe 1-2</text:p>
          </table:table-cell>
          <table:table-cell table:style-name="ce218" office:value-type="string" calcext:value-type="string">
            <text:p>+ 2 DS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8" calcext:value-type="float">
            <text:p>2,08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11" calcext:value-type="float">
            <text:p>2,11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9" calcext:value-type="float">
            <text:p>1,09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0.05" calcext:value-type="float">
            <text:p>0,05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5">
            <text:p>ATT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6">
            <text:p>ATT 2 : Durée à l’épreuve de frappe 1-2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1" calcext:value-type="float">
            <text:p>3,31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27" calcext:value-type="float">
            <text:p>2,27</text:p>
          </table:table-cell>
          <table:table-cell table:style-name="ce220" office:value-type="float" office:value="2.55" calcext:value-type="float">
            <text:p>2,55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76" calcext:value-type="float">
            <text:p>0,76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32" calcext:value-type="float">
            <text:p>0,32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9" calcext:value-type="float">
            <text:p>1,79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5">
            <text:p>ATT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6">
            <text:p>ATT 3 : Epreuve de frappes 1-2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14" calcext:value-type="float">
            <text:p>5,14</text:p>
          </table:table-cell>
          <table:table-cell table:style-name="ce220" office:value-type="float" office:value="5.88" calcext:value-type="float">
            <text:p>5,88</text:p>
          </table:table-cell>
          <table:table-cell table:style-name="ce220" office:value-type="float" office:value="6.69" calcext:value-type="float">
            <text:p>6,6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3.8" calcext:value-type="float">
            <text:p>3,8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0" office:value-type="float" office:value="5.38" calcext:value-type="float">
            <text:p>5,38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6.05" calcext:value-type="float">
            <text:p>6,05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66" calcext:value-type="float">
            <text:p>4,66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9" calcext:value-type="float">
            <text:p>1,39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76" calcext:value-type="float">
            <text:p>2,76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27" calcext:value-type="float">
            <text:p>3,27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18" office:value-type="string" calcext:value-type="string">
            <text:p>- 2 DS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57"/>
        </table:table-row>
        <table:table-row table:style-name="ro2">
          <table:table-cell table:style-name="ce218" office:value-type="string" calcext:value-type="string" table:number-columns-spanned="1" table:number-rows-spanned="5">
            <text:p>ATT 3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number-columns-repeated="57"/>
        </table:table-row>
        <table:table-row table:style-name="ro2">
          <table:covered-table-cell table:style-name="ce220"/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number-columns-repeated="57"/>
        </table:table-row>
        <table:table-row table:style-name="ro2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2" table:number-rows-repeated="170">
          <table:table-cell table:style-name="ce290" table:number-columns-repeated="7"/>
          <table:table-cell table:number-columns-repeated="57"/>
        </table:table-row>
        <table:table-row table:style-name="ro2" table:number-rows-repeated="104837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Helvetica Neue" svg:font-family="'Helvetica Neue'"/>
    <style:font-face style:name="HelveticaNeue-Bold" svg:font-family="HelveticaNeue-Bold"/>
    <style:font-face style:name="Calibri2" svg:font-family="Calibri" style:font-family-generic="swiss"/>
    <style:font-face style:name="Liberation Sans1" svg:font-family="'Liberation Sans'" style:font-family-generic="swiss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/>
      <number:text>-</number:text>
      <number:month/>
    </number:date-style>
    <number:date-style style:name="N145">
      <number:month/>
      <number:text>-</number:text>
      <number:year/>
    </number:date-style>
    <number:number-style style:name="N2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09P0"/>
    </number:number-style>
    <number:number-style style:name="N2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0P0"/>
    </number:number-style>
    <number:date-style style:name="N2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2" number:language="fr" number:country="FR">
      <number:day number:style="long"/>
      <number:text>-</number:text>
      <number:month number:textual="true"/>
    </number:date-style>
    <number:date-style style:name="N20113" number:language="fr" number:country="FR">
      <number:month number:textual="true"/>
      <number:text>-</number:text>
      <number:year/>
    </number:date-style>
    <number:time-style style:name="N20114" number:language="fr" number:country="FR">
      <number:hours/>
      <number:text>:</number:text>
      <number:minutes number:style="long"/>
      <number:text> </number:text>
      <number:am-pm/>
    </number:time-style>
    <number:time-style style:name="N2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8P0"/>
    </number:number-style>
    <number:number-style style:name="N2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1P2" style:volatile="true" number:language="fr" number:country="FR">
      <loext:text> </loext:text>
      <loext:fill-character> </loext:fill-character>
      <number:text>-    </number:text>
    </number:number-style>
    <number:text-style style:name="N20121" number:language="fr" number:country="FR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22P2" style:volatile="true" number:language="fr" number:country="FR">
      <loext:text> </loext:text>
      <loext:fill-character> </loext:fill-character>
      <number:text>- € </number:text>
    </number:number-style>
    <number:text-style style:name="N20122" number:language="fr" number:country="FR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23" number:language="fr" number:country="FR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24" number:language="fr" number:country="FR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>
      <style:table-cell-properties fo:background-color="transparent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Result_20__28_user_29_" style:display-name="Result (user)" style:family="table-cell" style:hidden="true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TENT" style:family="table-cell" style:parent-style-name="Default">
      <style:table-cell-properties fo:background-color="#e0e0e0"/>
      <style:text-properties style:font-name="Calibri1" fo:font-family="Calibri" style:font-style-name="Normal" style:font-family-generic="swiss" style:font-pitch="variable"/>
    </style:style>
    <style:style style:name="Age" style:family="table-cell" style:parent-style-name="CONTENT">
      <style:table-cell-properties fo:background-color="#999999" style:text-align-source="fix" style:repeat-content="false" style:vertical-align="middle"/>
      <style:paragraph-properties fo:text-align="center"/>
      <style:text-properties fo:font-size="10pt"/>
    </style:style>
    <style:style style:name="cat1" style:family="table-cell" style:parent-style-name="Age">
      <style:table-cell-properties fo:background-color="#fff176"/>
    </style:style>
    <style:style style:name="cat2" style:family="table-cell" style:parent-style-name="Age">
      <style:table-cell-properties fo:background-color="#aed581"/>
    </style:style>
    <style:style style:name="cat3" style:family="table-cell" style:parent-style-name="Age">
      <style:table-cell-properties fo:background-color="#4db6ac" style:diagonal-bl-tr="none" style:diagonal-tl-br="none"/>
    </style:style>
    <style:style style:name="cat4" style:family="table-cell" style:parent-style-name="Age">
      <style:table-cell-properties fo:background-color="#4fc3f7"/>
    </style:style>
    <style:style style:name="cat5" style:family="table-cell" style:parent-style-name="Age">
      <style:table-cell-properties fo:background-color="#7986cb"/>
    </style:style>
    <style:style style:name="BAD" style:family="table-cell" style:parent-style-name="Age">
      <style:table-cell-properties fo:background-color="#e53935"/>
    </style:style>
    <style:style style:name="EcartTyp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ECmoins2" style:family="table-cell" style:parent-style-name="EcartTypes">
      <style:table-cell-properties fo:background-color="#ef9a9a"/>
    </style:style>
    <style:style style:name="ECmoins1" style:family="table-cell" style:parent-style-name="EcartTypes">
      <style:table-cell-properties fo:background-color="#ffcc80"/>
    </style:style>
    <style:style style:name="ECMoy" style:family="table-cell" style:parent-style-name="EcartTypes">
      <style:table-cell-properties fo:background-color="#a5d6a7"/>
    </style:style>
    <style:style style:name="ECplus1" style:family="table-cell" style:parent-style-name="EcartTypes">
      <style:table-cell-properties fo:background-color="#4db6ac"/>
    </style:style>
    <style:style style:name="ECplus2" style:family="table-cell" style:parent-style-name="EcartTypes">
      <style:table-cell-properties fo:background-color="#80cbc4"/>
    </style:style>
    <style:style style:name="ECbad" style:family="table-cell" style:parent-style-name="EcartTypes">
      <style:table-cell-properties fo:background-color="#e57373"/>
    </style:style>
    <style:style style:name="class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classe1" style:family="table-cell" style:parent-style-name="classes">
      <style:table-cell-properties fo:background-color="#ef9a9a"/>
    </style:style>
    <style:style style:name="classe2" style:family="table-cell" style:parent-style-name="classes">
      <style:table-cell-properties fo:background-color="#ffcc80"/>
    </style:style>
    <style:style style:name="classe3" style:family="table-cell" style:parent-style-name="classes">
      <style:table-cell-properties fo:background-color="#a5d6a7"/>
    </style:style>
    <style:style style:name="classe4" style:family="table-cell" style:parent-style-name="classes">
      <style:table-cell-properties fo:background-color="#80deea"/>
    </style:style>
    <style:style style:name="classe5" style:family="table-cell" style:parent-style-name="classes">
      <style:table-cell-properties fo:background-color="#90caf9"/>
    </style:style>
    <style:style style:name="classeBAD" style:family="table-cell" style:parent-style-name="classes">
      <style:table-cell-properties fo:background-color="#e0e0e0"/>
    </style:style>
    <style:style style:name="userInput" style:family="table-cell" style:parent-style-name="CONTENT">
      <style:table-cell-properties fo:background-color="#e3f2fd" style:cell-protect="none" style:print-content="true" style:text-align-source="fix" style:repeat-content="false" style:vertical-align="middle"/>
      <style:paragraph-properties fo:text-align="center"/>
    </style:style>
    <style:style style:name="Headerz" style:family="table-cell" style:parent-style-name="CONTENT">
      <style:table-cell-properties fo:background-color="#e0e0e0"/>
      <style:text-properties fo:font-size="14pt" fo:font-weight="bold"/>
    </style:style>
    <style:style style:name="HeaderzSub" style:family="table-cell" style:parent-style-name="CONTENT">
      <style:table-cell-properties style:diagonal-bl-tr="none" style:diagonal-tl-br="none"/>
      <style:text-properties fo:font-size="12pt" fo:font-weight="bold"/>
    </style:style>
    <style:style style:name="DATA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fo:font-family="Calibri" style:font-style-name="Normal" style:font-family-generic="swiss" style:font-pitch="variabl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4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09:20:48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2T11:28:43.454000000</meta:creation-date>
    <dc:date>2021-01-12T12:06:44.259000000</dc:date>
    <meta:editing-duration>PT3H8M46S</meta:editing-duration>
    <meta:editing-cycles>35</meta:editing-cycles>
    <meta:generator>LibreOffice/6.3.4.2$Windows_X86_64 LibreOffice_project/60da17e045e08f1793c57c00ba83cdfce946d0aa</meta:generator>
    <meta:document-statistic meta:table-count="19" meta:cell-count="12474" meta:object-count="0"/>
  </office:meta>
</office:document-meta>
</file>